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484848"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a5a5a5" draw:opacity="2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gr3" style:family="graphic" style:parent-style-name="standard" style:list-style-name="L3">
      <style:graphic-properties draw:stroke="none" svg:stroke-width="0cm" draw:fill="solid" draw:fill-color="#a5a5a5" draw:opacity="5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3" loext:color-type="theme"/>
      </style:graphic-properties>
      <style:paragraph-properties style:writing-mode="lr-tb"/>
    </style:style>
    <style:style style:name="gr4" style:family="graphic" style:parent-style-name="standard">
      <style:graphic-properties draw:stroke="none" svg:stroke-width="0cm" draw:fill="solid" draw:fill-color="#4abde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5" loext:color-type="theme"/>
      </style:graphic-properties>
    </style:style>
    <style:style style:name="gr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6" style:family="graphic" style:parent-style-name="standard">
      <style:graphic-properties draw:stroke="none" svg:stroke-width="0cm" draw:fill="solid" draw:fill-color="#fe6d4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7" style:family="graphic" style:parent-style-name="standard">
      <style:graphic-properties draw:stroke="none" svg:stroke-width="0cm" draw:fill="solid" draw:fill-color="#eeba4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8" style:family="graphic" style:parent-style-name="standard">
      <style:graphic-properties draw:stroke="none" svg:stroke-width="0cm" draw:fill="solid" draw:fill-color="#90c14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style:graphic-properties>
      <style:paragraph-properties style:writing-mode="lr-tb"/>
    </style:style>
    <style:style style:name="gr9" style:family="graphic" style:parent-style-name="standard" style:list-style-name="L3">
      <style:graphic-properties draw:stroke="none" svg:stroke-width="0cm" draw:fill="solid" draw:fill-color="#90c14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10" style:family="graphic" style:parent-style-name="standard" style:list-style-name="L3">
      <style:graphic-properties draw:stroke="none" svg:stroke-width="0cm" draw:fill="solid" draw:fill-color="#90c149" draw:textarea-horizontal-align="justify" draw:textarea-vertical-align="middle" draw:auto-grow-height="false" draw:fit-to-size="false" style:shrink-to-fit="false" fo:min-height="1.633cm" fo:min-width="3.505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11" style:family="graphic" style:parent-style-name="standard" style:list-style-name="L3">
      <style:graphic-properties draw:stroke="none" svg:stroke-width="0cm" draw:fill="solid" draw:fill-color="#90c149" draw:textarea-horizontal-align="justify" draw:textarea-vertical-align="middle" draw:auto-grow-height="false" draw:fit-to-size="false" style:shrink-to-fit="false" fo:min-height="1.633cm" fo:min-width="3.208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12" style:family="graphic" style:parent-style-name="standard" style:list-style-name="L3">
      <style:graphic-properties draw:stroke="none" svg:stroke-width="0cm" draw:fill="solid" draw:fill-color="#90c149" draw:textarea-horizontal-align="justify" draw:textarea-vertical-align="middle" draw:auto-grow-height="false" draw:fit-to-size="false" style:shrink-to-fit="false" fo:min-height="1.633cm" fo:min-width="3.505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13" style:family="graphic" style:parent-style-name="standard" style:list-style-name="L3">
      <style:graphic-properties draw:stroke="none" svg:stroke-width="0cm" draw:fill="solid" draw:fill-color="#fe6d4b"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2" loext:color-type="theme"/>
      </style:graphic-properties>
      <style:paragraph-properties style:writing-mode="lr-tb"/>
    </style:style>
    <style:style style:name="gr14" style:family="graphic" style:parent-style-name="standard" style:list-style-name="L3">
      <style:graphic-properties draw:stroke="none" svg:stroke-width="0cm" draw:fill="solid" draw:fill-color="#fe6d4b" draw:textarea-horizontal-align="justify" draw:textarea-vertical-align="middle" draw:auto-grow-height="false" draw:fit-to-size="false" style:shrink-to-fit="false" fo:min-height="1.666cm" fo:min-width="2.963cm" fo:padding-top="0.125cm" fo:padding-bottom="0.125cm" fo:padding-left="0.25cm" fo:padding-right="0.25cm" fo:wrap-option="wrap" style:writing-mode="lr-tb" loext:decorative="false">
        <loext:fill-complex-color loext:theme-type="accent2" loext:color-type="theme"/>
      </style:graphic-properties>
      <style:paragraph-properties style:writing-mode="lr-tb"/>
    </style:style>
    <style:style style:name="gr15" style:family="graphic" style:parent-style-name="standard" style:list-style-name="L3">
      <style:graphic-properties draw:stroke="none" svg:stroke-width="0cm" draw:fill="solid" draw:fill-color="#fe6d4b" draw:textarea-horizontal-align="justify" draw:textarea-vertical-align="middle" draw:auto-grow-height="false" draw:fit-to-size="false" style:shrink-to-fit="false" fo:min-height="1.956cm" fo:min-width="2.963cm" fo:padding-top="0.125cm" fo:padding-bottom="0.125cm" fo:padding-left="0.25cm" fo:padding-right="0.25cm" fo:wrap-option="wrap" style:writing-mode="lr-tb" loext:decorative="false">
        <loext:fill-complex-color loext:theme-type="accent2" loext:color-type="theme"/>
      </style:graphic-properties>
      <style:paragraph-properties style:writing-mode="lr-tb"/>
    </style:style>
    <style:style style:name="gr16" style:family="graphic" style:parent-style-name="standard" style:list-style-name="L3">
      <style:graphic-properties draw:stroke="none" svg:stroke-width="0cm" draw:fill="solid" draw:fill-color="#eeba4a" draw:textarea-horizontal-align="justify" draw:textarea-vertical-align="middle" draw:auto-grow-height="false" draw:fit-to-size="false" style:shrink-to-fit="false" fo:min-height="2.598cm" fo:min-width="3.014cm" fo:padding-top="0.125cm" fo:padding-bottom="0.125cm" fo:padding-left="0.25cm" fo:padding-right="0.25cm" fo:wrap-option="wrap" style:writing-mode="lr-tb" loext:decorative="false">
        <loext:fill-complex-color loext:theme-type="accent4" loext:color-type="theme"/>
      </style:graphic-properties>
      <style:paragraph-properties style:writing-mode="lr-tb"/>
    </style:style>
    <style:style style:name="gr17" style:family="graphic" style:parent-style-name="standard" style:list-style-name="L3">
      <style:graphic-properties draw:stroke="none" svg:stroke-width="0cm" draw:fill="solid" draw:fill-color="#eeba4a" draw:textarea-horizontal-align="justify" draw:textarea-vertical-align="middle" draw:auto-grow-height="false" draw:fit-to-size="false" style:shrink-to-fit="false" fo:min-height="1.633cm" fo:min-width="3.612cm" fo:padding-top="0.125cm" fo:padding-bottom="0.125cm" fo:padding-left="0.25cm" fo:padding-right="0.25cm" fo:wrap-option="wrap" style:writing-mode="lr-tb" loext:decorative="false">
        <loext:fill-complex-color loext:theme-type="accent4" loext:color-type="theme"/>
      </style:graphic-properties>
      <style:paragraph-properties style:writing-mode="lr-tb"/>
    </style:style>
    <style:style style:name="gr18" style:family="graphic" style:parent-style-name="standard" style:list-style-name="L3">
      <style:graphic-properties draw:stroke="none" svg:stroke-width="0cm" draw:fill="solid" draw:fill-color="#eeba4a" draw:textarea-horizontal-align="justify" draw:textarea-vertical-align="middle" draw:auto-grow-height="false" draw:fit-to-size="false" style:shrink-to-fit="false" fo:min-height="1.633cm" fo:min-width="5.868cm" fo:padding-top="0.125cm" fo:padding-bottom="0.125cm" fo:padding-left="0.25cm" fo:padding-right="0.25cm" fo:wrap-option="wrap" style:writing-mode="lr-tb" loext:decorative="false">
        <loext:fill-complex-color loext:theme-type="accent4" loext:color-type="theme"/>
      </style:graphic-properties>
      <style:paragraph-properties style:writing-mode="lr-tb"/>
    </style:style>
    <style:style style:name="gr19" style:family="graphic" style:parent-style-name="standard" style:list-style-name="L3">
      <style:graphic-properties draw:stroke="none" svg:stroke-width="0cm" draw:fill="solid" draw:fill-color="#4abdec" draw:textarea-horizontal-align="justify" draw:textarea-vertical-align="middle" draw:auto-grow-height="false" draw:fit-to-size="false" style:shrink-to-fit="false" fo:min-height="2.598cm" fo:min-width="2.581cm" fo:padding-top="0.125cm" fo:padding-bottom="0.125cm" fo:padding-left="0.25cm" fo:padding-right="0.25cm" fo:wrap-option="wrap" style:writing-mode="lr-tb" loext:decorative="false">
        <loext:fill-complex-color loext:theme-type="accent5" loext:color-type="theme"/>
      </style:graphic-properties>
      <style:paragraph-properties style:writing-mode="lr-tb"/>
    </style:style>
    <style:style style:name="gr20" style:family="graphic" style:parent-style-name="standard" style:list-style-name="L3">
      <style:graphic-properties draw:stroke="none" svg:stroke-width="0cm" draw:fill="solid" draw:fill-color="#4abdec" draw:textarea-horizontal-align="justify" draw:textarea-vertical-align="middle" draw:auto-grow-height="false" draw:fit-to-size="false" style:shrink-to-fit="false" fo:min-height="1.633cm" fo:min-width="3.726cm" fo:padding-top="0.125cm" fo:padding-bottom="0.125cm" fo:padding-left="0.25cm" fo:padding-right="0.25cm" fo:wrap-option="wrap" style:writing-mode="lr-tb" loext:decorative="false">
        <loext:fill-complex-color loext:theme-type="accent5" loext:color-type="theme"/>
      </style:graphic-properties>
      <style:paragraph-properties style:writing-mode="lr-tb"/>
    </style:style>
    <style:style style:name="gr21" style:family="graphic" style:parent-style-name="standard" style:list-style-name="L3">
      <style:graphic-properties draw:stroke="none" svg:stroke-width="0cm" draw:fill="solid" draw:fill-color="#4abdec" draw:textarea-horizontal-align="justify" draw:textarea-vertical-align="middle" draw:auto-grow-height="false" draw:fit-to-size="false" style:shrink-to-fit="false" fo:min-height="1.633cm" fo:min-width="3.815cm" fo:padding-top="0.125cm" fo:padding-bottom="0.125cm" fo:padding-left="0.25cm" fo:padding-right="0.25cm" fo:wrap-option="wrap" style:writing-mode="lr-tb" loext:decorative="false">
        <loext:fill-complex-color loext:theme-type="accent5" loext:color-type="theme"/>
      </style:graphic-properties>
      <style:paragraph-properties style:writing-mode="lr-tb"/>
    </style:style>
    <style:style style:name="gr22" style:family="graphic" style:parent-style-name="standard" style:list-style-name="L3">
      <style:graphic-properties draw:stroke="none" svg:stroke-width="0cm" draw:fill="solid" draw:fill-color="#ff4000" draw:textarea-horizontal-align="justify" draw:textarea-vertical-align="middle" draw:auto-grow-height="false" draw:fit-to-size="false" style:shrink-to-fit="false" fo:min-height="2.598cm" fo:min-width="3.501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3">
      <style:graphic-properties draw:stroke="none" svg:stroke-width="0cm" draw:fill="solid" draw:fill-color="#ff4000" draw:textarea-horizontal-align="justify" draw:textarea-vertical-align="middle" draw:auto-grow-height="false" draw:fit-to-size="false" style:shrink-to-fit="false" fo:min-height="1.633cm" fo:min-width="5.368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none" svg:stroke-width="0.026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5" style:family="graphic" style:parent-style-name="standard">
      <style:graphic-properties draw:stroke="none" svg:stroke-width="0.026cm" draw:stroke-linejoin="miter" svg:stroke-linecap="butt" draw:fill="none" loext:fill-use-slide-background="false" draw:textarea-horizontal-align="justify" draw:textarea-vertical-align="middle" draw:auto-grow-height="false" draw:fit-to-size="false" style:shrink-to-fit="false" fo:min-height="1.28cm" fo:min-width="1.093cm" fo:padding-top="0.125cm" fo:padding-bottom="0.125cm" fo:padding-left="0.25cm" fo:padding-right="0.25cm" fo:wrap-option="wrap" loext:decorative="false"/>
    </style:style>
    <style:style style:name="gr26" style:family="graphic" style:parent-style-name="standard">
      <style:graphic-properties draw:stroke="none" svg:stroke-width="0cm" svg:stroke-color="#ff0000" draw:fill="solid" draw:fill-color="#ff4000" draw:textarea-horizontal-align="justify" draw:textarea-vertical-align="middle" draw:auto-grow-height="false" draw:fit-to-size="false" style:shrink-to-fit="false" fo:min-height="3.033cm" fo:min-width="2.783cm" fo:padding-top="0.125cm" fo:padding-bottom="0.125cm" fo:padding-left="0.25cm" fo:padding-right="0.25cm" fo:wrap-option="wrap" loext:decorative="false"/>
    </style:style>
    <style:style style:name="gr2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656cm" fo:min-width="0.406cm" fo:padding-top="0.125cm" fo:padding-bottom="0.125cm" fo:padding-left="0.25cm" fo:padding-right="0.25cm" fo:wrap-option="wrap" loext:decorative="false">
        <loext:fill-complex-color loext:theme-type="light1" loext:color-type="theme"/>
      </style:graphic-properties>
    </style:style>
    <style:style style:name="gr2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light1" loext:color-type="theme"/>
      </style:graphic-properties>
    </style:style>
    <style:style style:name="gr2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655cm" fo:min-width="0.406cm" fo:padding-top="0.125cm" fo:padding-bottom="0.125cm" fo:padding-left="0.25cm" fo:padding-right="0.25cm" fo:wrap-option="wrap" loext:decorative="false">
        <loext:fill-complex-color loext:theme-type="light1" loext:color-type="theme"/>
      </style:graphic-properties>
    </style:style>
    <style:style style:name="gr30" style:family="graphic" style:parent-style-name="standard">
      <style:graphic-properties draw:stroke="none" svg:stroke-width="0.026cm" draw:stroke-linejoin="miter" svg:stroke-linecap="butt" draw:fill="none" loext:fill-use-slide-background="false" draw:textarea-horizontal-align="justify" draw:textarea-vertical-align="middle" draw:auto-grow-height="false" draw:fit-to-size="false" style:shrink-to-fit="false" fo:min-height="1.28cm" fo:min-width="1.854cm" fo:padding-top="0.125cm" fo:padding-bottom="0.125cm" fo:padding-left="0.25cm" fo:padding-right="0.25cm" fo:wrap-option="wrap" loext:decorative="false"/>
    </style:style>
    <style:style style:name="gr31" style:family="graphic" style:parent-style-name="standard">
      <style:graphic-properties draw:stroke="solid" svg:stroke-width="0.053cm" svg:stroke-color="#a5a5a5"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3" loext:color-type="theme"/>
      </style:graphic-properties>
    </style:style>
    <style:style style:name="gr32" style:family="graphic">
      <style:graphic-properties style:protect="size" loext:decorative="false"/>
    </style:style>
    <style:style style:name="pr1"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and_20_Content-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size="44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loext:graphic-properties draw:fill="solid" draw:fill-color="#a5a5a5" draw:opacity="25%"/>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7" style:family="paragraph">
      <loext:graphic-properties draw:fill="solid" draw:fill-color="#a5a5a5" draw:opacity="5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9" style:family="paragraph">
      <loext:graphic-properties draw:fill="solid" draw:fill-color="#4abde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0"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1" style:family="paragraph">
      <loext:graphic-properties draw:fill="solid" draw:fill-color="#fe6d4b"/>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solid" draw:fill-color="#eeba4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 style:family="paragraph">
      <style:paragraph-properties fo:text-align="star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4" style:family="paragraph">
      <loext:graphic-properties draw:fill="solid" draw:fill-color="#90c14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5" style:family="paragraph">
      <loext:graphic-properties draw:fill="solid" draw:fill-color="#90c149"/>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solid" draw:fill-color="#fe6d4b"/>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style:font-name="Calibri1" fo:font-size="18pt" fo:hyphenate="false"/>
    </style:style>
    <style:style style:name="P18" style:family="paragraph">
      <loext:graphic-properties draw:fill="solid" draw:fill-color="#fe6d4b"/>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style:font-name="Calibri1" fo:font-size="18pt" fo:hyphenate="false"/>
    </style:style>
    <style:style style:name="P19" style:family="paragraph">
      <loext:graphic-properties draw:fill="solid" draw:fill-color="#eeba4a"/>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0" style:family="paragraph">
      <loext:graphic-properties draw:fill="solid" draw:fill-color="#4abdec"/>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1" style:family="paragraph">
      <loext:graphic-properties draw:fill="solid" draw:fill-color="#ff4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loext:graphic-properties draw:fill="solid" draw:fill-color="#ff400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4" style:family="paragraph">
      <loext:graphic-properties draw:fill="none"/>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919191" loext:opacity="100%" style:text-outline="false" style:text-line-through-style="none" style:text-line-through-type="none" style:text-position="0% 100%" style:font-name="Calibri Light"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 style:family="text">
      <style:text-properties fo:font-variant="normal" fo:text-transform="none" fo:color="#f2f2f2"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loext:transformation loext:type="lummod" loext:value="9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Bubble Mind Map Infographic (2)" draw:style-name="dp1" draw:master-page-name="Title_20_and_20_Content" presentation:presentation-page-layout-name="AL1T11">
        <draw:frame draw:name="Title 1" presentation:style-name="pr1" draw:text-style-name="P2" draw:layer="layout" svg:width="29.209cm" svg:height="2.654cm" svg:x="1.961cm" svg:y="0cm" presentation:class="title" presentation:user-transformed="true">
          <draw:text-box>
            <text:p text:style-name="P1"><text:span text:style-name="T1">Mind Map Site BlackJack Albin Herbelin</text:span></text:p>
          </draw:text-box>
        </draw:frame>
        <draw:frame draw:name="Footer Placeholder 3" presentation:style-name="pr2" draw:text-style-name="P4" draw:layer="layout" svg:width="11.429cm" svg:height="1.013cm" svg:x="10.851cm" svg:y="17.516cm" presentation:class="footer" presentation:user-transformed="true">
          <draw:text-box>
            <text:p text:style-name="P3"><text:span text:style-name="T2">Designed by PoweredTemplate</text:span></text:p>
          </draw:text-box>
        </draw:frame>
        <draw:g draw:name="Group 216" draw:style-name="gr1">
          <draw:g draw:name="Graphic 3" draw:style-name="gr1" xml:id="id19" draw:id="id19">
            <draw:g draw:name="Graphic 3" draw:style-name="gr1">
              <draw:custom-shape draw:name="Freeform: Shape 280" draw:style-name="gr2" draw:text-style-name="P5" draw:layer="layout" svg:width="7.241cm" svg:height="8.689cm" svg:x="12.645cm" svg:y="7.579cm">
                <text:p/>
                <draw:enhanced-geometry draw:mirror-horizontal="false" draw:mirror-vertical="false" svg:viewBox="0 0 0 0" draw:glue-points="?f0 ?f1 ?f2 ?f3 ?f4 ?f5 ?f6 ?f7 ?f8 ?f9 ?f10 ?f11 ?f12 ?f13 ?f14 ?f15 ?f16 ?f17 ?f18 ?f19 ?f20 ?f21 ?f22 ?f23 ?f24 ?f25 ?f26 ?f27 ?f28 ?f29 ?f30 ?f31 ?f32 ?f33 ?f34 ?f35 ?f36 ?f37 ?f38 ?f39 ?f40 ?f41" drawooo:sub-view-size="2657319 3188588" draw:text-areas="0 0 ?f42 ?f43" draw:type="ooxml-non-primitive" draw:enhanced-path="M 2201834 1961102 C 2252507 1916049 2345661 1794986 2432434 1661827 2510825 1564767 2571689 1453991 2610171 1333786 2620934 1305020 2628173 1279303 2630935 1257967 2648080 1185005 2657320 1109091 2657320 1031177 2657320 461677 2175830 0 1581851 0 1399353 0 1227521 43720 1077026 120587 642401 275368 479618 554831 417801 657892 341887 784384 379797 1050131 367224 1151382 354555 1252633 -12348 1581626 321 1632204 12989 1682782 190154 1784032 190154 1822037 190154 1860042 190154 1910620 126908 1999202 63662 2087785 202822 2125695 202822 2125695 202822 2125695 126908 2188940 126908 2226945 126908 2264950 240827 2290191 228158 2328196 215490 2366201 101666 2530602 177581 2619185 253495 2707767 658403 2682431 658403 2682431 658403 2682431 835568 2644426 1000065 3188589 L 2353948 3036761 C 2353948 3036761 2126206 2568607 2100869 2454688 2075246 2340674 2087915 2062353 2201834 1961102 Z N">
                  <draw:equation draw:name="f0" draw:formula="2201834*logwidth/2657319"/>
                  <draw:equation draw:name="f1" draw:formula="1961102*logheight/3188588"/>
                  <draw:equation draw:name="f2" draw:formula="2432434*logwidth/2657319"/>
                  <draw:equation draw:name="f3" draw:formula="1661827*logheight/3188588"/>
                  <draw:equation draw:name="f4" draw:formula="2610171*logwidth/2657319"/>
                  <draw:equation draw:name="f5" draw:formula="1333786*logheight/3188588"/>
                  <draw:equation draw:name="f6" draw:formula="2630935*logwidth/2657319"/>
                  <draw:equation draw:name="f7" draw:formula="1257967*logheight/3188588"/>
                  <draw:equation draw:name="f8" draw:formula="2657320*logwidth/2657319"/>
                  <draw:equation draw:name="f9" draw:formula="1031177*logheight/3188588"/>
                  <draw:equation draw:name="f10" draw:formula="1581851*logwidth/2657319"/>
                  <draw:equation draw:name="f11" draw:formula="0*logheight/3188588"/>
                  <draw:equation draw:name="f12" draw:formula="1077026*logwidth/2657319"/>
                  <draw:equation draw:name="f13" draw:formula="120587*logheight/3188588"/>
                  <draw:equation draw:name="f14" draw:formula="417801*logwidth/2657319"/>
                  <draw:equation draw:name="f15" draw:formula="657892*logheight/3188588"/>
                  <draw:equation draw:name="f16" draw:formula="367224*logwidth/2657319"/>
                  <draw:equation draw:name="f17" draw:formula="1151382*logheight/3188588"/>
                  <draw:equation draw:name="f18" draw:formula="321*logwidth/2657319"/>
                  <draw:equation draw:name="f19" draw:formula="1632204*logheight/3188588"/>
                  <draw:equation draw:name="f20" draw:formula="190154*logwidth/2657319"/>
                  <draw:equation draw:name="f21" draw:formula="1822037*logheight/3188588"/>
                  <draw:equation draw:name="f22" draw:formula="126908*logwidth/2657319"/>
                  <draw:equation draw:name="f23" draw:formula="1999202*logheight/3188588"/>
                  <draw:equation draw:name="f24" draw:formula="202822*logwidth/2657319"/>
                  <draw:equation draw:name="f25" draw:formula="2125695*logheight/3188588"/>
                  <draw:equation draw:name="f26" draw:formula="126908*logwidth/2657319"/>
                  <draw:equation draw:name="f27" draw:formula="2226945*logheight/3188588"/>
                  <draw:equation draw:name="f28" draw:formula="228158*logwidth/2657319"/>
                  <draw:equation draw:name="f29" draw:formula="2328196*logheight/3188588"/>
                  <draw:equation draw:name="f30" draw:formula="177581*logwidth/2657319"/>
                  <draw:equation draw:name="f31" draw:formula="2619185*logheight/3188588"/>
                  <draw:equation draw:name="f32" draw:formula="658403*logwidth/2657319"/>
                  <draw:equation draw:name="f33" draw:formula="2682431*logheight/3188588"/>
                  <draw:equation draw:name="f34" draw:formula="1000065*logwidth/2657319"/>
                  <draw:equation draw:name="f35" draw:formula="3188589*logheight/3188588"/>
                  <draw:equation draw:name="f36" draw:formula="2353948*logwidth/2657319"/>
                  <draw:equation draw:name="f37" draw:formula="3036761*logheight/3188588"/>
                  <draw:equation draw:name="f38" draw:formula="2100869*logwidth/2657319"/>
                  <draw:equation draw:name="f39" draw:formula="2454688*logheight/3188588"/>
                  <draw:equation draw:name="f40" draw:formula="2201834*logwidth/2657319"/>
                  <draw:equation draw:name="f41" draw:formula="1961102*logheight/3188588"/>
                  <draw:equation draw:name="f42" draw:formula="logwidth"/>
                  <draw:equation draw:name="f43" draw:formula="logheight"/>
                </draw:enhanced-geometry>
              </draw:custom-shape>
              <draw:custom-shape draw:name="Freeform: Shape 281" draw:style-name="gr3" draw:text-style-name="P7" xml:id="id1" draw:id="id1" draw:layer="layout" svg:width="4.689cm" svg:height="4.689cm" svg:x="14.542cm" svg:y="7.992cm">
                <text:p text:style-name="P6"><text:span text:style-name="T3">Site BlackJack</text:span></text:p>
                <draw:enhanced-geometry draw:mirror-horizontal="false" draw:mirror-vertical="false" svg:viewBox="0 0 0 0" draw:glue-points="?f0 ?f1 ?f2 ?f3 ?f4 ?f5 ?f6 ?f7 ?f8 ?f9" drawooo:sub-view-size="1720786 1720786" draw:text-areas="0 0 ?f10 ?f11" draw:type="ooxml-non-primitive" draw:enhanced-path="M 1720786 860393 C 1720786 1335575 1335575 1720787 860393 1720787 385211 1720787 0 1335575 0 860393 0 385211 385211 0 860393 0 1335575 0 1720786 385211 1720786 860393 Z N">
                  <draw:equation draw:name="f0" draw:formula="1720786*logwidth/1720786"/>
                  <draw:equation draw:name="f1" draw:formula="860393*logheight/1720786"/>
                  <draw:equation draw:name="f2" draw:formula="860393*logwidth/1720786"/>
                  <draw:equation draw:name="f3" draw:formula="1720787*logheight/1720786"/>
                  <draw:equation draw:name="f4" draw:formula="0*logwidth/1720786"/>
                  <draw:equation draw:name="f5" draw:formula="860393*logheight/1720786"/>
                  <draw:equation draw:name="f6" draw:formula="860393*logwidth/1720786"/>
                  <draw:equation draw:name="f7" draw:formula="0*logheight/1720786"/>
                  <draw:equation draw:name="f8" draw:formula="1720786*logwidth/1720786"/>
                  <draw:equation draw:name="f9" draw:formula="860393*logheight/1720786"/>
                  <draw:equation draw:name="f10" draw:formula="logwidth"/>
                  <draw:equation draw:name="f11" draw:formula="logheight"/>
                </draw:enhanced-geometry>
              </draw:custom-shape>
            </draw:g>
            <draw:g draw:name="Graphic 3" draw:style-name="gr1">
              <draw:custom-shape draw:name="Freeform: Shape 274" draw:style-name="gr4" draw:text-style-name="P9" xml:id="id8" draw:id="id8" draw:layer="layout" svg:width="3.282cm" svg:height="3.282cm" svg:x="20.133cm" svg:y="12.509cm">
                <text:p text:style-name="P8"><text:span text:style-name="T4"/></text:p>
                <draw:enhanced-geometry draw:mirror-horizontal="false" draw:mirror-vertical="false" svg:viewBox="0 0 0 0" draw:glue-points="?f0 ?f1 ?f2 ?f3 ?f4 ?f5 ?f6 ?f7 ?f8 ?f9" drawooo:sub-view-size="1204531 1204531" draw:text-areas="0 0 ?f10 ?f11" draw:type="ooxml-non-primitive" draw:enhanced-path="M 1204532 602266 C 1204532 934888 934888 1204531 602266 1204531 269644 1204531 1 934888 1 602266 1 269643 269644 0 602266 0 934888 0 1204532 269643 1204532 602266 Z N">
                  <draw:equation draw:name="f0" draw:formula="1204532*logwidth/1204531"/>
                  <draw:equation draw:name="f1" draw:formula="602266*logheight/1204531"/>
                  <draw:equation draw:name="f2" draw:formula="602266*logwidth/1204531"/>
                  <draw:equation draw:name="f3" draw:formula="1204531*logheight/1204531"/>
                  <draw:equation draw:name="f4" draw:formula="1*logwidth/1204531"/>
                  <draw:equation draw:name="f5" draw:formula="602266*logheight/1204531"/>
                  <draw:equation draw:name="f6" draw:formula="602266*logwidth/1204531"/>
                  <draw:equation draw:name="f7" draw:formula="0*logheight/1204531"/>
                  <draw:equation draw:name="f8" draw:formula="1204532*logwidth/1204531"/>
                  <draw:equation draw:name="f9" draw:formula="602266*logheight/1204531"/>
                  <draw:equation draw:name="f10" draw:formula="logwidth"/>
                  <draw:equation draw:name="f11" draw:formula="logheight"/>
                </draw:enhanced-geometry>
              </draw:custom-shape>
              <draw:g draw:name="Graphic 3" draw:style-name="gr1">
                <draw:custom-shape draw:name="Freeform: Shape 276" draw:style-name="gr5" draw:text-style-name="P10" draw:layer="layout" svg:width="0.905cm" svg:height="0.905cm" svg:x="21.717cm" svg:y="13.97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drawooo:sub-view-size="332367 332336" draw:text-areas="0 0 ?f216 ?f217" draw:type="ooxml-non-primitive" draw:enhanced-path="M 23462 100975 C 20509 100403 17366 101070 14794 102784 12222 104499 10508 107166 9936 110119 L 221 160982 C -1018 167269 3079 173269 9365 174413 L 28986 178127 C 29939 188890 32130 199463 35559 209750 L 18985 220990 C 16413 222704 14699 225371 14127 228324 13556 231372 14223 234420 15937 236992 L 45084 279854 C 46798 282331 49465 284140 52418 284712 55371 285283 58514 284617 61086 282902 L 77659 271663 C 85946 278616 94995 284617 104615 289379 L 100900 309001 C 99662 315192 103757 321288 110044 322431 L 160907 332147 C 161670 332242 162336 332337 163099 332337 168528 332337 173385 328527 174433 323002 L 178148 303381 C 188911 302428 199484 300238 209771 296809 L 221010 313382 C 222725 315954 225392 317668 228345 318240 231297 318811 234441 318145 237013 316430 L 279875 287284 C 285114 283664 286542 276521 282923 271282 L 271683 254708 C 278637 246422 284638 237373 289400 227752 L 309022 231467 C 315213 232610 321309 228514 322452 222323 L 332167 171460 C 332739 168507 332072 165364 330358 162792 328643 160220 325976 158506 323023 157934 L 303402 154219 C 302449 143456 300258 132883 296829 122597 L 313403 111357 C 318641 107738 320070 100594 316451 95355 L 287304 52492 C 285590 49921 282923 48206 279970 47635 277017 47063 273874 47730 271302 49444 L 254729 60684 C 246442 53731 237394 47730 227773 42967 L 231488 23346 C 232631 17059 228535 11059 222344 9916 L 171481 200 C 168528 -371 165385 296 162813 2010 160241 3724 158526 6391 157955 9344 L 154240 28966 C 143477 29918 132904 32109 122617 35538 L 111378 18964 C 109664 16393 106996 14678 104044 14107 100995 13535 97947 14202 95376 15916 L 52514 45063 C 50037 46777 48227 49444 47656 52397 47084 55350 47751 58493 49465 61065 L 60705 77639 C 53751 85925 47751 94974 42989 104594 L 23462 100975 Z M 60514 122120 C 65944 108976 73849 97069 83755 86782 87565 82877 88042 76781 84994 72305 L 75182 57826 98995 41634 108901 56112 C 111949 60589 117760 62398 122807 60303 136047 54874 150049 51921 164242 51730 169671 51635 174338 47730 175386 42396 L 178624 25251 206913 30680 203675 47921 C 202627 53255 205485 58589 210533 60684 223677 66113 235584 74019 245871 83925 249776 87735 255872 88211 260349 85163 L 274827 75352 291019 99165 276541 109071 C 272065 112119 270255 117929 272350 122977 277779 136217 280732 150219 280923 164411 281018 169840 284923 174508 290257 175556 L 307497 178794 302068 207083 284828 203845 C 279494 202797 274160 205655 272065 210703 266635 223847 258729 235753 248824 246040 245013 249946 244537 256042 247585 260518 L 257396 274997 233583 291189 223677 276711 C 220629 272234 214819 270424 209771 272520 196531 277949 182529 280902 168337 281188 162908 281283 158241 285188 157193 290522 L 153954 307763 125665 302333 128904 285093 C 129951 279759 127094 274425 122046 272330 108901 266900 96995 258994 86708 249089 82803 245278 76707 244802 72230 247850 L 57752 257756 41560 233944 56038 224133 C 60514 221085 62324 215275 60229 210226 54799 196987 51847 182985 51561 168793 51465 163364 47560 158696 42226 157648 L 24986 154410 30415 126121 47656 129359 C 53085 130121 58419 127168 60514 122120 Z N">
                    <draw:equation draw:name="f0" draw:formula="23462*logwidth/332367"/>
                    <draw:equation draw:name="f1" draw:formula="100975*logheight/332336"/>
                    <draw:equation draw:name="f2" draw:formula="14794*logwidth/332367"/>
                    <draw:equation draw:name="f3" draw:formula="102784*logheight/332336"/>
                    <draw:equation draw:name="f4" draw:formula="9936*logwidth/332367"/>
                    <draw:equation draw:name="f5" draw:formula="110119*logheight/332336"/>
                    <draw:equation draw:name="f6" draw:formula="221*logwidth/332367"/>
                    <draw:equation draw:name="f7" draw:formula="160982*logheight/332336"/>
                    <draw:equation draw:name="f8" draw:formula="9365*logwidth/332367"/>
                    <draw:equation draw:name="f9" draw:formula="174413*logheight/332336"/>
                    <draw:equation draw:name="f10" draw:formula="28986*logwidth/332367"/>
                    <draw:equation draw:name="f11" draw:formula="178127*logheight/332336"/>
                    <draw:equation draw:name="f12" draw:formula="35559*logwidth/332367"/>
                    <draw:equation draw:name="f13" draw:formula="209750*logheight/332336"/>
                    <draw:equation draw:name="f14" draw:formula="18985*logwidth/332367"/>
                    <draw:equation draw:name="f15" draw:formula="220990*logheight/332336"/>
                    <draw:equation draw:name="f16" draw:formula="14127*logwidth/332367"/>
                    <draw:equation draw:name="f17" draw:formula="228324*logheight/332336"/>
                    <draw:equation draw:name="f18" draw:formula="15937*logwidth/332367"/>
                    <draw:equation draw:name="f19" draw:formula="236992*logheight/332336"/>
                    <draw:equation draw:name="f20" draw:formula="45084*logwidth/332367"/>
                    <draw:equation draw:name="f21" draw:formula="279854*logheight/332336"/>
                    <draw:equation draw:name="f22" draw:formula="52418*logwidth/332367"/>
                    <draw:equation draw:name="f23" draw:formula="284712*logheight/332336"/>
                    <draw:equation draw:name="f24" draw:formula="61086*logwidth/332367"/>
                    <draw:equation draw:name="f25" draw:formula="282902*logheight/332336"/>
                    <draw:equation draw:name="f26" draw:formula="77659*logwidth/332367"/>
                    <draw:equation draw:name="f27" draw:formula="271663*logheight/332336"/>
                    <draw:equation draw:name="f28" draw:formula="104615*logwidth/332367"/>
                    <draw:equation draw:name="f29" draw:formula="289379*logheight/332336"/>
                    <draw:equation draw:name="f30" draw:formula="100900*logwidth/332367"/>
                    <draw:equation draw:name="f31" draw:formula="309001*logheight/332336"/>
                    <draw:equation draw:name="f32" draw:formula="110044*logwidth/332367"/>
                    <draw:equation draw:name="f33" draw:formula="322431*logheight/332336"/>
                    <draw:equation draw:name="f34" draw:formula="160907*logwidth/332367"/>
                    <draw:equation draw:name="f35" draw:formula="332147*logheight/332336"/>
                    <draw:equation draw:name="f36" draw:formula="163099*logwidth/332367"/>
                    <draw:equation draw:name="f37" draw:formula="332337*logheight/332336"/>
                    <draw:equation draw:name="f38" draw:formula="174433*logwidth/332367"/>
                    <draw:equation draw:name="f39" draw:formula="323002*logheight/332336"/>
                    <draw:equation draw:name="f40" draw:formula="178148*logwidth/332367"/>
                    <draw:equation draw:name="f41" draw:formula="303381*logheight/332336"/>
                    <draw:equation draw:name="f42" draw:formula="209771*logwidth/332367"/>
                    <draw:equation draw:name="f43" draw:formula="296809*logheight/332336"/>
                    <draw:equation draw:name="f44" draw:formula="221010*logwidth/332367"/>
                    <draw:equation draw:name="f45" draw:formula="313382*logheight/332336"/>
                    <draw:equation draw:name="f46" draw:formula="228345*logwidth/332367"/>
                    <draw:equation draw:name="f47" draw:formula="318240*logheight/332336"/>
                    <draw:equation draw:name="f48" draw:formula="237013*logwidth/332367"/>
                    <draw:equation draw:name="f49" draw:formula="316430*logheight/332336"/>
                    <draw:equation draw:name="f50" draw:formula="279875*logwidth/332367"/>
                    <draw:equation draw:name="f51" draw:formula="287284*logheight/332336"/>
                    <draw:equation draw:name="f52" draw:formula="282923*logwidth/332367"/>
                    <draw:equation draw:name="f53" draw:formula="271282*logheight/332336"/>
                    <draw:equation draw:name="f54" draw:formula="271683*logwidth/332367"/>
                    <draw:equation draw:name="f55" draw:formula="254708*logheight/332336"/>
                    <draw:equation draw:name="f56" draw:formula="289400*logwidth/332367"/>
                    <draw:equation draw:name="f57" draw:formula="227752*logheight/332336"/>
                    <draw:equation draw:name="f58" draw:formula="309022*logwidth/332367"/>
                    <draw:equation draw:name="f59" draw:formula="231467*logheight/332336"/>
                    <draw:equation draw:name="f60" draw:formula="322452*logwidth/332367"/>
                    <draw:equation draw:name="f61" draw:formula="222323*logheight/332336"/>
                    <draw:equation draw:name="f62" draw:formula="332167*logwidth/332367"/>
                    <draw:equation draw:name="f63" draw:formula="171460*logheight/332336"/>
                    <draw:equation draw:name="f64" draw:formula="330358*logwidth/332367"/>
                    <draw:equation draw:name="f65" draw:formula="162792*logheight/332336"/>
                    <draw:equation draw:name="f66" draw:formula="323023*logwidth/332367"/>
                    <draw:equation draw:name="f67" draw:formula="157934*logheight/332336"/>
                    <draw:equation draw:name="f68" draw:formula="303402*logwidth/332367"/>
                    <draw:equation draw:name="f69" draw:formula="154219*logheight/332336"/>
                    <draw:equation draw:name="f70" draw:formula="296829*logwidth/332367"/>
                    <draw:equation draw:name="f71" draw:formula="122597*logheight/332336"/>
                    <draw:equation draw:name="f72" draw:formula="313403*logwidth/332367"/>
                    <draw:equation draw:name="f73" draw:formula="111357*logheight/332336"/>
                    <draw:equation draw:name="f74" draw:formula="316451*logwidth/332367"/>
                    <draw:equation draw:name="f75" draw:formula="95355*logheight/332336"/>
                    <draw:equation draw:name="f76" draw:formula="287304*logwidth/332367"/>
                    <draw:equation draw:name="f77" draw:formula="52492*logheight/332336"/>
                    <draw:equation draw:name="f78" draw:formula="279970*logwidth/332367"/>
                    <draw:equation draw:name="f79" draw:formula="47635*logheight/332336"/>
                    <draw:equation draw:name="f80" draw:formula="271302*logwidth/332367"/>
                    <draw:equation draw:name="f81" draw:formula="49444*logheight/332336"/>
                    <draw:equation draw:name="f82" draw:formula="254729*logwidth/332367"/>
                    <draw:equation draw:name="f83" draw:formula="60684*logheight/332336"/>
                    <draw:equation draw:name="f84" draw:formula="227773*logwidth/332367"/>
                    <draw:equation draw:name="f85" draw:formula="42967*logheight/332336"/>
                    <draw:equation draw:name="f86" draw:formula="231488*logwidth/332367"/>
                    <draw:equation draw:name="f87" draw:formula="23346*logheight/332336"/>
                    <draw:equation draw:name="f88" draw:formula="222344*logwidth/332367"/>
                    <draw:equation draw:name="f89" draw:formula="9916*logheight/332336"/>
                    <draw:equation draw:name="f90" draw:formula="171481*logwidth/332367"/>
                    <draw:equation draw:name="f91" draw:formula="200*logheight/332336"/>
                    <draw:equation draw:name="f92" draw:formula="162813*logwidth/332367"/>
                    <draw:equation draw:name="f93" draw:formula="2010*logheight/332336"/>
                    <draw:equation draw:name="f94" draw:formula="157955*logwidth/332367"/>
                    <draw:equation draw:name="f95" draw:formula="9344*logheight/332336"/>
                    <draw:equation draw:name="f96" draw:formula="154240*logwidth/332367"/>
                    <draw:equation draw:name="f97" draw:formula="28966*logheight/332336"/>
                    <draw:equation draw:name="f98" draw:formula="122617*logwidth/332367"/>
                    <draw:equation draw:name="f99" draw:formula="35538*logheight/332336"/>
                    <draw:equation draw:name="f100" draw:formula="111378*logwidth/332367"/>
                    <draw:equation draw:name="f101" draw:formula="18964*logheight/332336"/>
                    <draw:equation draw:name="f102" draw:formula="104044*logwidth/332367"/>
                    <draw:equation draw:name="f103" draw:formula="14107*logheight/332336"/>
                    <draw:equation draw:name="f104" draw:formula="95376*logwidth/332367"/>
                    <draw:equation draw:name="f105" draw:formula="15916*logheight/332336"/>
                    <draw:equation draw:name="f106" draw:formula="52514*logwidth/332367"/>
                    <draw:equation draw:name="f107" draw:formula="45063*logheight/332336"/>
                    <draw:equation draw:name="f108" draw:formula="47656*logwidth/332367"/>
                    <draw:equation draw:name="f109" draw:formula="52397*logheight/332336"/>
                    <draw:equation draw:name="f110" draw:formula="49465*logwidth/332367"/>
                    <draw:equation draw:name="f111" draw:formula="61065*logheight/332336"/>
                    <draw:equation draw:name="f112" draw:formula="60705*logwidth/332367"/>
                    <draw:equation draw:name="f113" draw:formula="77639*logheight/332336"/>
                    <draw:equation draw:name="f114" draw:formula="42989*logwidth/332367"/>
                    <draw:equation draw:name="f115" draw:formula="104594*logheight/332336"/>
                    <draw:equation draw:name="f116" draw:formula="23462*logwidth/332367"/>
                    <draw:equation draw:name="f117" draw:formula="100975*logheight/332336"/>
                    <draw:equation draw:name="f118" draw:formula="60514*logwidth/332367"/>
                    <draw:equation draw:name="f119" draw:formula="122120*logheight/332336"/>
                    <draw:equation draw:name="f120" draw:formula="83755*logwidth/332367"/>
                    <draw:equation draw:name="f121" draw:formula="86782*logheight/332336"/>
                    <draw:equation draw:name="f122" draw:formula="84994*logwidth/332367"/>
                    <draw:equation draw:name="f123" draw:formula="72305*logheight/332336"/>
                    <draw:equation draw:name="f124" draw:formula="75182*logwidth/332367"/>
                    <draw:equation draw:name="f125" draw:formula="57826*logheight/332336"/>
                    <draw:equation draw:name="f126" draw:formula="98995*logwidth/332367"/>
                    <draw:equation draw:name="f127" draw:formula="41634*logheight/332336"/>
                    <draw:equation draw:name="f128" draw:formula="108901*logwidth/332367"/>
                    <draw:equation draw:name="f129" draw:formula="56112*logheight/332336"/>
                    <draw:equation draw:name="f130" draw:formula="122807*logwidth/332367"/>
                    <draw:equation draw:name="f131" draw:formula="60303*logheight/332336"/>
                    <draw:equation draw:name="f132" draw:formula="164242*logwidth/332367"/>
                    <draw:equation draw:name="f133" draw:formula="51730*logheight/332336"/>
                    <draw:equation draw:name="f134" draw:formula="175386*logwidth/332367"/>
                    <draw:equation draw:name="f135" draw:formula="42396*logheight/332336"/>
                    <draw:equation draw:name="f136" draw:formula="178624*logwidth/332367"/>
                    <draw:equation draw:name="f137" draw:formula="25251*logheight/332336"/>
                    <draw:equation draw:name="f138" draw:formula="206913*logwidth/332367"/>
                    <draw:equation draw:name="f139" draw:formula="30680*logheight/332336"/>
                    <draw:equation draw:name="f140" draw:formula="203675*logwidth/332367"/>
                    <draw:equation draw:name="f141" draw:formula="47921*logheight/332336"/>
                    <draw:equation draw:name="f142" draw:formula="210533*logwidth/332367"/>
                    <draw:equation draw:name="f143" draw:formula="60684*logheight/332336"/>
                    <draw:equation draw:name="f144" draw:formula="245871*logwidth/332367"/>
                    <draw:equation draw:name="f145" draw:formula="83925*logheight/332336"/>
                    <draw:equation draw:name="f146" draw:formula="260349*logwidth/332367"/>
                    <draw:equation draw:name="f147" draw:formula="85163*logheight/332336"/>
                    <draw:equation draw:name="f148" draw:formula="274827*logwidth/332367"/>
                    <draw:equation draw:name="f149" draw:formula="75352*logheight/332336"/>
                    <draw:equation draw:name="f150" draw:formula="291019*logwidth/332367"/>
                    <draw:equation draw:name="f151" draw:formula="99165*logheight/332336"/>
                    <draw:equation draw:name="f152" draw:formula="276541*logwidth/332367"/>
                    <draw:equation draw:name="f153" draw:formula="109071*logheight/332336"/>
                    <draw:equation draw:name="f154" draw:formula="272350*logwidth/332367"/>
                    <draw:equation draw:name="f155" draw:formula="122977*logheight/332336"/>
                    <draw:equation draw:name="f156" draw:formula="280923*logwidth/332367"/>
                    <draw:equation draw:name="f157" draw:formula="164411*logheight/332336"/>
                    <draw:equation draw:name="f158" draw:formula="290257*logwidth/332367"/>
                    <draw:equation draw:name="f159" draw:formula="175556*logheight/332336"/>
                    <draw:equation draw:name="f160" draw:formula="307497*logwidth/332367"/>
                    <draw:equation draw:name="f161" draw:formula="178794*logheight/332336"/>
                    <draw:equation draw:name="f162" draw:formula="302068*logwidth/332367"/>
                    <draw:equation draw:name="f163" draw:formula="207083*logheight/332336"/>
                    <draw:equation draw:name="f164" draw:formula="284828*logwidth/332367"/>
                    <draw:equation draw:name="f165" draw:formula="203845*logheight/332336"/>
                    <draw:equation draw:name="f166" draw:formula="272065*logwidth/332367"/>
                    <draw:equation draw:name="f167" draw:formula="210703*logheight/332336"/>
                    <draw:equation draw:name="f168" draw:formula="248824*logwidth/332367"/>
                    <draw:equation draw:name="f169" draw:formula="246040*logheight/332336"/>
                    <draw:equation draw:name="f170" draw:formula="247585*logwidth/332367"/>
                    <draw:equation draw:name="f171" draw:formula="260518*logheight/332336"/>
                    <draw:equation draw:name="f172" draw:formula="257396*logwidth/332367"/>
                    <draw:equation draw:name="f173" draw:formula="274997*logheight/332336"/>
                    <draw:equation draw:name="f174" draw:formula="233583*logwidth/332367"/>
                    <draw:equation draw:name="f175" draw:formula="291189*logheight/332336"/>
                    <draw:equation draw:name="f176" draw:formula="223677*logwidth/332367"/>
                    <draw:equation draw:name="f177" draw:formula="276711*logheight/332336"/>
                    <draw:equation draw:name="f178" draw:formula="209771*logwidth/332367"/>
                    <draw:equation draw:name="f179" draw:formula="272520*logheight/332336"/>
                    <draw:equation draw:name="f180" draw:formula="168337*logwidth/332367"/>
                    <draw:equation draw:name="f181" draw:formula="281188*logheight/332336"/>
                    <draw:equation draw:name="f182" draw:formula="157193*logwidth/332367"/>
                    <draw:equation draw:name="f183" draw:formula="290522*logheight/332336"/>
                    <draw:equation draw:name="f184" draw:formula="153954*logwidth/332367"/>
                    <draw:equation draw:name="f185" draw:formula="307763*logheight/332336"/>
                    <draw:equation draw:name="f186" draw:formula="125665*logwidth/332367"/>
                    <draw:equation draw:name="f187" draw:formula="302333*logheight/332336"/>
                    <draw:equation draw:name="f188" draw:formula="128904*logwidth/332367"/>
                    <draw:equation draw:name="f189" draw:formula="285093*logheight/332336"/>
                    <draw:equation draw:name="f190" draw:formula="122046*logwidth/332367"/>
                    <draw:equation draw:name="f191" draw:formula="272330*logheight/332336"/>
                    <draw:equation draw:name="f192" draw:formula="86708*logwidth/332367"/>
                    <draw:equation draw:name="f193" draw:formula="249089*logheight/332336"/>
                    <draw:equation draw:name="f194" draw:formula="72230*logwidth/332367"/>
                    <draw:equation draw:name="f195" draw:formula="247850*logheight/332336"/>
                    <draw:equation draw:name="f196" draw:formula="57752*logwidth/332367"/>
                    <draw:equation draw:name="f197" draw:formula="257756*logheight/332336"/>
                    <draw:equation draw:name="f198" draw:formula="41560*logwidth/332367"/>
                    <draw:equation draw:name="f199" draw:formula="233944*logheight/332336"/>
                    <draw:equation draw:name="f200" draw:formula="56038*logwidth/332367"/>
                    <draw:equation draw:name="f201" draw:formula="224133*logheight/332336"/>
                    <draw:equation draw:name="f202" draw:formula="60229*logwidth/332367"/>
                    <draw:equation draw:name="f203" draw:formula="210226*logheight/332336"/>
                    <draw:equation draw:name="f204" draw:formula="51561*logwidth/332367"/>
                    <draw:equation draw:name="f205" draw:formula="168793*logheight/332336"/>
                    <draw:equation draw:name="f206" draw:formula="42226*logwidth/332367"/>
                    <draw:equation draw:name="f207" draw:formula="157648*logheight/332336"/>
                    <draw:equation draw:name="f208" draw:formula="24986*logwidth/332367"/>
                    <draw:equation draw:name="f209" draw:formula="154410*logheight/332336"/>
                    <draw:equation draw:name="f210" draw:formula="30415*logwidth/332367"/>
                    <draw:equation draw:name="f211" draw:formula="126121*logheight/332336"/>
                    <draw:equation draw:name="f212" draw:formula="47656*logwidth/332367"/>
                    <draw:equation draw:name="f213" draw:formula="129359*logheight/332336"/>
                    <draw:equation draw:name="f214" draw:formula="60514*logwidth/332367"/>
                    <draw:equation draw:name="f215" draw:formula="122120*logheight/332336"/>
                    <draw:equation draw:name="f216" draw:formula="logwidth"/>
                    <draw:equation draw:name="f217" draw:formula="logheight"/>
                  </draw:enhanced-geometry>
                </draw:custom-shape>
                <draw:custom-shape draw:name="Freeform: Shape 277" draw:style-name="gr5" draw:text-style-name="P10" draw:layer="layout" svg:width="0.45cm" svg:height="0.45cm" svg:x="21.944cm" svg:y="14.201cm">
                  <text:p/>
                  <draw:enhanced-geometry draw:mirror-horizontal="false" draw:mirror-vertical="false" svg:viewBox="0 0 0 0" draw:glue-points="?f0 ?f1 ?f2 ?f3 ?f4 ?f5 ?f6 ?f7 ?f8 ?f9 ?f10 ?f11 ?f12 ?f13 ?f14 ?f15 ?f16 ?f17 ?f18 ?f19 ?f20 ?f21 ?f22 ?f23 ?f24 ?f25 ?f26 ?f27 ?f28 ?f29 ?f30 ?f31 ?f32 ?f33 ?f34 ?f35 ?f36 ?f37" drawooo:sub-view-size="165548 165535" draw:text-areas="0 0 ?f38 ?f39" draw:type="ooxml-non-primitive" draw:enhanced-path="M 67294 164012 L 67294 164012 C 72532 164964 77676 165536 82819 165536 121681 165536 156543 137913 164067 98289 172640 53426 143112 10088 98250 1515 76533 -2676 54530 1896 36242 14374 17954 26756 5571 45616 1476 67333 -2620 89050 1856 111053 14335 129341 26812 147533 45576 159916 67294 164012 Z M 24145 71524 C 27098 55808 36051 42282 49196 33329 59197 26566 70818 22947 82629 22947 86344 22947 90153 23327 93963 23994 126348 30185 147589 61523 141398 93813 138445 109529 129492 123054 116347 132008 103202 140961 87296 144295 71579 141247 L 71579 141247 C 55959 138294 42338 129341 33385 116196 24431 103147 21192 87240 24145 71524 Z N">
                    <draw:equation draw:name="f0" draw:formula="67294*logwidth/165548"/>
                    <draw:equation draw:name="f1" draw:formula="164012*logheight/165535"/>
                    <draw:equation draw:name="f2" draw:formula="67294*logwidth/165548"/>
                    <draw:equation draw:name="f3" draw:formula="164012*logheight/165535"/>
                    <draw:equation draw:name="f4" draw:formula="82819*logwidth/165548"/>
                    <draw:equation draw:name="f5" draw:formula="165536*logheight/165535"/>
                    <draw:equation draw:name="f6" draw:formula="164067*logwidth/165548"/>
                    <draw:equation draw:name="f7" draw:formula="98289*logheight/165535"/>
                    <draw:equation draw:name="f8" draw:formula="98250*logwidth/165548"/>
                    <draw:equation draw:name="f9" draw:formula="1515*logheight/165535"/>
                    <draw:equation draw:name="f10" draw:formula="36242*logwidth/165548"/>
                    <draw:equation draw:name="f11" draw:formula="14374*logheight/165535"/>
                    <draw:equation draw:name="f12" draw:formula="1476*logwidth/165548"/>
                    <draw:equation draw:name="f13" draw:formula="67333*logheight/165535"/>
                    <draw:equation draw:name="f14" draw:formula="14335*logwidth/165548"/>
                    <draw:equation draw:name="f15" draw:formula="129341*logheight/165535"/>
                    <draw:equation draw:name="f16" draw:formula="67294*logwidth/165548"/>
                    <draw:equation draw:name="f17" draw:formula="164012*logheight/165535"/>
                    <draw:equation draw:name="f18" draw:formula="24145*logwidth/165548"/>
                    <draw:equation draw:name="f19" draw:formula="71524*logheight/165535"/>
                    <draw:equation draw:name="f20" draw:formula="49196*logwidth/165548"/>
                    <draw:equation draw:name="f21" draw:formula="33329*logheight/165535"/>
                    <draw:equation draw:name="f22" draw:formula="82629*logwidth/165548"/>
                    <draw:equation draw:name="f23" draw:formula="22947*logheight/165535"/>
                    <draw:equation draw:name="f24" draw:formula="93963*logwidth/165548"/>
                    <draw:equation draw:name="f25" draw:formula="23994*logheight/165535"/>
                    <draw:equation draw:name="f26" draw:formula="141398*logwidth/165548"/>
                    <draw:equation draw:name="f27" draw:formula="93813*logheight/165535"/>
                    <draw:equation draw:name="f28" draw:formula="116347*logwidth/165548"/>
                    <draw:equation draw:name="f29" draw:formula="132008*logheight/165535"/>
                    <draw:equation draw:name="f30" draw:formula="71579*logwidth/165548"/>
                    <draw:equation draw:name="f31" draw:formula="141247*logheight/165535"/>
                    <draw:equation draw:name="f32" draw:formula="71579*logwidth/165548"/>
                    <draw:equation draw:name="f33" draw:formula="141247*logheight/165535"/>
                    <draw:equation draw:name="f34" draw:formula="33385*logwidth/165548"/>
                    <draw:equation draw:name="f35" draw:formula="116196*logheight/165535"/>
                    <draw:equation draw:name="f36" draw:formula="24145*logwidth/165548"/>
                    <draw:equation draw:name="f37" draw:formula="71524*logheight/165535"/>
                    <draw:equation draw:name="f38" draw:formula="logwidth"/>
                    <draw:equation draw:name="f39" draw:formula="logheight"/>
                  </draw:enhanced-geometry>
                </draw:custom-shape>
                <draw:custom-shape draw:name="Freeform: Shape 278" draw:style-name="gr5" draw:text-style-name="P10" draw:layer="layout" svg:width="0.905cm" svg:height="0.904cm" svg:x="20.926cm" svg:y="13.422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drawooo:sub-view-size="332267 332171" draw:text-areas="0 0 ?f218 ?f219" draw:type="ooxml-non-primitive" draw:enhanced-path="M 7464 214824 C 8417 221110 14227 225492 20513 224634 L 40326 221777 C 44707 231588 50231 240922 56804 249495 L 44802 265497 C 42992 267973 42230 271021 42612 274069 43088 277117 44611 279784 47088 281689 L 88522 312741 C 93570 316551 100809 315503 104619 310455 L 116620 294453 C 126717 298358 137195 301025 147863 302454 L 150720 322266 C 151196 325314 152720 327981 155197 329886 157197 331410 159674 332172 162150 332172 162722 332172 163198 332172 163769 332076 L 215014 324742 C 221301 323885 225682 317979 224825 311693 L 221967 291881 C 231873 287500 241112 281975 249685 275403 L 265687 287404 C 270830 291214 277974 290167 281784 285118 L 312836 243684 C 316645 238636 315598 231397 310550 227587 L 294547 215586 C 298453 205489 301120 195012 302549 184344 L 322361 181486 C 325409 181010 328075 179391 329981 177009 331790 174533 332553 171485 332171 168437 L 324837 117192 C 323980 110906 318074 106525 311788 107477 L 291976 110334 C 287594 100428 282070 91189 275497 82617 L 287499 66615 C 289309 64138 290071 61090 289690 58042 289213 54994 287690 52327 285213 50422 L 243779 19371 C 241303 17561 238255 16799 235207 17180 232159 17656 229492 19275 227587 21657 L 215585 37659 C 205489 33753 195012 31086 184344 29658 L 181486 9846 C 180533 3559 174819 -822 168436 130 L 117192 7465 C 114144 7941 111477 9560 109667 11941 107858 14418 107001 17466 107477 20514 L 110334 40326 C 100428 44707 91189 50232 82616 56804 L 66614 44802 C 64138 42993 61090 42231 58042 42612 54994 43088 52327 44707 50422 47088 L 19370 88522 C 17561 90999 16799 94047 17179 97095 17656 100143 19180 102810 21656 104715 L 37658 116716 C 33753 126813 31086 137290 29657 147958 L 9845 150816 C 6797 151292 4130 152911 2320 155292 511 157769 -346 160817 130 163865 L 7464 214824 Z M 75949 80331 C 80330 83569 86426 83379 90427 79759 101190 70234 113478 62995 126812 58137 131956 56233 135099 51089 134242 45660 L 131765 28324 160245 24228 162722 41564 C 163484 46993 167960 51089 173390 51375 187582 52232 201393 55851 214442 61852 219395 64138 225301 62709 228539 58328 L 239017 44326 262067 61566 251590 75568 C 248351 79950 248542 85950 252162 90046 261687 100809 268926 113097 273783 126432 275688 131575 280832 134623 286261 133861 L 303596 131385 307692 159865 290357 162341 C 284928 163103 280832 167580 280450 173009 279594 187201 275974 201012 269973 214062 267687 219015 269116 224920 273497 228159 L 287499 238636 270259 261687 256257 251209 C 251875 247971 245779 248161 241779 251781 231016 261306 218729 268545 205393 273402 200250 275308 197107 280451 197964 285880 L 200441 303216 171961 307311 169485 289976 C 168722 284547 164245 280451 158816 280070 144624 279213 130813 275593 117763 269592 116240 268830 114525 268545 112906 268545 109382 268545 105952 270164 103667 273117 L 93189 287118 70138 269878 80616 255876 C 83854 251495 83664 245494 80045 241399 70520 230635 63281 218348 58423 205013 56518 199869 51374 196726 45945 197583 L 28609 200060 24514 171580 41849 169104 C 47279 168342 51374 163865 51660 158436 52517 144243 56137 130432 62138 117383 64424 112430 62995 106525 58613 103286 L 44611 92808 61852 69758 75949 80331 Z N">
                    <draw:equation draw:name="f0" draw:formula="7464*logwidth/332267"/>
                    <draw:equation draw:name="f1" draw:formula="214824*logheight/332171"/>
                    <draw:equation draw:name="f2" draw:formula="20513*logwidth/332267"/>
                    <draw:equation draw:name="f3" draw:formula="224634*logheight/332171"/>
                    <draw:equation draw:name="f4" draw:formula="40326*logwidth/332267"/>
                    <draw:equation draw:name="f5" draw:formula="221777*logheight/332171"/>
                    <draw:equation draw:name="f6" draw:formula="56804*logwidth/332267"/>
                    <draw:equation draw:name="f7" draw:formula="249495*logheight/332171"/>
                    <draw:equation draw:name="f8" draw:formula="44802*logwidth/332267"/>
                    <draw:equation draw:name="f9" draw:formula="265497*logheight/332171"/>
                    <draw:equation draw:name="f10" draw:formula="42612*logwidth/332267"/>
                    <draw:equation draw:name="f11" draw:formula="274069*logheight/332171"/>
                    <draw:equation draw:name="f12" draw:formula="47088*logwidth/332267"/>
                    <draw:equation draw:name="f13" draw:formula="281689*logheight/332171"/>
                    <draw:equation draw:name="f14" draw:formula="88522*logwidth/332267"/>
                    <draw:equation draw:name="f15" draw:formula="312741*logheight/332171"/>
                    <draw:equation draw:name="f16" draw:formula="104619*logwidth/332267"/>
                    <draw:equation draw:name="f17" draw:formula="310455*logheight/332171"/>
                    <draw:equation draw:name="f18" draw:formula="116620*logwidth/332267"/>
                    <draw:equation draw:name="f19" draw:formula="294453*logheight/332171"/>
                    <draw:equation draw:name="f20" draw:formula="147863*logwidth/332267"/>
                    <draw:equation draw:name="f21" draw:formula="302454*logheight/332171"/>
                    <draw:equation draw:name="f22" draw:formula="150720*logwidth/332267"/>
                    <draw:equation draw:name="f23" draw:formula="322266*logheight/332171"/>
                    <draw:equation draw:name="f24" draw:formula="155197*logwidth/332267"/>
                    <draw:equation draw:name="f25" draw:formula="329886*logheight/332171"/>
                    <draw:equation draw:name="f26" draw:formula="162150*logwidth/332267"/>
                    <draw:equation draw:name="f27" draw:formula="332172*logheight/332171"/>
                    <draw:equation draw:name="f28" draw:formula="163769*logwidth/332267"/>
                    <draw:equation draw:name="f29" draw:formula="332076*logheight/332171"/>
                    <draw:equation draw:name="f30" draw:formula="215014*logwidth/332267"/>
                    <draw:equation draw:name="f31" draw:formula="324742*logheight/332171"/>
                    <draw:equation draw:name="f32" draw:formula="224825*logwidth/332267"/>
                    <draw:equation draw:name="f33" draw:formula="311693*logheight/332171"/>
                    <draw:equation draw:name="f34" draw:formula="221967*logwidth/332267"/>
                    <draw:equation draw:name="f35" draw:formula="291881*logheight/332171"/>
                    <draw:equation draw:name="f36" draw:formula="249685*logwidth/332267"/>
                    <draw:equation draw:name="f37" draw:formula="275403*logheight/332171"/>
                    <draw:equation draw:name="f38" draw:formula="265687*logwidth/332267"/>
                    <draw:equation draw:name="f39" draw:formula="287404*logheight/332171"/>
                    <draw:equation draw:name="f40" draw:formula="281784*logwidth/332267"/>
                    <draw:equation draw:name="f41" draw:formula="285118*logheight/332171"/>
                    <draw:equation draw:name="f42" draw:formula="312836*logwidth/332267"/>
                    <draw:equation draw:name="f43" draw:formula="243684*logheight/332171"/>
                    <draw:equation draw:name="f44" draw:formula="310550*logwidth/332267"/>
                    <draw:equation draw:name="f45" draw:formula="227587*logheight/332171"/>
                    <draw:equation draw:name="f46" draw:formula="294547*logwidth/332267"/>
                    <draw:equation draw:name="f47" draw:formula="215586*logheight/332171"/>
                    <draw:equation draw:name="f48" draw:formula="302549*logwidth/332267"/>
                    <draw:equation draw:name="f49" draw:formula="184344*logheight/332171"/>
                    <draw:equation draw:name="f50" draw:formula="322361*logwidth/332267"/>
                    <draw:equation draw:name="f51" draw:formula="181486*logheight/332171"/>
                    <draw:equation draw:name="f52" draw:formula="329981*logwidth/332267"/>
                    <draw:equation draw:name="f53" draw:formula="177009*logheight/332171"/>
                    <draw:equation draw:name="f54" draw:formula="332171*logwidth/332267"/>
                    <draw:equation draw:name="f55" draw:formula="168437*logheight/332171"/>
                    <draw:equation draw:name="f56" draw:formula="324837*logwidth/332267"/>
                    <draw:equation draw:name="f57" draw:formula="117192*logheight/332171"/>
                    <draw:equation draw:name="f58" draw:formula="311788*logwidth/332267"/>
                    <draw:equation draw:name="f59" draw:formula="107477*logheight/332171"/>
                    <draw:equation draw:name="f60" draw:formula="291976*logwidth/332267"/>
                    <draw:equation draw:name="f61" draw:formula="110334*logheight/332171"/>
                    <draw:equation draw:name="f62" draw:formula="275497*logwidth/332267"/>
                    <draw:equation draw:name="f63" draw:formula="82617*logheight/332171"/>
                    <draw:equation draw:name="f64" draw:formula="287499*logwidth/332267"/>
                    <draw:equation draw:name="f65" draw:formula="66615*logheight/332171"/>
                    <draw:equation draw:name="f66" draw:formula="289690*logwidth/332267"/>
                    <draw:equation draw:name="f67" draw:formula="58042*logheight/332171"/>
                    <draw:equation draw:name="f68" draw:formula="285213*logwidth/332267"/>
                    <draw:equation draw:name="f69" draw:formula="50422*logheight/332171"/>
                    <draw:equation draw:name="f70" draw:formula="243779*logwidth/332267"/>
                    <draw:equation draw:name="f71" draw:formula="19371*logheight/332171"/>
                    <draw:equation draw:name="f72" draw:formula="235207*logwidth/332267"/>
                    <draw:equation draw:name="f73" draw:formula="17180*logheight/332171"/>
                    <draw:equation draw:name="f74" draw:formula="227587*logwidth/332267"/>
                    <draw:equation draw:name="f75" draw:formula="21657*logheight/332171"/>
                    <draw:equation draw:name="f76" draw:formula="215585*logwidth/332267"/>
                    <draw:equation draw:name="f77" draw:formula="37659*logheight/332171"/>
                    <draw:equation draw:name="f78" draw:formula="184344*logwidth/332267"/>
                    <draw:equation draw:name="f79" draw:formula="29658*logheight/332171"/>
                    <draw:equation draw:name="f80" draw:formula="181486*logwidth/332267"/>
                    <draw:equation draw:name="f81" draw:formula="9846*logheight/332171"/>
                    <draw:equation draw:name="f82" draw:formula="168436*logwidth/332267"/>
                    <draw:equation draw:name="f83" draw:formula="130*logheight/332171"/>
                    <draw:equation draw:name="f84" draw:formula="117192*logwidth/332267"/>
                    <draw:equation draw:name="f85" draw:formula="7465*logheight/332171"/>
                    <draw:equation draw:name="f86" draw:formula="109667*logwidth/332267"/>
                    <draw:equation draw:name="f87" draw:formula="11941*logheight/332171"/>
                    <draw:equation draw:name="f88" draw:formula="107477*logwidth/332267"/>
                    <draw:equation draw:name="f89" draw:formula="20514*logheight/332171"/>
                    <draw:equation draw:name="f90" draw:formula="110334*logwidth/332267"/>
                    <draw:equation draw:name="f91" draw:formula="40326*logheight/332171"/>
                    <draw:equation draw:name="f92" draw:formula="82616*logwidth/332267"/>
                    <draw:equation draw:name="f93" draw:formula="56804*logheight/332171"/>
                    <draw:equation draw:name="f94" draw:formula="66614*logwidth/332267"/>
                    <draw:equation draw:name="f95" draw:formula="44802*logheight/332171"/>
                    <draw:equation draw:name="f96" draw:formula="58042*logwidth/332267"/>
                    <draw:equation draw:name="f97" draw:formula="42612*logheight/332171"/>
                    <draw:equation draw:name="f98" draw:formula="50422*logwidth/332267"/>
                    <draw:equation draw:name="f99" draw:formula="47088*logheight/332171"/>
                    <draw:equation draw:name="f100" draw:formula="19370*logwidth/332267"/>
                    <draw:equation draw:name="f101" draw:formula="88522*logheight/332171"/>
                    <draw:equation draw:name="f102" draw:formula="17179*logwidth/332267"/>
                    <draw:equation draw:name="f103" draw:formula="97095*logheight/332171"/>
                    <draw:equation draw:name="f104" draw:formula="21656*logwidth/332267"/>
                    <draw:equation draw:name="f105" draw:formula="104715*logheight/332171"/>
                    <draw:equation draw:name="f106" draw:formula="37658*logwidth/332267"/>
                    <draw:equation draw:name="f107" draw:formula="116716*logheight/332171"/>
                    <draw:equation draw:name="f108" draw:formula="29657*logwidth/332267"/>
                    <draw:equation draw:name="f109" draw:formula="147958*logheight/332171"/>
                    <draw:equation draw:name="f110" draw:formula="9845*logwidth/332267"/>
                    <draw:equation draw:name="f111" draw:formula="150816*logheight/332171"/>
                    <draw:equation draw:name="f112" draw:formula="2320*logwidth/332267"/>
                    <draw:equation draw:name="f113" draw:formula="155292*logheight/332171"/>
                    <draw:equation draw:name="f114" draw:formula="130*logwidth/332267"/>
                    <draw:equation draw:name="f115" draw:formula="163865*logheight/332171"/>
                    <draw:equation draw:name="f116" draw:formula="7464*logwidth/332267"/>
                    <draw:equation draw:name="f117" draw:formula="214824*logheight/332171"/>
                    <draw:equation draw:name="f118" draw:formula="75949*logwidth/332267"/>
                    <draw:equation draw:name="f119" draw:formula="80331*logheight/332171"/>
                    <draw:equation draw:name="f120" draw:formula="90427*logwidth/332267"/>
                    <draw:equation draw:name="f121" draw:formula="79759*logheight/332171"/>
                    <draw:equation draw:name="f122" draw:formula="126812*logwidth/332267"/>
                    <draw:equation draw:name="f123" draw:formula="58137*logheight/332171"/>
                    <draw:equation draw:name="f124" draw:formula="134242*logwidth/332267"/>
                    <draw:equation draw:name="f125" draw:formula="45660*logheight/332171"/>
                    <draw:equation draw:name="f126" draw:formula="131765*logwidth/332267"/>
                    <draw:equation draw:name="f127" draw:formula="28324*logheight/332171"/>
                    <draw:equation draw:name="f128" draw:formula="160245*logwidth/332267"/>
                    <draw:equation draw:name="f129" draw:formula="24228*logheight/332171"/>
                    <draw:equation draw:name="f130" draw:formula="162722*logwidth/332267"/>
                    <draw:equation draw:name="f131" draw:formula="41564*logheight/332171"/>
                    <draw:equation draw:name="f132" draw:formula="173390*logwidth/332267"/>
                    <draw:equation draw:name="f133" draw:formula="51375*logheight/332171"/>
                    <draw:equation draw:name="f134" draw:formula="214442*logwidth/332267"/>
                    <draw:equation draw:name="f135" draw:formula="61852*logheight/332171"/>
                    <draw:equation draw:name="f136" draw:formula="228539*logwidth/332267"/>
                    <draw:equation draw:name="f137" draw:formula="58328*logheight/332171"/>
                    <draw:equation draw:name="f138" draw:formula="239017*logwidth/332267"/>
                    <draw:equation draw:name="f139" draw:formula="44326*logheight/332171"/>
                    <draw:equation draw:name="f140" draw:formula="262067*logwidth/332267"/>
                    <draw:equation draw:name="f141" draw:formula="61566*logheight/332171"/>
                    <draw:equation draw:name="f142" draw:formula="251590*logwidth/332267"/>
                    <draw:equation draw:name="f143" draw:formula="75568*logheight/332171"/>
                    <draw:equation draw:name="f144" draw:formula="252162*logwidth/332267"/>
                    <draw:equation draw:name="f145" draw:formula="90046*logheight/332171"/>
                    <draw:equation draw:name="f146" draw:formula="273783*logwidth/332267"/>
                    <draw:equation draw:name="f147" draw:formula="126432*logheight/332171"/>
                    <draw:equation draw:name="f148" draw:formula="286261*logwidth/332267"/>
                    <draw:equation draw:name="f149" draw:formula="133861*logheight/332171"/>
                    <draw:equation draw:name="f150" draw:formula="303596*logwidth/332267"/>
                    <draw:equation draw:name="f151" draw:formula="131385*logheight/332171"/>
                    <draw:equation draw:name="f152" draw:formula="307692*logwidth/332267"/>
                    <draw:equation draw:name="f153" draw:formula="159865*logheight/332171"/>
                    <draw:equation draw:name="f154" draw:formula="290357*logwidth/332267"/>
                    <draw:equation draw:name="f155" draw:formula="162341*logheight/332171"/>
                    <draw:equation draw:name="f156" draw:formula="280450*logwidth/332267"/>
                    <draw:equation draw:name="f157" draw:formula="173009*logheight/332171"/>
                    <draw:equation draw:name="f158" draw:formula="269973*logwidth/332267"/>
                    <draw:equation draw:name="f159" draw:formula="214062*logheight/332171"/>
                    <draw:equation draw:name="f160" draw:formula="273497*logwidth/332267"/>
                    <draw:equation draw:name="f161" draw:formula="228159*logheight/332171"/>
                    <draw:equation draw:name="f162" draw:formula="287499*logwidth/332267"/>
                    <draw:equation draw:name="f163" draw:formula="238636*logheight/332171"/>
                    <draw:equation draw:name="f164" draw:formula="270259*logwidth/332267"/>
                    <draw:equation draw:name="f165" draw:formula="261687*logheight/332171"/>
                    <draw:equation draw:name="f166" draw:formula="256257*logwidth/332267"/>
                    <draw:equation draw:name="f167" draw:formula="251209*logheight/332171"/>
                    <draw:equation draw:name="f168" draw:formula="241779*logwidth/332267"/>
                    <draw:equation draw:name="f169" draw:formula="251781*logheight/332171"/>
                    <draw:equation draw:name="f170" draw:formula="205393*logwidth/332267"/>
                    <draw:equation draw:name="f171" draw:formula="273402*logheight/332171"/>
                    <draw:equation draw:name="f172" draw:formula="197964*logwidth/332267"/>
                    <draw:equation draw:name="f173" draw:formula="285880*logheight/332171"/>
                    <draw:equation draw:name="f174" draw:formula="200441*logwidth/332267"/>
                    <draw:equation draw:name="f175" draw:formula="303216*logheight/332171"/>
                    <draw:equation draw:name="f176" draw:formula="171961*logwidth/332267"/>
                    <draw:equation draw:name="f177" draw:formula="307311*logheight/332171"/>
                    <draw:equation draw:name="f178" draw:formula="169485*logwidth/332267"/>
                    <draw:equation draw:name="f179" draw:formula="289976*logheight/332171"/>
                    <draw:equation draw:name="f180" draw:formula="158816*logwidth/332267"/>
                    <draw:equation draw:name="f181" draw:formula="280070*logheight/332171"/>
                    <draw:equation draw:name="f182" draw:formula="117763*logwidth/332267"/>
                    <draw:equation draw:name="f183" draw:formula="269592*logheight/332171"/>
                    <draw:equation draw:name="f184" draw:formula="112906*logwidth/332267"/>
                    <draw:equation draw:name="f185" draw:formula="268545*logheight/332171"/>
                    <draw:equation draw:name="f186" draw:formula="103667*logwidth/332267"/>
                    <draw:equation draw:name="f187" draw:formula="273117*logheight/332171"/>
                    <draw:equation draw:name="f188" draw:formula="93189*logwidth/332267"/>
                    <draw:equation draw:name="f189" draw:formula="287118*logheight/332171"/>
                    <draw:equation draw:name="f190" draw:formula="70138*logwidth/332267"/>
                    <draw:equation draw:name="f191" draw:formula="269878*logheight/332171"/>
                    <draw:equation draw:name="f192" draw:formula="80616*logwidth/332267"/>
                    <draw:equation draw:name="f193" draw:formula="255876*logheight/332171"/>
                    <draw:equation draw:name="f194" draw:formula="80045*logwidth/332267"/>
                    <draw:equation draw:name="f195" draw:formula="241399*logheight/332171"/>
                    <draw:equation draw:name="f196" draw:formula="58423*logwidth/332267"/>
                    <draw:equation draw:name="f197" draw:formula="205013*logheight/332171"/>
                    <draw:equation draw:name="f198" draw:formula="45945*logwidth/332267"/>
                    <draw:equation draw:name="f199" draw:formula="197583*logheight/332171"/>
                    <draw:equation draw:name="f200" draw:formula="28609*logwidth/332267"/>
                    <draw:equation draw:name="f201" draw:formula="200060*logheight/332171"/>
                    <draw:equation draw:name="f202" draw:formula="24514*logwidth/332267"/>
                    <draw:equation draw:name="f203" draw:formula="171580*logheight/332171"/>
                    <draw:equation draw:name="f204" draw:formula="41849*logwidth/332267"/>
                    <draw:equation draw:name="f205" draw:formula="169104*logheight/332171"/>
                    <draw:equation draw:name="f206" draw:formula="51660*logwidth/332267"/>
                    <draw:equation draw:name="f207" draw:formula="158436*logheight/332171"/>
                    <draw:equation draw:name="f208" draw:formula="62138*logwidth/332267"/>
                    <draw:equation draw:name="f209" draw:formula="117383*logheight/332171"/>
                    <draw:equation draw:name="f210" draw:formula="58613*logwidth/332267"/>
                    <draw:equation draw:name="f211" draw:formula="103286*logheight/332171"/>
                    <draw:equation draw:name="f212" draw:formula="44611*logwidth/332267"/>
                    <draw:equation draw:name="f213" draw:formula="92808*logheight/332171"/>
                    <draw:equation draw:name="f214" draw:formula="61852*logwidth/332267"/>
                    <draw:equation draw:name="f215" draw:formula="69758*logheight/332171"/>
                    <draw:equation draw:name="f216" draw:formula="75949*logwidth/332267"/>
                    <draw:equation draw:name="f217" draw:formula="80331*logheight/332171"/>
                    <draw:equation draw:name="f218" draw:formula="logwidth"/>
                    <draw:equation draw:name="f219" draw:formula="logheight"/>
                  </draw:enhanced-geometry>
                </draw:custom-shape>
                <draw:custom-shape draw:name="Freeform: Shape 279" draw:style-name="gr5" draw:text-style-name="P10" draw:layer="layout" svg:width="0.45cm" svg:height="0.45cm" svg:x="21.153cm" svg:y="13.649cm">
                  <text:p/>
                  <draw:enhanced-geometry draw:mirror-horizontal="false" draw:mirror-vertical="false" svg:viewBox="0 0 0 0" draw:glue-points="?f0 ?f1 ?f2 ?f3 ?f4 ?f5 ?f6 ?f7 ?f8 ?f9 ?f10 ?f11 ?f12 ?f13 ?f14 ?f15 ?f16 ?f17 ?f18 ?f19 ?f20 ?f21 ?f22 ?f23" drawooo:sub-view-size="165612 165625" draw:text-areas="0 0 ?f24 ?f25" draw:type="ooxml-non-primitive" draw:enhanced-path="M 82758 165626 C 86664 165626 90569 165340 94569 164769 139718 158292 171246 116287 164769 71043 158292 25894 116287 -5633 71043 844 25894 7321 -5633 49326 844 94570 6844 135813 42277 165626 82758 165626 Z M 141909 74377 C 146576 106952 123906 137337 91236 142004 58565 146671 28276 124002 23609 91331 18941 58755 41610 28371 74282 23704 77139 23322 79996 23132 82854 23132 112000 23132 137622 44659 141909 74377 Z N">
                    <draw:equation draw:name="f0" draw:formula="82758*logwidth/165612"/>
                    <draw:equation draw:name="f1" draw:formula="165626*logheight/165625"/>
                    <draw:equation draw:name="f2" draw:formula="94569*logwidth/165612"/>
                    <draw:equation draw:name="f3" draw:formula="164769*logheight/165625"/>
                    <draw:equation draw:name="f4" draw:formula="164769*logwidth/165612"/>
                    <draw:equation draw:name="f5" draw:formula="71043*logheight/165625"/>
                    <draw:equation draw:name="f6" draw:formula="71043*logwidth/165612"/>
                    <draw:equation draw:name="f7" draw:formula="844*logheight/165625"/>
                    <draw:equation draw:name="f8" draw:formula="844*logwidth/165612"/>
                    <draw:equation draw:name="f9" draw:formula="94570*logheight/165625"/>
                    <draw:equation draw:name="f10" draw:formula="82758*logwidth/165612"/>
                    <draw:equation draw:name="f11" draw:formula="165626*logheight/165625"/>
                    <draw:equation draw:name="f12" draw:formula="141909*logwidth/165612"/>
                    <draw:equation draw:name="f13" draw:formula="74377*logheight/165625"/>
                    <draw:equation draw:name="f14" draw:formula="91236*logwidth/165612"/>
                    <draw:equation draw:name="f15" draw:formula="142004*logheight/165625"/>
                    <draw:equation draw:name="f16" draw:formula="23609*logwidth/165612"/>
                    <draw:equation draw:name="f17" draw:formula="91331*logheight/165625"/>
                    <draw:equation draw:name="f18" draw:formula="74282*logwidth/165612"/>
                    <draw:equation draw:name="f19" draw:formula="23704*logheight/165625"/>
                    <draw:equation draw:name="f20" draw:formula="82854*logwidth/165612"/>
                    <draw:equation draw:name="f21" draw:formula="23132*logheight/165625"/>
                    <draw:equation draw:name="f22" draw:formula="141909*logwidth/165612"/>
                    <draw:equation draw:name="f23" draw:formula="74377*logheight/165625"/>
                    <draw:equation draw:name="f24" draw:formula="logwidth"/>
                    <draw:equation draw:name="f25" draw:formula="logheight"/>
                  </draw:enhanced-geometry>
                </draw:custom-shape>
              </draw:g>
            </draw:g>
            <draw:g draw:name="Graphic 3" draw:style-name="gr1">
              <draw:custom-shape draw:name="Freeform: Shape 267" draw:style-name="gr6" draw:text-style-name="P11" xml:id="id6" draw:id="id6" draw:layer="layout" svg:width="3.282cm" svg:height="3.282cm" svg:x="12.133cm" svg:y="5.077cm">
                <text:p text:style-name="P8"><text:span text:style-name="T4"/></text:p>
                <draw:enhanced-geometry draw:mirror-horizontal="false" draw:mirror-vertical="false" svg:viewBox="0 0 0 0" draw:glue-points="?f0 ?f1 ?f2 ?f3 ?f4 ?f5 ?f6 ?f7 ?f8 ?f9" drawooo:sub-view-size="1204531 1204531" draw:text-areas="0 0 ?f10 ?f11" draw:type="ooxml-non-primitive" draw:enhanced-path="M 1204532 602266 C 1204532 934888 934888 1204532 602266 1204532 269644 1204532 0 934888 0 602266 0 269643 269643 0 602266 0 934888 0 1204532 269643 1204532 602266 Z N">
                  <draw:equation draw:name="f0" draw:formula="1204532*logwidth/1204531"/>
                  <draw:equation draw:name="f1" draw:formula="602266*logheight/1204531"/>
                  <draw:equation draw:name="f2" draw:formula="602266*logwidth/1204531"/>
                  <draw:equation draw:name="f3" draw:formula="1204532*logheight/1204531"/>
                  <draw:equation draw:name="f4" draw:formula="0*logwidth/1204531"/>
                  <draw:equation draw:name="f5" draw:formula="602266*logheight/1204531"/>
                  <draw:equation draw:name="f6" draw:formula="602266*logwidth/1204531"/>
                  <draw:equation draw:name="f7" draw:formula="0*logheight/1204531"/>
                  <draw:equation draw:name="f8" draw:formula="1204532*logwidth/1204531"/>
                  <draw:equation draw:name="f9" draw:formula="602266*logheight/1204531"/>
                  <draw:equation draw:name="f10" draw:formula="logwidth"/>
                  <draw:equation draw:name="f11" draw:formula="logheight"/>
                </draw:enhanced-geometry>
              </draw:custom-shape>
              <draw:g draw:name="Graphic 3" draw:style-name="gr1">
                <draw:custom-shape draw:name="Freeform: Shape 269" draw:style-name="gr5" draw:text-style-name="P10" draw:layer="layout" svg:width="0.813cm" svg:height="1.295cm" svg:x="13.362cm" svg:y="6.12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98608 475583" draw:text-areas="0 0 ?f108 ?f109" draw:type="ooxml-non-primitive" draw:enhanced-path="M 0 149257 C 0 168402 1238 185166 7144 209836 17717 252794 43434 311468 52388 331375 48578 336804 46387 343186 46387 349853 46292 358235 49435 366046 54864 372142 49530 378047 46482 385667 46387 393668 46292 403098 50292 411766 56960 418148 52197 423958 49435 431102 49340 438817 49149 457867 65723 473583 86392 473869 L 220123 475583 C 220313 475583 220504 475583 220694 475583 230886 475583 240792 471678 247745 464820 254222 458533 257842 450247 257937 441484 258032 432054 254032 423386 247364 417004 252127 411194 254889 404051 254984 396335 255079 388048 251936 380143 246507 374047 251841 368141 254889 360521 254984 352520 255079 344138 251936 336423 246602 330327 256032 309467 280988 251936 291465 209740 297371 185166 298609 168402 298609 149257 298609 66961 231648 0 149352 0 66961 0 0 66961 0 149257 Z M 231838 448723 C 228981 451485 224790 453295 220313 453009 L 86582 451294 C 78391 451199 71819 445675 71819 439103 71914 434054 75914 429578 81915 427958 87059 426625 90583 421862 90297 416528 90011 411194 86106 406813 80867 405956 74009 404812 68866 399669 68866 394049 68961 389191 72676 384810 78391 383095 83058 381667 86296 377285 86296 372332 86296 367379 83153 362998 78486 361569 72676 359759 68866 355187 68961 350234 68961 348044 69723 346329 70676 344900 L 229076 344900 C 231172 346996 232410 349568 232410 352425 232410 357283 228600 361664 222980 363379 218313 364807 215075 369189 214979 374142 214979 379095 218123 383477 222790 385001 228600 386810 232410 391382 232315 396335 232315 401383 228219 405860 222218 407479 217075 408813 213551 413576 213836 418910 214027 424244 218027 428625 223266 429482 230124 430625 235268 435769 235268 441389 235172 444722 233363 447294 231838 448723 Z M 149257 22574 C 219075 22574 275844 79343 275844 149161 275844 166592 274796 181927 269367 204311 259366 244983 234029 302800 225362 322136 L 73057 322136 C 64389 302895 39053 245078 29051 204406 23622 182023 22574 166688 22574 149161 22574 79438 79343 22574 149257 22574 Z N">
                    <draw:equation draw:name="f0" draw:formula="0*logwidth/298608"/>
                    <draw:equation draw:name="f1" draw:formula="149257*logheight/475583"/>
                    <draw:equation draw:name="f2" draw:formula="7144*logwidth/298608"/>
                    <draw:equation draw:name="f3" draw:formula="209836*logheight/475583"/>
                    <draw:equation draw:name="f4" draw:formula="52388*logwidth/298608"/>
                    <draw:equation draw:name="f5" draw:formula="331375*logheight/475583"/>
                    <draw:equation draw:name="f6" draw:formula="46387*logwidth/298608"/>
                    <draw:equation draw:name="f7" draw:formula="349853*logheight/475583"/>
                    <draw:equation draw:name="f8" draw:formula="54864*logwidth/298608"/>
                    <draw:equation draw:name="f9" draw:formula="372142*logheight/475583"/>
                    <draw:equation draw:name="f10" draw:formula="46387*logwidth/298608"/>
                    <draw:equation draw:name="f11" draw:formula="393668*logheight/475583"/>
                    <draw:equation draw:name="f12" draw:formula="56960*logwidth/298608"/>
                    <draw:equation draw:name="f13" draw:formula="418148*logheight/475583"/>
                    <draw:equation draw:name="f14" draw:formula="49340*logwidth/298608"/>
                    <draw:equation draw:name="f15" draw:formula="438817*logheight/475583"/>
                    <draw:equation draw:name="f16" draw:formula="86392*logwidth/298608"/>
                    <draw:equation draw:name="f17" draw:formula="473869*logheight/475583"/>
                    <draw:equation draw:name="f18" draw:formula="220123*logwidth/298608"/>
                    <draw:equation draw:name="f19" draw:formula="475583*logheight/475583"/>
                    <draw:equation draw:name="f20" draw:formula="220694*logwidth/298608"/>
                    <draw:equation draw:name="f21" draw:formula="475583*logheight/475583"/>
                    <draw:equation draw:name="f22" draw:formula="247745*logwidth/298608"/>
                    <draw:equation draw:name="f23" draw:formula="464820*logheight/475583"/>
                    <draw:equation draw:name="f24" draw:formula="257937*logwidth/298608"/>
                    <draw:equation draw:name="f25" draw:formula="441484*logheight/475583"/>
                    <draw:equation draw:name="f26" draw:formula="247364*logwidth/298608"/>
                    <draw:equation draw:name="f27" draw:formula="417004*logheight/475583"/>
                    <draw:equation draw:name="f28" draw:formula="254984*logwidth/298608"/>
                    <draw:equation draw:name="f29" draw:formula="396335*logheight/475583"/>
                    <draw:equation draw:name="f30" draw:formula="246507*logwidth/298608"/>
                    <draw:equation draw:name="f31" draw:formula="374047*logheight/475583"/>
                    <draw:equation draw:name="f32" draw:formula="254984*logwidth/298608"/>
                    <draw:equation draw:name="f33" draw:formula="352520*logheight/475583"/>
                    <draw:equation draw:name="f34" draw:formula="246602*logwidth/298608"/>
                    <draw:equation draw:name="f35" draw:formula="330327*logheight/475583"/>
                    <draw:equation draw:name="f36" draw:formula="291465*logwidth/298608"/>
                    <draw:equation draw:name="f37" draw:formula="209740*logheight/475583"/>
                    <draw:equation draw:name="f38" draw:formula="298609*logwidth/298608"/>
                    <draw:equation draw:name="f39" draw:formula="149257*logheight/475583"/>
                    <draw:equation draw:name="f40" draw:formula="149352*logwidth/298608"/>
                    <draw:equation draw:name="f41" draw:formula="0*logheight/475583"/>
                    <draw:equation draw:name="f42" draw:formula="0*logwidth/298608"/>
                    <draw:equation draw:name="f43" draw:formula="149257*logheight/475583"/>
                    <draw:equation draw:name="f44" draw:formula="231838*logwidth/298608"/>
                    <draw:equation draw:name="f45" draw:formula="448723*logheight/475583"/>
                    <draw:equation draw:name="f46" draw:formula="220313*logwidth/298608"/>
                    <draw:equation draw:name="f47" draw:formula="453009*logheight/475583"/>
                    <draw:equation draw:name="f48" draw:formula="86582*logwidth/298608"/>
                    <draw:equation draw:name="f49" draw:formula="451294*logheight/475583"/>
                    <draw:equation draw:name="f50" draw:formula="71819*logwidth/298608"/>
                    <draw:equation draw:name="f51" draw:formula="439103*logheight/475583"/>
                    <draw:equation draw:name="f52" draw:formula="81915*logwidth/298608"/>
                    <draw:equation draw:name="f53" draw:formula="427958*logheight/475583"/>
                    <draw:equation draw:name="f54" draw:formula="90297*logwidth/298608"/>
                    <draw:equation draw:name="f55" draw:formula="416528*logheight/475583"/>
                    <draw:equation draw:name="f56" draw:formula="80867*logwidth/298608"/>
                    <draw:equation draw:name="f57" draw:formula="405956*logheight/475583"/>
                    <draw:equation draw:name="f58" draw:formula="68866*logwidth/298608"/>
                    <draw:equation draw:name="f59" draw:formula="394049*logheight/475583"/>
                    <draw:equation draw:name="f60" draw:formula="78391*logwidth/298608"/>
                    <draw:equation draw:name="f61" draw:formula="383095*logheight/475583"/>
                    <draw:equation draw:name="f62" draw:formula="86296*logwidth/298608"/>
                    <draw:equation draw:name="f63" draw:formula="372332*logheight/475583"/>
                    <draw:equation draw:name="f64" draw:formula="78486*logwidth/298608"/>
                    <draw:equation draw:name="f65" draw:formula="361569*logheight/475583"/>
                    <draw:equation draw:name="f66" draw:formula="68961*logwidth/298608"/>
                    <draw:equation draw:name="f67" draw:formula="350234*logheight/475583"/>
                    <draw:equation draw:name="f68" draw:formula="70676*logwidth/298608"/>
                    <draw:equation draw:name="f69" draw:formula="344900*logheight/475583"/>
                    <draw:equation draw:name="f70" draw:formula="229076*logwidth/298608"/>
                    <draw:equation draw:name="f71" draw:formula="344900*logheight/475583"/>
                    <draw:equation draw:name="f72" draw:formula="232410*logwidth/298608"/>
                    <draw:equation draw:name="f73" draw:formula="352425*logheight/475583"/>
                    <draw:equation draw:name="f74" draw:formula="222980*logwidth/298608"/>
                    <draw:equation draw:name="f75" draw:formula="363379*logheight/475583"/>
                    <draw:equation draw:name="f76" draw:formula="214979*logwidth/298608"/>
                    <draw:equation draw:name="f77" draw:formula="374142*logheight/475583"/>
                    <draw:equation draw:name="f78" draw:formula="222790*logwidth/298608"/>
                    <draw:equation draw:name="f79" draw:formula="385001*logheight/475583"/>
                    <draw:equation draw:name="f80" draw:formula="232315*logwidth/298608"/>
                    <draw:equation draw:name="f81" draw:formula="396335*logheight/475583"/>
                    <draw:equation draw:name="f82" draw:formula="222218*logwidth/298608"/>
                    <draw:equation draw:name="f83" draw:formula="407479*logheight/475583"/>
                    <draw:equation draw:name="f84" draw:formula="213836*logwidth/298608"/>
                    <draw:equation draw:name="f85" draw:formula="418910*logheight/475583"/>
                    <draw:equation draw:name="f86" draw:formula="223266*logwidth/298608"/>
                    <draw:equation draw:name="f87" draw:formula="429482*logheight/475583"/>
                    <draw:equation draw:name="f88" draw:formula="235268*logwidth/298608"/>
                    <draw:equation draw:name="f89" draw:formula="441389*logheight/475583"/>
                    <draw:equation draw:name="f90" draw:formula="231838*logwidth/298608"/>
                    <draw:equation draw:name="f91" draw:formula="448723*logheight/475583"/>
                    <draw:equation draw:name="f92" draw:formula="149257*logwidth/298608"/>
                    <draw:equation draw:name="f93" draw:formula="22574*logheight/475583"/>
                    <draw:equation draw:name="f94" draw:formula="275844*logwidth/298608"/>
                    <draw:equation draw:name="f95" draw:formula="149161*logheight/475583"/>
                    <draw:equation draw:name="f96" draw:formula="269367*logwidth/298608"/>
                    <draw:equation draw:name="f97" draw:formula="204311*logheight/475583"/>
                    <draw:equation draw:name="f98" draw:formula="225362*logwidth/298608"/>
                    <draw:equation draw:name="f99" draw:formula="322136*logheight/475583"/>
                    <draw:equation draw:name="f100" draw:formula="73057*logwidth/298608"/>
                    <draw:equation draw:name="f101" draw:formula="322136*logheight/475583"/>
                    <draw:equation draw:name="f102" draw:formula="29051*logwidth/298608"/>
                    <draw:equation draw:name="f103" draw:formula="204406*logheight/475583"/>
                    <draw:equation draw:name="f104" draw:formula="22574*logwidth/298608"/>
                    <draw:equation draw:name="f105" draw:formula="149161*logheight/475583"/>
                    <draw:equation draw:name="f106" draw:formula="149257*logwidth/298608"/>
                    <draw:equation draw:name="f107" draw:formula="22574*logheight/475583"/>
                    <draw:equation draw:name="f108" draw:formula="logwidth"/>
                    <draw:equation draw:name="f109" draw:formula="logheight"/>
                  </draw:enhanced-geometry>
                </draw:custom-shape>
                <draw:custom-shape draw:name="Freeform: Shape 270" draw:style-name="gr5" draw:text-style-name="P10" draw:layer="layout" svg:width="0.255cm" svg:height="0.304cm" svg:x="13.279cm" svg:y="5.80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drawooo:sub-view-size="93794 111936" draw:text-areas="0 0 ?f50 ?f51" draw:type="ooxml-non-primitive" draw:enhanced-path="M 23513 5066 C 21323 2304 18179 589 14751 113 11321 -363 7797 685 5035 2875 2273 5066 558 8209 82 11638 -299 15163 653 18592 2844 21354 L 70186 106888 C 72662 110032 76568 111937 80568 111937 80759 111937 80854 111937 81044 111937 L 81044 111937 C 83807 111841 86474 110889 88760 109079 91522 106888 93236 103745 93713 100316 94094 96792 93141 93363 90951 90601 L 23513 5066 Z M 81711 100221 C 81426 100507 81044 100602 80568 100602 79997 100697 79425 100316 79044 99840 L 11702 14305 C 11321 13829 11226 13258 11321 12972 11321 12686 11512 12115 12084 11734 12464 11448 12845 11353 13226 11353 13322 11353 13417 11353 13417 11353 13703 11353 14274 11543 14655 12019 L 81997 97554 C 82378 98030 82473 98602 82378 98983 82378 99268 82283 99745 81711 100221 Z N">
                    <draw:equation draw:name="f0" draw:formula="23513*logwidth/93794"/>
                    <draw:equation draw:name="f1" draw:formula="5066*logheight/111936"/>
                    <draw:equation draw:name="f2" draw:formula="14751*logwidth/93794"/>
                    <draw:equation draw:name="f3" draw:formula="113*logheight/111936"/>
                    <draw:equation draw:name="f4" draw:formula="5035*logwidth/93794"/>
                    <draw:equation draw:name="f5" draw:formula="2875*logheight/111936"/>
                    <draw:equation draw:name="f6" draw:formula="82*logwidth/93794"/>
                    <draw:equation draw:name="f7" draw:formula="11638*logheight/111936"/>
                    <draw:equation draw:name="f8" draw:formula="2844*logwidth/93794"/>
                    <draw:equation draw:name="f9" draw:formula="21354*logheight/111936"/>
                    <draw:equation draw:name="f10" draw:formula="70186*logwidth/93794"/>
                    <draw:equation draw:name="f11" draw:formula="106888*logheight/111936"/>
                    <draw:equation draw:name="f12" draw:formula="80568*logwidth/93794"/>
                    <draw:equation draw:name="f13" draw:formula="111937*logheight/111936"/>
                    <draw:equation draw:name="f14" draw:formula="81044*logwidth/93794"/>
                    <draw:equation draw:name="f15" draw:formula="111937*logheight/111936"/>
                    <draw:equation draw:name="f16" draw:formula="81044*logwidth/93794"/>
                    <draw:equation draw:name="f17" draw:formula="111937*logheight/111936"/>
                    <draw:equation draw:name="f18" draw:formula="88760*logwidth/93794"/>
                    <draw:equation draw:name="f19" draw:formula="109079*logheight/111936"/>
                    <draw:equation draw:name="f20" draw:formula="93713*logwidth/93794"/>
                    <draw:equation draw:name="f21" draw:formula="100316*logheight/111936"/>
                    <draw:equation draw:name="f22" draw:formula="90951*logwidth/93794"/>
                    <draw:equation draw:name="f23" draw:formula="90601*logheight/111936"/>
                    <draw:equation draw:name="f24" draw:formula="23513*logwidth/93794"/>
                    <draw:equation draw:name="f25" draw:formula="5066*logheight/111936"/>
                    <draw:equation draw:name="f26" draw:formula="81711*logwidth/93794"/>
                    <draw:equation draw:name="f27" draw:formula="100221*logheight/111936"/>
                    <draw:equation draw:name="f28" draw:formula="80568*logwidth/93794"/>
                    <draw:equation draw:name="f29" draw:formula="100602*logheight/111936"/>
                    <draw:equation draw:name="f30" draw:formula="79044*logwidth/93794"/>
                    <draw:equation draw:name="f31" draw:formula="99840*logheight/111936"/>
                    <draw:equation draw:name="f32" draw:formula="11702*logwidth/93794"/>
                    <draw:equation draw:name="f33" draw:formula="14305*logheight/111936"/>
                    <draw:equation draw:name="f34" draw:formula="11321*logwidth/93794"/>
                    <draw:equation draw:name="f35" draw:formula="12972*logheight/111936"/>
                    <draw:equation draw:name="f36" draw:formula="12084*logwidth/93794"/>
                    <draw:equation draw:name="f37" draw:formula="11734*logheight/111936"/>
                    <draw:equation draw:name="f38" draw:formula="13226*logwidth/93794"/>
                    <draw:equation draw:name="f39" draw:formula="11353*logheight/111936"/>
                    <draw:equation draw:name="f40" draw:formula="13417*logwidth/93794"/>
                    <draw:equation draw:name="f41" draw:formula="11353*logheight/111936"/>
                    <draw:equation draw:name="f42" draw:formula="14655*logwidth/93794"/>
                    <draw:equation draw:name="f43" draw:formula="12019*logheight/111936"/>
                    <draw:equation draw:name="f44" draw:formula="81997*logwidth/93794"/>
                    <draw:equation draw:name="f45" draw:formula="97554*logheight/111936"/>
                    <draw:equation draw:name="f46" draw:formula="82378*logwidth/93794"/>
                    <draw:equation draw:name="f47" draw:formula="98983*logheight/111936"/>
                    <draw:equation draw:name="f48" draw:formula="81711*logwidth/93794"/>
                    <draw:equation draw:name="f49" draw:formula="100221*logheight/111936"/>
                    <draw:equation draw:name="f50" draw:formula="logwidth"/>
                    <draw:equation draw:name="f51" draw:formula="logheight"/>
                  </draw:enhanced-geometry>
                </draw:custom-shape>
                <draw:custom-shape draw:name="Freeform: Shape 271" draw:style-name="gr5" draw:text-style-name="P10" draw:layer="layout" svg:width="0.222cm" svg:height="0.299cm" svg:x="13.992cm" svg:y="5.80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drawooo:sub-view-size="81942 109939" draw:text-areas="0 0 ?f48 ?f49" draw:type="ooxml-non-primitive" draw:enhanced-path="M 6007 107749 L 6007 107749 C 8198 109177 10674 109939 13246 109939 13437 109939 13532 109939 13722 109939 18008 109749 21914 107558 24200 104034 L 79731 20500 C 81731 17547 82398 14023 81635 10594 80969 7165 78968 4212 76016 2212 73063 211 69539 -455 66110 307 62681 973 59728 2974 57728 5926 L 2197 89461 C 292 92413 -470 95938 292 99367 1054 102796 3054 105844 6007 107749 Z M 11722 95747 L 67253 12213 C 67634 11641 68205 11451 68396 11451 68682 11356 69253 11356 69824 11737 70396 12118 70587 12689 70587 12975 70682 13356 70682 13832 70301 14404 L 14770 97938 C 14294 98700 13532 98795 13246 98795 12865 98795 12484 98700 12198 98509 11627 98128 11436 97557 11436 97271 11436 96890 11341 96319 11722 95747 Z N">
                    <draw:equation draw:name="f0" draw:formula="6007*logwidth/81942"/>
                    <draw:equation draw:name="f1" draw:formula="107749*logheight/109939"/>
                    <draw:equation draw:name="f2" draw:formula="6007*logwidth/81942"/>
                    <draw:equation draw:name="f3" draw:formula="107749*logheight/109939"/>
                    <draw:equation draw:name="f4" draw:formula="13246*logwidth/81942"/>
                    <draw:equation draw:name="f5" draw:formula="109939*logheight/109939"/>
                    <draw:equation draw:name="f6" draw:formula="13722*logwidth/81942"/>
                    <draw:equation draw:name="f7" draw:formula="109939*logheight/109939"/>
                    <draw:equation draw:name="f8" draw:formula="24200*logwidth/81942"/>
                    <draw:equation draw:name="f9" draw:formula="104034*logheight/109939"/>
                    <draw:equation draw:name="f10" draw:formula="79731*logwidth/81942"/>
                    <draw:equation draw:name="f11" draw:formula="20500*logheight/109939"/>
                    <draw:equation draw:name="f12" draw:formula="81635*logwidth/81942"/>
                    <draw:equation draw:name="f13" draw:formula="10594*logheight/109939"/>
                    <draw:equation draw:name="f14" draw:formula="76016*logwidth/81942"/>
                    <draw:equation draw:name="f15" draw:formula="2212*logheight/109939"/>
                    <draw:equation draw:name="f16" draw:formula="66110*logwidth/81942"/>
                    <draw:equation draw:name="f17" draw:formula="307*logheight/109939"/>
                    <draw:equation draw:name="f18" draw:formula="57728*logwidth/81942"/>
                    <draw:equation draw:name="f19" draw:formula="5926*logheight/109939"/>
                    <draw:equation draw:name="f20" draw:formula="2197*logwidth/81942"/>
                    <draw:equation draw:name="f21" draw:formula="89461*logheight/109939"/>
                    <draw:equation draw:name="f22" draw:formula="292*logwidth/81942"/>
                    <draw:equation draw:name="f23" draw:formula="99367*logheight/109939"/>
                    <draw:equation draw:name="f24" draw:formula="6007*logwidth/81942"/>
                    <draw:equation draw:name="f25" draw:formula="107749*logheight/109939"/>
                    <draw:equation draw:name="f26" draw:formula="11722*logwidth/81942"/>
                    <draw:equation draw:name="f27" draw:formula="95747*logheight/109939"/>
                    <draw:equation draw:name="f28" draw:formula="67253*logwidth/81942"/>
                    <draw:equation draw:name="f29" draw:formula="12213*logheight/109939"/>
                    <draw:equation draw:name="f30" draw:formula="68396*logwidth/81942"/>
                    <draw:equation draw:name="f31" draw:formula="11451*logheight/109939"/>
                    <draw:equation draw:name="f32" draw:formula="69824*logwidth/81942"/>
                    <draw:equation draw:name="f33" draw:formula="11737*logheight/109939"/>
                    <draw:equation draw:name="f34" draw:formula="70587*logwidth/81942"/>
                    <draw:equation draw:name="f35" draw:formula="12975*logheight/109939"/>
                    <draw:equation draw:name="f36" draw:formula="70301*logwidth/81942"/>
                    <draw:equation draw:name="f37" draw:formula="14404*logheight/109939"/>
                    <draw:equation draw:name="f38" draw:formula="14770*logwidth/81942"/>
                    <draw:equation draw:name="f39" draw:formula="97938*logheight/109939"/>
                    <draw:equation draw:name="f40" draw:formula="13246*logwidth/81942"/>
                    <draw:equation draw:name="f41" draw:formula="98795*logheight/109939"/>
                    <draw:equation draw:name="f42" draw:formula="12198*logwidth/81942"/>
                    <draw:equation draw:name="f43" draw:formula="98509*logheight/109939"/>
                    <draw:equation draw:name="f44" draw:formula="11436*logwidth/81942"/>
                    <draw:equation draw:name="f45" draw:formula="97271*logheight/109939"/>
                    <draw:equation draw:name="f46" draw:formula="11722*logwidth/81942"/>
                    <draw:equation draw:name="f47" draw:formula="95747*logheight/109939"/>
                    <draw:equation draw:name="f48" draw:formula="logwidth"/>
                    <draw:equation draw:name="f49" draw:formula="logheight"/>
                  </draw:enhanced-geometry>
                </draw:custom-shape>
                <draw:custom-shape draw:name="Freeform: Shape 272" draw:style-name="gr5" draw:text-style-name="P10" draw:layer="layout" svg:width="0.083cm" svg:height="0.373cm" svg:x="13.728cm" svg:y="5.67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drawooo:sub-view-size="30980 137260" draw:text-areas="0 0 ?f48 ?f49" draw:type="ooxml-non-primitive" draw:enhanced-path="M 12497 137261 C 12688 137261 12878 137261 13068 137261 13259 137261 13354 137261 13545 137261 20403 137070 25927 131546 26308 124688 L 30975 13722 C 31071 10197 29928 6864 27547 4292 25165 1720 21927 196 18402 5 14878 -90 11544 1053 8973 3434 6401 5816 4877 9054 4686 12578 L 19 123545 C -171 127069 1067 130403 3448 132974 5734 135642 8973 137166 12497 137261 L 12497 137261 Z M 11163 124021 L 15831 13055 C 15831 12388 16212 11912 16402 11721 16688 11531 17069 11245 17736 11245 18402 11245 18783 11626 19069 11817 19260 12007 19641 12483 19546 13150 L 14878 124116 C 14878 125069 14021 125926 12973 125926 L 12878 125926 C 12211 125926 11830 125545 11544 125355 11449 125164 11163 124688 11163 124021 Z N">
                    <draw:equation draw:name="f0" draw:formula="12497*logwidth/30980"/>
                    <draw:equation draw:name="f1" draw:formula="137261*logheight/137260"/>
                    <draw:equation draw:name="f2" draw:formula="13068*logwidth/30980"/>
                    <draw:equation draw:name="f3" draw:formula="137261*logheight/137260"/>
                    <draw:equation draw:name="f4" draw:formula="13545*logwidth/30980"/>
                    <draw:equation draw:name="f5" draw:formula="137261*logheight/137260"/>
                    <draw:equation draw:name="f6" draw:formula="26308*logwidth/30980"/>
                    <draw:equation draw:name="f7" draw:formula="124688*logheight/137260"/>
                    <draw:equation draw:name="f8" draw:formula="30975*logwidth/30980"/>
                    <draw:equation draw:name="f9" draw:formula="13722*logheight/137260"/>
                    <draw:equation draw:name="f10" draw:formula="27547*logwidth/30980"/>
                    <draw:equation draw:name="f11" draw:formula="4292*logheight/137260"/>
                    <draw:equation draw:name="f12" draw:formula="18402*logwidth/30980"/>
                    <draw:equation draw:name="f13" draw:formula="5*logheight/137260"/>
                    <draw:equation draw:name="f14" draw:formula="8973*logwidth/30980"/>
                    <draw:equation draw:name="f15" draw:formula="3434*logheight/137260"/>
                    <draw:equation draw:name="f16" draw:formula="4686*logwidth/30980"/>
                    <draw:equation draw:name="f17" draw:formula="12578*logheight/137260"/>
                    <draw:equation draw:name="f18" draw:formula="19*logwidth/30980"/>
                    <draw:equation draw:name="f19" draw:formula="123545*logheight/137260"/>
                    <draw:equation draw:name="f20" draw:formula="3448*logwidth/30980"/>
                    <draw:equation draw:name="f21" draw:formula="132974*logheight/137260"/>
                    <draw:equation draw:name="f22" draw:formula="12497*logwidth/30980"/>
                    <draw:equation draw:name="f23" draw:formula="137261*logheight/137260"/>
                    <draw:equation draw:name="f24" draw:formula="12497*logwidth/30980"/>
                    <draw:equation draw:name="f25" draw:formula="137261*logheight/137260"/>
                    <draw:equation draw:name="f26" draw:formula="11163*logwidth/30980"/>
                    <draw:equation draw:name="f27" draw:formula="124021*logheight/137260"/>
                    <draw:equation draw:name="f28" draw:formula="15831*logwidth/30980"/>
                    <draw:equation draw:name="f29" draw:formula="13055*logheight/137260"/>
                    <draw:equation draw:name="f30" draw:formula="16402*logwidth/30980"/>
                    <draw:equation draw:name="f31" draw:formula="11721*logheight/137260"/>
                    <draw:equation draw:name="f32" draw:formula="17736*logwidth/30980"/>
                    <draw:equation draw:name="f33" draw:formula="11245*logheight/137260"/>
                    <draw:equation draw:name="f34" draw:formula="19069*logwidth/30980"/>
                    <draw:equation draw:name="f35" draw:formula="11817*logheight/137260"/>
                    <draw:equation draw:name="f36" draw:formula="19546*logwidth/30980"/>
                    <draw:equation draw:name="f37" draw:formula="13150*logheight/137260"/>
                    <draw:equation draw:name="f38" draw:formula="14878*logwidth/30980"/>
                    <draw:equation draw:name="f39" draw:formula="124116*logheight/137260"/>
                    <draw:equation draw:name="f40" draw:formula="12973*logwidth/30980"/>
                    <draw:equation draw:name="f41" draw:formula="125926*logheight/137260"/>
                    <draw:equation draw:name="f42" draw:formula="12878*logwidth/30980"/>
                    <draw:equation draw:name="f43" draw:formula="125926*logheight/137260"/>
                    <draw:equation draw:name="f44" draw:formula="11544*logwidth/30980"/>
                    <draw:equation draw:name="f45" draw:formula="125355*logheight/137260"/>
                    <draw:equation draw:name="f46" draw:formula="11163*logwidth/30980"/>
                    <draw:equation draw:name="f47" draw:formula="124021*logheight/137260"/>
                    <draw:equation draw:name="f48" draw:formula="logwidth"/>
                    <draw:equation draw:name="f49" draw:formula="logheight"/>
                  </draw:enhanced-geometry>
                </draw:custom-shape>
                <draw:custom-shape draw:name="Freeform: Shape 273" draw:style-name="gr5" draw:text-style-name="P10" draw:layer="layout" svg:width="0.228cm" svg:height="0.215cm" svg:x="13.52cm" svg:y="6.255cm">
                  <text:p/>
                  <draw:enhanced-geometry draw:mirror-horizontal="false" draw:mirror-vertical="false" svg:viewBox="0 0 0 0" draw:glue-points="?f0 ?f1 ?f2 ?f3 ?f4 ?f5 ?f6 ?f7 ?f8 ?f9 ?f10 ?f11 ?f12 ?f13 ?f14 ?f15 ?f16 ?f17 ?f18 ?f19" drawooo:sub-view-size="84141 79077" draw:text-areas="0 0 ?f20 ?f21" draw:type="ooxml-non-primitive" draw:enhanced-path="M 11556 79057 L 11556 79057 C 18319 79438 24319 74295 24701 67532 24891 64294 25367 61150 26224 58007 31368 37528 47941 29527 60991 26384 67087 24955 71563 24765 72040 24765 78898 24574 84327 18955 84136 12097 83946 5429 78421 0 71468 0 48227 476 3364 14859 31 65818 -446 72676 4698 78581 11556 79057 Z N">
                    <draw:equation draw:name="f0" draw:formula="11556*logwidth/84141"/>
                    <draw:equation draw:name="f1" draw:formula="79057*logheight/79077"/>
                    <draw:equation draw:name="f2" draw:formula="11556*logwidth/84141"/>
                    <draw:equation draw:name="f3" draw:formula="79057*logheight/79077"/>
                    <draw:equation draw:name="f4" draw:formula="24701*logwidth/84141"/>
                    <draw:equation draw:name="f5" draw:formula="67532*logheight/79077"/>
                    <draw:equation draw:name="f6" draw:formula="26224*logwidth/84141"/>
                    <draw:equation draw:name="f7" draw:formula="58007*logheight/79077"/>
                    <draw:equation draw:name="f8" draw:formula="60991*logwidth/84141"/>
                    <draw:equation draw:name="f9" draw:formula="26384*logheight/79077"/>
                    <draw:equation draw:name="f10" draw:formula="72040*logwidth/84141"/>
                    <draw:equation draw:name="f11" draw:formula="24765*logheight/79077"/>
                    <draw:equation draw:name="f12" draw:formula="84136*logwidth/84141"/>
                    <draw:equation draw:name="f13" draw:formula="12097*logheight/79077"/>
                    <draw:equation draw:name="f14" draw:formula="71468*logwidth/84141"/>
                    <draw:equation draw:name="f15" draw:formula="0*logheight/79077"/>
                    <draw:equation draw:name="f16" draw:formula="31*logwidth/84141"/>
                    <draw:equation draw:name="f17" draw:formula="65818*logheight/79077"/>
                    <draw:equation draw:name="f18" draw:formula="11556*logwidth/84141"/>
                    <draw:equation draw:name="f19" draw:formula="79057*logheight/79077"/>
                    <draw:equation draw:name="f20" draw:formula="logwidth"/>
                    <draw:equation draw:name="f21" draw:formula="logheight"/>
                  </draw:enhanced-geometry>
                </draw:custom-shape>
              </draw:g>
            </draw:g>
            <draw:g draw:name="Graphic 3" draw:style-name="gr1">
              <draw:custom-shape draw:name="Freeform: Shape 263" draw:style-name="gr7" draw:text-style-name="P12" xml:id="id7" draw:id="id7" draw:layer="layout" svg:width="3.282cm" svg:height="3.282cm" svg:x="18.351cm" svg:y="4.297cm">
                <text:p text:style-name="P8"><text:span text:style-name="T4"/></text:p>
                <draw:enhanced-geometry draw:mirror-horizontal="false" draw:mirror-vertical="false" svg:viewBox="0 0 0 0" draw:glue-points="?f0 ?f1 ?f2 ?f3 ?f4 ?f5 ?f6 ?f7 ?f8 ?f9" drawooo:sub-view-size="1204531 1204531" draw:text-areas="0 0 ?f10 ?f11" draw:type="ooxml-non-primitive" draw:enhanced-path="M 1204532 602266 C 1204532 934888 934888 1204532 602266 1204532 269644 1204532 1 934888 1 602266 1 269643 269644 0 602266 0 934888 0 1204532 269643 1204532 602266 Z N">
                  <draw:equation draw:name="f0" draw:formula="1204532*logwidth/1204531"/>
                  <draw:equation draw:name="f1" draw:formula="602266*logheight/1204531"/>
                  <draw:equation draw:name="f2" draw:formula="602266*logwidth/1204531"/>
                  <draw:equation draw:name="f3" draw:formula="1204532*logheight/1204531"/>
                  <draw:equation draw:name="f4" draw:formula="1*logwidth/1204531"/>
                  <draw:equation draw:name="f5" draw:formula="602266*logheight/1204531"/>
                  <draw:equation draw:name="f6" draw:formula="602266*logwidth/1204531"/>
                  <draw:equation draw:name="f7" draw:formula="0*logheight/1204531"/>
                  <draw:equation draw:name="f8" draw:formula="1204532*logwidth/1204531"/>
                  <draw:equation draw:name="f9" draw:formula="602266*logheight/1204531"/>
                  <draw:equation draw:name="f10" draw:formula="logwidth"/>
                  <draw:equation draw:name="f11" draw:formula="logheight"/>
                </draw:enhanced-geometry>
              </draw:custom-shape>
              <draw:g draw:name="Graphic 3" draw:style-name="gr1">
                <draw:custom-shape draw:name="Freeform: Shape 265" draw:style-name="gr5" draw:text-style-name="P10" draw:layer="layout" svg:width="1.237cm" svg:height="1.375cm" svg:x="19.396cm" svg:y="5.3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454248 504731" draw:text-areas="0 0 ?f62 ?f63" draw:type="ooxml-non-primitive" draw:enhanced-path="M 392953 504731 C 395621 504731 398287 503874 400573 502064 L 449818 462059 C 452294 460059 453914 457106 454199 453868 454485 450629 453532 447486 451532 445010 L 327897 292800 C 347996 266416 360568 234983 364093 201170 369141 152687 354949 105158 324183 67343 260746 -10762 145589 -22668 67484 40769 29670 71534 6048 115159 999 163641 -4049 212123 10144 259653 40909 297467 71675 335282 115299 358904 163782 363952 170164 364619 176546 364904 182927 364904 209692 364904 235696 358999 259699 347855 L 383619 500350 C 385905 503207 389429 504731 392953 504731 Z M 166259 339758 C 124158 335377 86344 314898 59674 282132 33004 249271 20716 208123 25098 166022 29480 123922 49958 86108 82724 59438 111966 35625 147304 24100 182356 24100 228456 24100 274082 44102 305323 82488 331993 115349 344281 156497 339899 198598 335518 240603 315039 278513 282273 305183 249602 331853 208359 344140 166259 339758 Z M 297608 323947 C 302561 319946 307228 315660 311705 311279 L 425148 450915 394668 475680 281130 335948 C 286845 332234 292369 328233 297608 323947 Z N">
                    <draw:equation draw:name="f0" draw:formula="392953*logwidth/454248"/>
                    <draw:equation draw:name="f1" draw:formula="504731*logheight/504731"/>
                    <draw:equation draw:name="f2" draw:formula="400573*logwidth/454248"/>
                    <draw:equation draw:name="f3" draw:formula="502064*logheight/504731"/>
                    <draw:equation draw:name="f4" draw:formula="449818*logwidth/454248"/>
                    <draw:equation draw:name="f5" draw:formula="462059*logheight/504731"/>
                    <draw:equation draw:name="f6" draw:formula="454199*logwidth/454248"/>
                    <draw:equation draw:name="f7" draw:formula="453868*logheight/504731"/>
                    <draw:equation draw:name="f8" draw:formula="451532*logwidth/454248"/>
                    <draw:equation draw:name="f9" draw:formula="445010*logheight/504731"/>
                    <draw:equation draw:name="f10" draw:formula="327897*logwidth/454248"/>
                    <draw:equation draw:name="f11" draw:formula="292800*logheight/504731"/>
                    <draw:equation draw:name="f12" draw:formula="364093*logwidth/454248"/>
                    <draw:equation draw:name="f13" draw:formula="201170*logheight/504731"/>
                    <draw:equation draw:name="f14" draw:formula="324183*logwidth/454248"/>
                    <draw:equation draw:name="f15" draw:formula="67343*logheight/504731"/>
                    <draw:equation draw:name="f16" draw:formula="67484*logwidth/454248"/>
                    <draw:equation draw:name="f17" draw:formula="40769*logheight/504731"/>
                    <draw:equation draw:name="f18" draw:formula="999*logwidth/454248"/>
                    <draw:equation draw:name="f19" draw:formula="163641*logheight/504731"/>
                    <draw:equation draw:name="f20" draw:formula="40909*logwidth/454248"/>
                    <draw:equation draw:name="f21" draw:formula="297467*logheight/504731"/>
                    <draw:equation draw:name="f22" draw:formula="163782*logwidth/454248"/>
                    <draw:equation draw:name="f23" draw:formula="363952*logheight/504731"/>
                    <draw:equation draw:name="f24" draw:formula="182927*logwidth/454248"/>
                    <draw:equation draw:name="f25" draw:formula="364904*logheight/504731"/>
                    <draw:equation draw:name="f26" draw:formula="259699*logwidth/454248"/>
                    <draw:equation draw:name="f27" draw:formula="347855*logheight/504731"/>
                    <draw:equation draw:name="f28" draw:formula="383619*logwidth/454248"/>
                    <draw:equation draw:name="f29" draw:formula="500350*logheight/504731"/>
                    <draw:equation draw:name="f30" draw:formula="392953*logwidth/454248"/>
                    <draw:equation draw:name="f31" draw:formula="504731*logheight/504731"/>
                    <draw:equation draw:name="f32" draw:formula="166259*logwidth/454248"/>
                    <draw:equation draw:name="f33" draw:formula="339758*logheight/504731"/>
                    <draw:equation draw:name="f34" draw:formula="59674*logwidth/454248"/>
                    <draw:equation draw:name="f35" draw:formula="282132*logheight/504731"/>
                    <draw:equation draw:name="f36" draw:formula="25098*logwidth/454248"/>
                    <draw:equation draw:name="f37" draw:formula="166022*logheight/504731"/>
                    <draw:equation draw:name="f38" draw:formula="82724*logwidth/454248"/>
                    <draw:equation draw:name="f39" draw:formula="59438*logheight/504731"/>
                    <draw:equation draw:name="f40" draw:formula="182356*logwidth/454248"/>
                    <draw:equation draw:name="f41" draw:formula="24100*logheight/504731"/>
                    <draw:equation draw:name="f42" draw:formula="305323*logwidth/454248"/>
                    <draw:equation draw:name="f43" draw:formula="82488*logheight/504731"/>
                    <draw:equation draw:name="f44" draw:formula="339899*logwidth/454248"/>
                    <draw:equation draw:name="f45" draw:formula="198598*logheight/504731"/>
                    <draw:equation draw:name="f46" draw:formula="282273*logwidth/454248"/>
                    <draw:equation draw:name="f47" draw:formula="305183*logheight/504731"/>
                    <draw:equation draw:name="f48" draw:formula="166259*logwidth/454248"/>
                    <draw:equation draw:name="f49" draw:formula="339758*logheight/504731"/>
                    <draw:equation draw:name="f50" draw:formula="297608*logwidth/454248"/>
                    <draw:equation draw:name="f51" draw:formula="323947*logheight/504731"/>
                    <draw:equation draw:name="f52" draw:formula="311705*logwidth/454248"/>
                    <draw:equation draw:name="f53" draw:formula="311279*logheight/504731"/>
                    <draw:equation draw:name="f54" draw:formula="425148*logwidth/454248"/>
                    <draw:equation draw:name="f55" draw:formula="450915*logheight/504731"/>
                    <draw:equation draw:name="f56" draw:formula="394668*logwidth/454248"/>
                    <draw:equation draw:name="f57" draw:formula="475680*logheight/504731"/>
                    <draw:equation draw:name="f58" draw:formula="281130*logwidth/454248"/>
                    <draw:equation draw:name="f59" draw:formula="335948*logheight/504731"/>
                    <draw:equation draw:name="f60" draw:formula="297608*logwidth/454248"/>
                    <draw:equation draw:name="f61" draw:formula="323947*logheight/504731"/>
                    <draw:equation draw:name="f62" draw:formula="logwidth"/>
                    <draw:equation draw:name="f63" draw:formula="logheight"/>
                  </draw:enhanced-geometry>
                </draw:custom-shape>
                <draw:custom-shape draw:name="Freeform: Shape 266" draw:style-name="gr5" draw:text-style-name="P10" draw:layer="layout" svg:width="0.727cm" svg:height="0.727cm" svg:x="19.529cm" svg:y="5.491cm">
                  <text:p/>
                  <draw:enhanced-geometry draw:mirror-horizontal="false" draw:mirror-vertical="false" svg:viewBox="0 0 0 0" draw:glue-points="?f0 ?f1 ?f2 ?f3 ?f4 ?f5 ?f6 ?f7 ?f8 ?f9 ?f10 ?f11 ?f12 ?f13 ?f14 ?f15 ?f16 ?f17 ?f18 ?f19 ?f20 ?f21 ?f22 ?f23 ?f24 ?f25 ?f26 ?f27 ?f28 ?f29 ?f30 ?f31" drawooo:sub-view-size="267202 267219" draw:text-areas="0 0 ?f32 ?f33" draw:type="ooxml-non-primitive" draw:enhanced-path="M 237339 49383 C 214860 21665 182857 4425 147423 710 111895 -2909 77129 7378 49411 29952 21693 52526 4453 84435 739 119868 -2976 155396 7406 190162 29980 217880 56364 250360 94940 267220 133803 267220 163425 267220 193239 257504 217909 237406 275059 190924 283821 106628 237339 49383 Z M 202573 218547 C 155805 256552 86749 249408 48744 202640 30361 179971 21789 151491 24837 122440 27885 93388 41981 67195 64651 48811 84368 32809 108371 24332 133422 24332 137231 24332 141042 24523 144852 24904 173903 27952 200097 42049 218480 64718 256580 111486 249436 180542 202573 218547 Z N">
                    <draw:equation draw:name="f0" draw:formula="237339*logwidth/267202"/>
                    <draw:equation draw:name="f1" draw:formula="49383*logheight/267219"/>
                    <draw:equation draw:name="f2" draw:formula="147423*logwidth/267202"/>
                    <draw:equation draw:name="f3" draw:formula="710*logheight/267219"/>
                    <draw:equation draw:name="f4" draw:formula="49411*logwidth/267202"/>
                    <draw:equation draw:name="f5" draw:formula="29952*logheight/267219"/>
                    <draw:equation draw:name="f6" draw:formula="739*logwidth/267202"/>
                    <draw:equation draw:name="f7" draw:formula="119868*logheight/267219"/>
                    <draw:equation draw:name="f8" draw:formula="29980*logwidth/267202"/>
                    <draw:equation draw:name="f9" draw:formula="217880*logheight/267219"/>
                    <draw:equation draw:name="f10" draw:formula="133803*logwidth/267202"/>
                    <draw:equation draw:name="f11" draw:formula="267220*logheight/267219"/>
                    <draw:equation draw:name="f12" draw:formula="217909*logwidth/267202"/>
                    <draw:equation draw:name="f13" draw:formula="237406*logheight/267219"/>
                    <draw:equation draw:name="f14" draw:formula="237339*logwidth/267202"/>
                    <draw:equation draw:name="f15" draw:formula="49383*logheight/267219"/>
                    <draw:equation draw:name="f16" draw:formula="202573*logwidth/267202"/>
                    <draw:equation draw:name="f17" draw:formula="218547*logheight/267219"/>
                    <draw:equation draw:name="f18" draw:formula="48744*logwidth/267202"/>
                    <draw:equation draw:name="f19" draw:formula="202640*logheight/267219"/>
                    <draw:equation draw:name="f20" draw:formula="24837*logwidth/267202"/>
                    <draw:equation draw:name="f21" draw:formula="122440*logheight/267219"/>
                    <draw:equation draw:name="f22" draw:formula="64651*logwidth/267202"/>
                    <draw:equation draw:name="f23" draw:formula="48811*logheight/267219"/>
                    <draw:equation draw:name="f24" draw:formula="133422*logwidth/267202"/>
                    <draw:equation draw:name="f25" draw:formula="24332*logheight/267219"/>
                    <draw:equation draw:name="f26" draw:formula="144852*logwidth/267202"/>
                    <draw:equation draw:name="f27" draw:formula="24904*logheight/267219"/>
                    <draw:equation draw:name="f28" draw:formula="218480*logwidth/267202"/>
                    <draw:equation draw:name="f29" draw:formula="64718*logheight/267219"/>
                    <draw:equation draw:name="f30" draw:formula="202573*logwidth/267202"/>
                    <draw:equation draw:name="f31" draw:formula="218547*logheight/267219"/>
                    <draw:equation draw:name="f32" draw:formula="logwidth"/>
                    <draw:equation draw:name="f33" draw:formula="logheight"/>
                  </draw:enhanced-geometry>
                </draw:custom-shape>
              </draw:g>
            </draw:g>
            <draw:g draw:name="Graphic 3" draw:style-name="gr1">
              <draw:custom-shape draw:name="Freeform: Shape 261" draw:style-name="gr8" draw:text-style-name="P14" xml:id="id2" draw:id="id2" draw:layer="layout" svg:width="3.282cm" svg:height="3.282cm" svg:x="9.363cm" svg:y="13.077cm">
                <text:p text:style-name="P13"/>
                <draw:enhanced-geometry draw:mirror-horizontal="false" draw:mirror-vertical="false" svg:viewBox="0 0 0 0" draw:glue-points="?f0 ?f1 ?f2 ?f3 ?f4 ?f5 ?f6 ?f7 ?f8 ?f9" drawooo:sub-view-size="1204531 1204531" draw:text-areas="0 0 ?f10 ?f11" draw:type="ooxml-non-primitive" draw:enhanced-path="M 1204531 602266 C 1204531 934888 934888 1204531 602266 1204531 269643 1204531 0 934888 0 602266 0 269643 269643 0 602266 0 934888 0 1204531 269643 1204531 602266 Z N">
                  <draw:equation draw:name="f0" draw:formula="1204531*logwidth/1204531"/>
                  <draw:equation draw:name="f1" draw:formula="602266*logheight/1204531"/>
                  <draw:equation draw:name="f2" draw:formula="602266*logwidth/1204531"/>
                  <draw:equation draw:name="f3" draw:formula="1204531*logheight/1204531"/>
                  <draw:equation draw:name="f4" draw:formula="0*logwidth/1204531"/>
                  <draw:equation draw:name="f5" draw:formula="602266*logheight/1204531"/>
                  <draw:equation draw:name="f6" draw:formula="602266*logwidth/1204531"/>
                  <draw:equation draw:name="f7" draw:formula="0*logheight/1204531"/>
                  <draw:equation draw:name="f8" draw:formula="1204531*logwidth/1204531"/>
                  <draw:equation draw:name="f9" draw:formula="602266*logheight/1204531"/>
                  <draw:equation draw:name="f10" draw:formula="logwidth"/>
                  <draw:equation draw:name="f11" draw:formula="logheight"/>
                </draw:enhanced-geometry>
              </draw:custom-shape>
              <draw:custom-shape draw:name="Freeform: Shape 262" draw:style-name="gr5" draw:text-style-name="P10" draw:layer="layout" svg:width="1.408cm" svg:height="1.58cm" svg:x="10.3cm" svg:y="13.92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drawooo:sub-view-size="517011 579977" draw:text-areas="0 0 ?f212 ?f213" draw:type="ooxml-non-primitive" draw:enhanced-path="M 356756 268129 C 370949 266414 384665 262700 398666 256699 424669 245650 449053 229076 469342 208883 507251 170974 535731 109538 502013 50578 487630 25337 461912 20003 441434 19145 432956 7144 419145 0 403810 0 L 111868 0 C 96438 0 82627 7144 74150 19241 53861 20288 29096 26003 14999 50578 -18719 109538 9760 170974 47670 208883 67863 229076 92342 245650 118346 256699 132157 262604 145777 266319 159875 268034 170161 273368 175972 283369 170924 298323 162542 322898 138062 331280 114726 323183 101486 318611 95771 339566 108916 344138 145301 356711 183211 337661 193022 300133 193498 298133 193879 296228 194165 294418 L 238170 377095 238170 406622 C 238170 407099 238265 407480 238265 407956 L 238265 455676 C 165304 458915 94343 480441 94343 517588 94343 558165 178543 579977 257792 579977 337040 579977 421241 558070 421241 517588 421241 480346 349993 458819 276842 455581 L 276842 425291 C 276842 423196 277032 421196 277413 419291 L 277413 377000 322276 292703 C 322561 295085 322943 297561 323609 300038 333325 337661 371520 356616 407715 344043 420860 339471 415240 318421 401905 323088 378568 331184 354089 322802 345707 298228 340754 283464 346565 273463 356756 268129 Z M 163494 245174 C 161303 244888 159208 244507 157112 244221 154160 243459 151207 242792 148064 242316 141110 240602 134252 238316 127299 235363 103963 225457 82151 210598 63958 192500 32144 160687 7760 109728 35002 62103 41479 50768 51861 45625 65768 43529 L 168352 245269 C 166161 245174 164351 245174 163494 245174 Z M 308369 475583 C 311608 475964 314846 476441 317990 476917 323038 477679 327800 478536 332468 479488 338373 480632 343898 481965 349136 483394 355232 485013 360852 486823 365900 488633 370186 490157 374187 491680 377711 493395 377711 493395 377807 493395 377807 493395 380759 494824 383426 496157 385998 497681 397618 504349 403905 511397 403905 517684 403905 536448 348374 562737 257887 562737 167399 562737 111773 536543 111773 517684 111773 500253 159398 476631 238265 473107 L 238265 498634 C 238456 504349 240647 508730 243980 511778 252743 519779 268936 518351 275032 507492 275889 506063 276556 504539 276937 502730 L 276937 473107 C 287986 473488 298559 474345 308369 475583 Z M 325800 236029 L 266078 348329 C 263507 347282 260649 346710 257887 346710 255125 346710 252267 347186 249695 348234 L 170924 200216 92152 52197 C 90628 49244 89866 46101 89961 43053 89961 42863 90056 42577 90056 42386 90151 41910 90247 41434 90247 40958 90247 40862 90247 40672 90342 40577 90437 40005 90628 39434 90818 38767 90914 38291 91009 37814 91199 37338 91580 36195 92057 35147 92723 34100 93676 32480 94914 30956 96248 29718 97581 28385 99105 27337 100819 26479 102725 25432 104915 24670 107106 24194 107392 24098 107773 24098 108059 24003 109392 23813 110726 23622 112059 23622 L 404000 23622 C 404096 23622 404096 23622 404191 23622 L 404191 23622 C 404191 23622 404191 23622 404191 23622 405524 23622 406763 23813 408096 24003 408382 24098 408763 24098 409049 24194 410287 24479 411430 24765 412573 25146 412573 25146 412668 25146 412668 25146 L 412668 25146 C 413525 25527 414383 25908 415240 26289 417621 27623 419812 29337 421526 31528 421812 31909 422098 32385 422384 32766 422669 33147 423050 33623 423241 34004 424860 36671 425622 39434 425717 42386 425813 44672 425622 46863 424860 49149 424479 50197 424193 51245 423717 52292 L 325800 236029 Z M 347231 245174 L 449244 44768 C 449244 44196 449149 43720 449149 43148 464103 45053 475057 50292 481819 62103 509061 109728 484772 160687 452864 192500 434671 210598 412859 225457 389522 235363 382855 238220 376283 240411 369710 242126 365996 242602 362281 243364 358757 244412 357042 244697 355327 244983 353518 245174 352565 245174 350184 245174 347231 245174 Z N">
                  <draw:equation draw:name="f0" draw:formula="356756*logwidth/517011"/>
                  <draw:equation draw:name="f1" draw:formula="268129*logheight/579977"/>
                  <draw:equation draw:name="f2" draw:formula="398666*logwidth/517011"/>
                  <draw:equation draw:name="f3" draw:formula="256699*logheight/579977"/>
                  <draw:equation draw:name="f4" draw:formula="469342*logwidth/517011"/>
                  <draw:equation draw:name="f5" draw:formula="208883*logheight/579977"/>
                  <draw:equation draw:name="f6" draw:formula="502013*logwidth/517011"/>
                  <draw:equation draw:name="f7" draw:formula="50578*logheight/579977"/>
                  <draw:equation draw:name="f8" draw:formula="441434*logwidth/517011"/>
                  <draw:equation draw:name="f9" draw:formula="19145*logheight/579977"/>
                  <draw:equation draw:name="f10" draw:formula="403810*logwidth/517011"/>
                  <draw:equation draw:name="f11" draw:formula="0*logheight/579977"/>
                  <draw:equation draw:name="f12" draw:formula="111868*logwidth/517011"/>
                  <draw:equation draw:name="f13" draw:formula="0*logheight/579977"/>
                  <draw:equation draw:name="f14" draw:formula="74150*logwidth/517011"/>
                  <draw:equation draw:name="f15" draw:formula="19241*logheight/579977"/>
                  <draw:equation draw:name="f16" draw:formula="14999*logwidth/517011"/>
                  <draw:equation draw:name="f17" draw:formula="50578*logheight/579977"/>
                  <draw:equation draw:name="f18" draw:formula="47670*logwidth/517011"/>
                  <draw:equation draw:name="f19" draw:formula="208883*logheight/579977"/>
                  <draw:equation draw:name="f20" draw:formula="118346*logwidth/517011"/>
                  <draw:equation draw:name="f21" draw:formula="256699*logheight/579977"/>
                  <draw:equation draw:name="f22" draw:formula="159875*logwidth/517011"/>
                  <draw:equation draw:name="f23" draw:formula="268034*logheight/579977"/>
                  <draw:equation draw:name="f24" draw:formula="170924*logwidth/517011"/>
                  <draw:equation draw:name="f25" draw:formula="298323*logheight/579977"/>
                  <draw:equation draw:name="f26" draw:formula="114726*logwidth/517011"/>
                  <draw:equation draw:name="f27" draw:formula="323183*logheight/579977"/>
                  <draw:equation draw:name="f28" draw:formula="108916*logwidth/517011"/>
                  <draw:equation draw:name="f29" draw:formula="344138*logheight/579977"/>
                  <draw:equation draw:name="f30" draw:formula="193022*logwidth/517011"/>
                  <draw:equation draw:name="f31" draw:formula="300133*logheight/579977"/>
                  <draw:equation draw:name="f32" draw:formula="194165*logwidth/517011"/>
                  <draw:equation draw:name="f33" draw:formula="294418*logheight/579977"/>
                  <draw:equation draw:name="f34" draw:formula="238170*logwidth/517011"/>
                  <draw:equation draw:name="f35" draw:formula="377095*logheight/579977"/>
                  <draw:equation draw:name="f36" draw:formula="238170*logwidth/517011"/>
                  <draw:equation draw:name="f37" draw:formula="406622*logheight/579977"/>
                  <draw:equation draw:name="f38" draw:formula="238265*logwidth/517011"/>
                  <draw:equation draw:name="f39" draw:formula="407956*logheight/579977"/>
                  <draw:equation draw:name="f40" draw:formula="238265*logwidth/517011"/>
                  <draw:equation draw:name="f41" draw:formula="455676*logheight/579977"/>
                  <draw:equation draw:name="f42" draw:formula="94343*logwidth/517011"/>
                  <draw:equation draw:name="f43" draw:formula="517588*logheight/579977"/>
                  <draw:equation draw:name="f44" draw:formula="257792*logwidth/517011"/>
                  <draw:equation draw:name="f45" draw:formula="579977*logheight/579977"/>
                  <draw:equation draw:name="f46" draw:formula="421241*logwidth/517011"/>
                  <draw:equation draw:name="f47" draw:formula="517588*logheight/579977"/>
                  <draw:equation draw:name="f48" draw:formula="276842*logwidth/517011"/>
                  <draw:equation draw:name="f49" draw:formula="455581*logheight/579977"/>
                  <draw:equation draw:name="f50" draw:formula="276842*logwidth/517011"/>
                  <draw:equation draw:name="f51" draw:formula="425291*logheight/579977"/>
                  <draw:equation draw:name="f52" draw:formula="277413*logwidth/517011"/>
                  <draw:equation draw:name="f53" draw:formula="419291*logheight/579977"/>
                  <draw:equation draw:name="f54" draw:formula="277413*logwidth/517011"/>
                  <draw:equation draw:name="f55" draw:formula="377000*logheight/579977"/>
                  <draw:equation draw:name="f56" draw:formula="322276*logwidth/517011"/>
                  <draw:equation draw:name="f57" draw:formula="292703*logheight/579977"/>
                  <draw:equation draw:name="f58" draw:formula="323609*logwidth/517011"/>
                  <draw:equation draw:name="f59" draw:formula="300038*logheight/579977"/>
                  <draw:equation draw:name="f60" draw:formula="407715*logwidth/517011"/>
                  <draw:equation draw:name="f61" draw:formula="344043*logheight/579977"/>
                  <draw:equation draw:name="f62" draw:formula="401905*logwidth/517011"/>
                  <draw:equation draw:name="f63" draw:formula="323088*logheight/579977"/>
                  <draw:equation draw:name="f64" draw:formula="345707*logwidth/517011"/>
                  <draw:equation draw:name="f65" draw:formula="298228*logheight/579977"/>
                  <draw:equation draw:name="f66" draw:formula="356756*logwidth/517011"/>
                  <draw:equation draw:name="f67" draw:formula="268129*logheight/579977"/>
                  <draw:equation draw:name="f68" draw:formula="163494*logwidth/517011"/>
                  <draw:equation draw:name="f69" draw:formula="245174*logheight/579977"/>
                  <draw:equation draw:name="f70" draw:formula="157112*logwidth/517011"/>
                  <draw:equation draw:name="f71" draw:formula="244221*logheight/579977"/>
                  <draw:equation draw:name="f72" draw:formula="148064*logwidth/517011"/>
                  <draw:equation draw:name="f73" draw:formula="242316*logheight/579977"/>
                  <draw:equation draw:name="f74" draw:formula="127299*logwidth/517011"/>
                  <draw:equation draw:name="f75" draw:formula="235363*logheight/579977"/>
                  <draw:equation draw:name="f76" draw:formula="63958*logwidth/517011"/>
                  <draw:equation draw:name="f77" draw:formula="192500*logheight/579977"/>
                  <draw:equation draw:name="f78" draw:formula="35002*logwidth/517011"/>
                  <draw:equation draw:name="f79" draw:formula="62103*logheight/579977"/>
                  <draw:equation draw:name="f80" draw:formula="65768*logwidth/517011"/>
                  <draw:equation draw:name="f81" draw:formula="43529*logheight/579977"/>
                  <draw:equation draw:name="f82" draw:formula="168352*logwidth/517011"/>
                  <draw:equation draw:name="f83" draw:formula="245269*logheight/579977"/>
                  <draw:equation draw:name="f84" draw:formula="163494*logwidth/517011"/>
                  <draw:equation draw:name="f85" draw:formula="245174*logheight/579977"/>
                  <draw:equation draw:name="f86" draw:formula="308369*logwidth/517011"/>
                  <draw:equation draw:name="f87" draw:formula="475583*logheight/579977"/>
                  <draw:equation draw:name="f88" draw:formula="317990*logwidth/517011"/>
                  <draw:equation draw:name="f89" draw:formula="476917*logheight/579977"/>
                  <draw:equation draw:name="f90" draw:formula="332468*logwidth/517011"/>
                  <draw:equation draw:name="f91" draw:formula="479488*logheight/579977"/>
                  <draw:equation draw:name="f92" draw:formula="349136*logwidth/517011"/>
                  <draw:equation draw:name="f93" draw:formula="483394*logheight/579977"/>
                  <draw:equation draw:name="f94" draw:formula="365900*logwidth/517011"/>
                  <draw:equation draw:name="f95" draw:formula="488633*logheight/579977"/>
                  <draw:equation draw:name="f96" draw:formula="377711*logwidth/517011"/>
                  <draw:equation draw:name="f97" draw:formula="493395*logheight/579977"/>
                  <draw:equation draw:name="f98" draw:formula="377807*logwidth/517011"/>
                  <draw:equation draw:name="f99" draw:formula="493395*logheight/579977"/>
                  <draw:equation draw:name="f100" draw:formula="385998*logwidth/517011"/>
                  <draw:equation draw:name="f101" draw:formula="497681*logheight/579977"/>
                  <draw:equation draw:name="f102" draw:formula="403905*logwidth/517011"/>
                  <draw:equation draw:name="f103" draw:formula="517684*logheight/579977"/>
                  <draw:equation draw:name="f104" draw:formula="257887*logwidth/517011"/>
                  <draw:equation draw:name="f105" draw:formula="562737*logheight/579977"/>
                  <draw:equation draw:name="f106" draw:formula="111773*logwidth/517011"/>
                  <draw:equation draw:name="f107" draw:formula="517684*logheight/579977"/>
                  <draw:equation draw:name="f108" draw:formula="238265*logwidth/517011"/>
                  <draw:equation draw:name="f109" draw:formula="473107*logheight/579977"/>
                  <draw:equation draw:name="f110" draw:formula="238265*logwidth/517011"/>
                  <draw:equation draw:name="f111" draw:formula="498634*logheight/579977"/>
                  <draw:equation draw:name="f112" draw:formula="243980*logwidth/517011"/>
                  <draw:equation draw:name="f113" draw:formula="511778*logheight/579977"/>
                  <draw:equation draw:name="f114" draw:formula="275032*logwidth/517011"/>
                  <draw:equation draw:name="f115" draw:formula="507492*logheight/579977"/>
                  <draw:equation draw:name="f116" draw:formula="276937*logwidth/517011"/>
                  <draw:equation draw:name="f117" draw:formula="502730*logheight/579977"/>
                  <draw:equation draw:name="f118" draw:formula="276937*logwidth/517011"/>
                  <draw:equation draw:name="f119" draw:formula="473107*logheight/579977"/>
                  <draw:equation draw:name="f120" draw:formula="308369*logwidth/517011"/>
                  <draw:equation draw:name="f121" draw:formula="475583*logheight/579977"/>
                  <draw:equation draw:name="f122" draw:formula="325800*logwidth/517011"/>
                  <draw:equation draw:name="f123" draw:formula="236029*logheight/579977"/>
                  <draw:equation draw:name="f124" draw:formula="266078*logwidth/517011"/>
                  <draw:equation draw:name="f125" draw:formula="348329*logheight/579977"/>
                  <draw:equation draw:name="f126" draw:formula="257887*logwidth/517011"/>
                  <draw:equation draw:name="f127" draw:formula="346710*logheight/579977"/>
                  <draw:equation draw:name="f128" draw:formula="249695*logwidth/517011"/>
                  <draw:equation draw:name="f129" draw:formula="348234*logheight/579977"/>
                  <draw:equation draw:name="f130" draw:formula="170924*logwidth/517011"/>
                  <draw:equation draw:name="f131" draw:formula="200216*logheight/579977"/>
                  <draw:equation draw:name="f132" draw:formula="92152*logwidth/517011"/>
                  <draw:equation draw:name="f133" draw:formula="52197*logheight/579977"/>
                  <draw:equation draw:name="f134" draw:formula="89961*logwidth/517011"/>
                  <draw:equation draw:name="f135" draw:formula="43053*logheight/579977"/>
                  <draw:equation draw:name="f136" draw:formula="90056*logwidth/517011"/>
                  <draw:equation draw:name="f137" draw:formula="42386*logheight/579977"/>
                  <draw:equation draw:name="f138" draw:formula="90247*logwidth/517011"/>
                  <draw:equation draw:name="f139" draw:formula="40958*logheight/579977"/>
                  <draw:equation draw:name="f140" draw:formula="90342*logwidth/517011"/>
                  <draw:equation draw:name="f141" draw:formula="40577*logheight/579977"/>
                  <draw:equation draw:name="f142" draw:formula="90818*logwidth/517011"/>
                  <draw:equation draw:name="f143" draw:formula="38767*logheight/579977"/>
                  <draw:equation draw:name="f144" draw:formula="91199*logwidth/517011"/>
                  <draw:equation draw:name="f145" draw:formula="37338*logheight/579977"/>
                  <draw:equation draw:name="f146" draw:formula="92723*logwidth/517011"/>
                  <draw:equation draw:name="f147" draw:formula="34100*logheight/579977"/>
                  <draw:equation draw:name="f148" draw:formula="96248*logwidth/517011"/>
                  <draw:equation draw:name="f149" draw:formula="29718*logheight/579977"/>
                  <draw:equation draw:name="f150" draw:formula="100819*logwidth/517011"/>
                  <draw:equation draw:name="f151" draw:formula="26479*logheight/579977"/>
                  <draw:equation draw:name="f152" draw:formula="107106*logwidth/517011"/>
                  <draw:equation draw:name="f153" draw:formula="24194*logheight/579977"/>
                  <draw:equation draw:name="f154" draw:formula="108059*logwidth/517011"/>
                  <draw:equation draw:name="f155" draw:formula="24003*logheight/579977"/>
                  <draw:equation draw:name="f156" draw:formula="112059*logwidth/517011"/>
                  <draw:equation draw:name="f157" draw:formula="23622*logheight/579977"/>
                  <draw:equation draw:name="f158" draw:formula="404000*logwidth/517011"/>
                  <draw:equation draw:name="f159" draw:formula="23622*logheight/579977"/>
                  <draw:equation draw:name="f160" draw:formula="404191*logwidth/517011"/>
                  <draw:equation draw:name="f161" draw:formula="23622*logheight/579977"/>
                  <draw:equation draw:name="f162" draw:formula="404191*logwidth/517011"/>
                  <draw:equation draw:name="f163" draw:formula="23622*logheight/579977"/>
                  <draw:equation draw:name="f164" draw:formula="404191*logwidth/517011"/>
                  <draw:equation draw:name="f165" draw:formula="23622*logheight/579977"/>
                  <draw:equation draw:name="f166" draw:formula="408096*logwidth/517011"/>
                  <draw:equation draw:name="f167" draw:formula="24003*logheight/579977"/>
                  <draw:equation draw:name="f168" draw:formula="409049*logwidth/517011"/>
                  <draw:equation draw:name="f169" draw:formula="24194*logheight/579977"/>
                  <draw:equation draw:name="f170" draw:formula="412573*logwidth/517011"/>
                  <draw:equation draw:name="f171" draw:formula="25146*logheight/579977"/>
                  <draw:equation draw:name="f172" draw:formula="412668*logwidth/517011"/>
                  <draw:equation draw:name="f173" draw:formula="25146*logheight/579977"/>
                  <draw:equation draw:name="f174" draw:formula="412668*logwidth/517011"/>
                  <draw:equation draw:name="f175" draw:formula="25146*logheight/579977"/>
                  <draw:equation draw:name="f176" draw:formula="415240*logwidth/517011"/>
                  <draw:equation draw:name="f177" draw:formula="26289*logheight/579977"/>
                  <draw:equation draw:name="f178" draw:formula="421526*logwidth/517011"/>
                  <draw:equation draw:name="f179" draw:formula="31528*logheight/579977"/>
                  <draw:equation draw:name="f180" draw:formula="422384*logwidth/517011"/>
                  <draw:equation draw:name="f181" draw:formula="32766*logheight/579977"/>
                  <draw:equation draw:name="f182" draw:formula="423241*logwidth/517011"/>
                  <draw:equation draw:name="f183" draw:formula="34004*logheight/579977"/>
                  <draw:equation draw:name="f184" draw:formula="425717*logwidth/517011"/>
                  <draw:equation draw:name="f185" draw:formula="42386*logheight/579977"/>
                  <draw:equation draw:name="f186" draw:formula="424860*logwidth/517011"/>
                  <draw:equation draw:name="f187" draw:formula="49149*logheight/579977"/>
                  <draw:equation draw:name="f188" draw:formula="423717*logwidth/517011"/>
                  <draw:equation draw:name="f189" draw:formula="52292*logheight/579977"/>
                  <draw:equation draw:name="f190" draw:formula="325800*logwidth/517011"/>
                  <draw:equation draw:name="f191" draw:formula="236029*logheight/579977"/>
                  <draw:equation draw:name="f192" draw:formula="347231*logwidth/517011"/>
                  <draw:equation draw:name="f193" draw:formula="245174*logheight/579977"/>
                  <draw:equation draw:name="f194" draw:formula="449244*logwidth/517011"/>
                  <draw:equation draw:name="f195" draw:formula="44768*logheight/579977"/>
                  <draw:equation draw:name="f196" draw:formula="449149*logwidth/517011"/>
                  <draw:equation draw:name="f197" draw:formula="43148*logheight/579977"/>
                  <draw:equation draw:name="f198" draw:formula="481819*logwidth/517011"/>
                  <draw:equation draw:name="f199" draw:formula="62103*logheight/579977"/>
                  <draw:equation draw:name="f200" draw:formula="452864*logwidth/517011"/>
                  <draw:equation draw:name="f201" draw:formula="192500*logheight/579977"/>
                  <draw:equation draw:name="f202" draw:formula="389522*logwidth/517011"/>
                  <draw:equation draw:name="f203" draw:formula="235363*logheight/579977"/>
                  <draw:equation draw:name="f204" draw:formula="369710*logwidth/517011"/>
                  <draw:equation draw:name="f205" draw:formula="242126*logheight/579977"/>
                  <draw:equation draw:name="f206" draw:formula="358757*logwidth/517011"/>
                  <draw:equation draw:name="f207" draw:formula="244412*logheight/579977"/>
                  <draw:equation draw:name="f208" draw:formula="353518*logwidth/517011"/>
                  <draw:equation draw:name="f209" draw:formula="245174*logheight/579977"/>
                  <draw:equation draw:name="f210" draw:formula="347231*logwidth/517011"/>
                  <draw:equation draw:name="f211" draw:formula="245174*logheight/579977"/>
                  <draw:equation draw:name="f212" draw:formula="logwidth"/>
                  <draw:equation draw:name="f213" draw:formula="logheight"/>
                </draw:enhanced-geometry>
              </draw:custom-shape>
            </draw:g>
            <draw:g draw:name="Graphic 3" draw:style-name="gr1">
              <draw:custom-shape draw:name="Freeform: Shape 258" draw:style-name="gr9" draw:text-style-name="P15" xml:id="id3" draw:id="id3" draw:layer="layout" svg:width="2.847cm" svg:height="2.847cm" svg:x="5.897cm" svg:y="14.008cm">
                <text:p text:style-name="P6"><text:span text:style-name="T5">Intégration d’animations CSS</text:span></text:p>
                <draw:enhanced-geometry draw:mirror-horizontal="false" draw:mirror-vertical="false" svg:viewBox="0 0 0 0" draw:glue-points="?f0 ?f1 ?f2 ?f3 ?f4 ?f5 ?f6 ?f7 ?f8 ?f9" drawooo:sub-view-size="1045082 1045083" draw:text-areas="0 0 ?f10 ?f11" draw:type="ooxml-non-primitive" draw:enhanced-path="M 1045083 522542 C 1045083 811133 811133 1045083 522541 1045083 233950 1045083 0 811133 0 522542 0 233950 233950 0 522541 0 811133 0 1045083 233950 1045083 522542 Z N">
                  <draw:equation draw:name="f0" draw:formula="1045083*logwidth/1045082"/>
                  <draw:equation draw:name="f1" draw:formula="522542*logheight/1045083"/>
                  <draw:equation draw:name="f2" draw:formula="522541*logwidth/1045082"/>
                  <draw:equation draw:name="f3" draw:formula="1045083*logheight/1045083"/>
                  <draw:equation draw:name="f4" draw:formula="0*logwidth/1045082"/>
                  <draw:equation draw:name="f5" draw:formula="522542*logheight/1045083"/>
                  <draw:equation draw:name="f6" draw:formula="522541*logwidth/1045082"/>
                  <draw:equation draw:name="f7" draw:formula="0*logheight/1045083"/>
                  <draw:equation draw:name="f8" draw:formula="1045083*logwidth/1045082"/>
                  <draw:equation draw:name="f9" draw:formula="522542*logheight/1045083"/>
                  <draw:equation draw:name="f10" draw:formula="logwidth"/>
                  <draw:equation draw:name="f11" draw:formula="logheight"/>
                </draw:enhanced-geometry>
              </draw:custom-shape>
              <draw:custom-shape draw:name="Freeform: Shape 259" draw:style-name="gr10" draw:text-style-name="P15" xml:id="id5" draw:id="id5" draw:layer="layout" svg:width="4.004cm" svg:height="1.882cm" svg:x="2.133cm" svg:y="11.859cm">
                <text:p text:style-name="P6"><text:span text:style-name="T6">Ajout du textes dans les fichiers HTML</text:span></text:p>
                <draw:enhanced-geometry draw:mirror-horizontal="false" draw:mirror-vertical="false" svg:viewBox="0 0 0 0" draw:glue-points="?f0 ?f1 ?f2 ?f3 ?f4 ?f5 ?f6 ?f7 ?f8 ?f9" drawooo:sub-view-size="690943 690943" draw:text-areas="0 0 ?f10 ?f11" draw:type="ooxml-non-primitive" draw:enhanced-path="M 690944 345472 C 690944 536271 536271 690944 345472 690944 154673 690944 0 536271 0 345472 0 154673 154673 0 345472 0 536271 0 690944 154673 690944 345472 Z N">
                  <draw:equation draw:name="f0" draw:formula="690944*logwidth/690943"/>
                  <draw:equation draw:name="f1" draw:formula="345472*logheight/690943"/>
                  <draw:equation draw:name="f2" draw:formula="345472*logwidth/690943"/>
                  <draw:equation draw:name="f3" draw:formula="690944*logheight/690943"/>
                  <draw:equation draw:name="f4" draw:formula="0*logwidth/690943"/>
                  <draw:equation draw:name="f5" draw:formula="345472*logheight/690943"/>
                  <draw:equation draw:name="f6" draw:formula="345472*logwidth/690943"/>
                  <draw:equation draw:name="f7" draw:formula="0*logheight/690943"/>
                  <draw:equation draw:name="f8" draw:formula="690944*logwidth/690943"/>
                  <draw:equation draw:name="f9" draw:formula="345472*logheight/690943"/>
                  <draw:equation draw:name="f10" draw:formula="logwidth"/>
                  <draw:equation draw:name="f11" draw:formula="logheight"/>
                </draw:enhanced-geometry>
              </draw:custom-shape>
              <draw:custom-shape draw:name="Freeform: Shape 260" draw:style-name="gr11" draw:text-style-name="P15" xml:id="id4" draw:id="id4" draw:layer="layout" svg:width="3.707cm" svg:height="1.882cm" svg:x="1.633cm" svg:y="15.914cm">
                <text:p text:style-name="P6"><text:span text:style-name="T6">Ajout des balises</text:span></text:p>
                <draw:enhanced-geometry draw:mirror-horizontal="false" draw:mirror-vertical="false" svg:viewBox="0 0 0 0" draw:glue-points="?f0 ?f1 ?f2 ?f3 ?f4 ?f5 ?f6 ?f7 ?f8 ?f9" drawooo:sub-view-size="690943 690943" draw:text-areas="0 0 ?f10 ?f11" draw:type="ooxml-non-primitive" draw:enhanced-path="M 690944 345472 C 690944 536271 536271 690944 345472 690944 154673 690944 0 536271 0 345472 0 154673 154673 0 345472 0 536271 0 690944 154673 690944 345472 Z N">
                  <draw:equation draw:name="f0" draw:formula="690944*logwidth/690943"/>
                  <draw:equation draw:name="f1" draw:formula="345472*logheight/690943"/>
                  <draw:equation draw:name="f2" draw:formula="345472*logwidth/690943"/>
                  <draw:equation draw:name="f3" draw:formula="690944*logheight/690943"/>
                  <draw:equation draw:name="f4" draw:formula="0*logwidth/690943"/>
                  <draw:equation draw:name="f5" draw:formula="345472*logheight/690943"/>
                  <draw:equation draw:name="f6" draw:formula="345472*logwidth/690943"/>
                  <draw:equation draw:name="f7" draw:formula="0*logheight/690943"/>
                  <draw:equation draw:name="f8" draw:formula="690944*logwidth/690943"/>
                  <draw:equation draw:name="f9" draw:formula="345472*logheight/690943"/>
                  <draw:equation draw:name="f10" draw:formula="logwidth"/>
                  <draw:equation draw:name="f11" draw:formula="logheight"/>
                </draw:enhanced-geometry>
              </draw:custom-shape>
              <draw:custom-shape draw:name="Freeform: Shape 1" draw:style-name="gr12" draw:text-style-name="P15" draw:layer="layout" svg:width="4.004cm" svg:height="1.882cm" svg:x="0.463cm" svg:y="13.741cm">
                <text:p text:style-name="P6"><text:span text:style-name="T6">Mise en place du CSS (Flexbox/CSS Grid)</text:span></text:p>
                <draw:enhanced-geometry draw:mirror-horizontal="false" draw:mirror-vertical="false" svg:viewBox="0 0 0 0" draw:glue-points="?f0 ?f1 ?f2 ?f3 ?f4 ?f5 ?f6 ?f7 ?f8 ?f9" drawooo:sub-view-size="690943 690943" draw:text-areas="0 0 ?f10 ?f11" draw:type="ooxml-non-primitive" draw:enhanced-path="M 690944 345472 C 690944 536271 536271 690944 345472 690944 154673 690944 0 536271 0 345472 0 154673 154673 0 345472 0 536271 0 690944 154673 690944 345472 Z N">
                  <draw:equation draw:name="f0" draw:formula="690944*logwidth/690943"/>
                  <draw:equation draw:name="f1" draw:formula="345472*logheight/690943"/>
                  <draw:equation draw:name="f2" draw:formula="345472*logwidth/690943"/>
                  <draw:equation draw:name="f3" draw:formula="690944*logheight/690943"/>
                  <draw:equation draw:name="f4" draw:formula="0*logwidth/690943"/>
                  <draw:equation draw:name="f5" draw:formula="345472*logheight/690943"/>
                  <draw:equation draw:name="f6" draw:formula="345472*logwidth/690943"/>
                  <draw:equation draw:name="f7" draw:formula="0*logheight/690943"/>
                  <draw:equation draw:name="f8" draw:formula="690944*logwidth/690943"/>
                  <draw:equation draw:name="f9" draw:formula="345472*logheight/690943"/>
                  <draw:equation draw:name="f10" draw:formula="logwidth"/>
                  <draw:equation draw:name="f11" draw:formula="logheight"/>
                </draw:enhanced-geometry>
              </draw:custom-shape>
            </draw:g>
            <draw:g draw:name="Graphic 3" draw:style-name="gr1">
              <draw:custom-shape draw:name="Freeform: Shape 255" draw:style-name="gr13" draw:text-style-name="P16" xml:id="id15" draw:id="id15" draw:layer="layout" svg:width="2.847cm" svg:height="2.847cm" svg:x="8.286cm" svg:y="4.537cm">
                <text:p text:style-name="P6"><text:span text:style-name="T7">Création des fichiers</text:span></text:p>
                <draw:enhanced-geometry draw:mirror-horizontal="false" draw:mirror-vertical="false" svg:viewBox="0 0 0 0" draw:glue-points="?f0 ?f1 ?f2 ?f3 ?f4 ?f5 ?f6 ?f7 ?f8 ?f9" drawooo:sub-view-size="1045082 1045082" draw:text-areas="0 0 ?f10 ?f11" draw:type="ooxml-non-primitive" draw:enhanced-path="M 1045083 522542 C 1045083 811133 811133 1045083 522542 1045083 233950 1045083 0 811133 0 522541 0 233950 233950 0 522542 0 811133 0 1045083 233950 1045083 522542 Z N">
                  <draw:equation draw:name="f0" draw:formula="1045083*logwidth/1045082"/>
                  <draw:equation draw:name="f1" draw:formula="522542*logheight/1045082"/>
                  <draw:equation draw:name="f2" draw:formula="522542*logwidth/1045082"/>
                  <draw:equation draw:name="f3" draw:formula="1045083*logheight/1045082"/>
                  <draw:equation draw:name="f4" draw:formula="0*logwidth/1045082"/>
                  <draw:equation draw:name="f5" draw:formula="522541*logheight/1045082"/>
                  <draw:equation draw:name="f6" draw:formula="522542*logwidth/1045082"/>
                  <draw:equation draw:name="f7" draw:formula="0*logheight/1045082"/>
                  <draw:equation draw:name="f8" draw:formula="1045083*logwidth/1045082"/>
                  <draw:equation draw:name="f9" draw:formula="522542*logheight/1045082"/>
                  <draw:equation draw:name="f10" draw:formula="logwidth"/>
                  <draw:equation draw:name="f11" draw:formula="logheight"/>
                </draw:enhanced-geometry>
              </draw:custom-shape>
              <draw:custom-shape draw:name="Freeform: Shape 256" draw:style-name="gr14" draw:text-style-name="P16" xml:id="id16" draw:id="id16" draw:layer="layout" svg:width="3.462cm" svg:height="1.915cm" svg:x="3.688cm" svg:y="6.444cm">
                <text:p text:style-name="P6"><text:span text:style-name="T7">Reflexion sur la colorimétrie du site</text:span></text:p>
                <draw:enhanced-geometry draw:mirror-horizontal="false" draw:mirror-vertical="false" svg:viewBox="0 0 0 0" draw:glue-points="?f0 ?f1 ?f2 ?f3 ?f4 ?f5 ?f6 ?f7 ?f8 ?f9" drawooo:sub-view-size="690943 690943" draw:text-areas="0 0 ?f10 ?f11" draw:type="ooxml-non-primitive" draw:enhanced-path="M 690944 345472 C 690944 536271 536271 690944 345472 690944 154673 690944 0 536271 0 345472 0 154673 154673 0 345472 0 536271 0 690944 154673 690944 345472 Z N">
                  <draw:equation draw:name="f0" draw:formula="690944*logwidth/690943"/>
                  <draw:equation draw:name="f1" draw:formula="345472*logheight/690943"/>
                  <draw:equation draw:name="f2" draw:formula="345472*logwidth/690943"/>
                  <draw:equation draw:name="f3" draw:formula="690944*logheight/690943"/>
                  <draw:equation draw:name="f4" draw:formula="0*logwidth/690943"/>
                  <draw:equation draw:name="f5" draw:formula="345472*logheight/690943"/>
                  <draw:equation draw:name="f6" draw:formula="345472*logwidth/690943"/>
                  <draw:equation draw:name="f7" draw:formula="0*logheight/690943"/>
                  <draw:equation draw:name="f8" draw:formula="690944*logwidth/690943"/>
                  <draw:equation draw:name="f9" draw:formula="345472*logheight/690943"/>
                  <draw:equation draw:name="f10" draw:formula="logwidth"/>
                  <draw:equation draw:name="f11" draw:formula="logheight"/>
                </draw:enhanced-geometry>
              </draw:custom-shape>
              <draw:custom-shape draw:name="Freeform: Shape 257" draw:style-name="gr15" draw:text-style-name="P18" xml:id="id17" draw:id="id17" draw:layer="layout" svg:width="3.462cm" svg:height="2.205cm" svg:x="3.688cm" svg:y="2.654cm">
                <text:p text:style-name="P17"><text:span text:style-name="T7">Reflexion sur la topologie du site</text:span></text:p>
                <draw:enhanced-geometry draw:mirror-horizontal="false" draw:mirror-vertical="false" svg:viewBox="0 0 0 0" draw:glue-points="?f0 ?f1 ?f2 ?f3 ?f4 ?f5 ?f6 ?f7 ?f8 ?f9" drawooo:sub-view-size="690943 690943" draw:text-areas="0 0 ?f10 ?f11" draw:type="ooxml-non-primitive" draw:enhanced-path="M 690944 345472 C 690944 536271 536271 690944 345472 690944 154673 690944 0 536271 0 345472 0 154673 154673 0 345472 0 536271 0 690944 154673 690944 345472 Z N">
                  <draw:equation draw:name="f0" draw:formula="690944*logwidth/690943"/>
                  <draw:equation draw:name="f1" draw:formula="345472*logheight/690943"/>
                  <draw:equation draw:name="f2" draw:formula="345472*logwidth/690943"/>
                  <draw:equation draw:name="f3" draw:formula="690944*logheight/690943"/>
                  <draw:equation draw:name="f4" draw:formula="0*logwidth/690943"/>
                  <draw:equation draw:name="f5" draw:formula="345472*logheight/690943"/>
                  <draw:equation draw:name="f6" draw:formula="345472*logwidth/690943"/>
                  <draw:equation draw:name="f7" draw:formula="0*logheight/690943"/>
                  <draw:equation draw:name="f8" draw:formula="690944*logwidth/690943"/>
                  <draw:equation draw:name="f9" draw:formula="345472*logheight/690943"/>
                  <draw:equation draw:name="f10" draw:formula="logwidth"/>
                  <draw:equation draw:name="f11" draw:formula="logheight"/>
                </draw:enhanced-geometry>
              </draw:custom-shape>
            </draw:g>
            <draw:g draw:name="Graphic 3" draw:style-name="gr1">
              <draw:custom-shape draw:name="Freeform: Shape 252" draw:style-name="gr16" draw:text-style-name="P19" xml:id="id9" draw:id="id9" draw:layer="layout" svg:width="3.513cm" svg:height="2.847cm" svg:x="22.633cm" svg:y="4.467cm">
                <text:p text:style-name="P6"><text:span text:style-name="T5">Validation du responsive sur toutes les pages</text:span></text:p>
                <draw:enhanced-geometry draw:mirror-horizontal="false" draw:mirror-vertical="false" svg:viewBox="0 0 0 0" draw:glue-points="?f0 ?f1 ?f2 ?f3 ?f4 ?f5 ?f6 ?f7 ?f8 ?f9" drawooo:sub-view-size="1045083 1045082" draw:text-areas="0 0 ?f10 ?f11" draw:type="ooxml-non-primitive" draw:enhanced-path="M 1045083 522542 C 1045083 811133 811133 1045083 522542 1045083 233950 1045083 0 811133 0 522541 0 233950 233950 0 522542 0 811133 0 1045083 233950 1045083 522542 Z N">
                  <draw:equation draw:name="f0" draw:formula="1045083*logwidth/1045083"/>
                  <draw:equation draw:name="f1" draw:formula="522542*logheight/1045082"/>
                  <draw:equation draw:name="f2" draw:formula="522542*logwidth/1045083"/>
                  <draw:equation draw:name="f3" draw:formula="1045083*logheight/1045082"/>
                  <draw:equation draw:name="f4" draw:formula="0*logwidth/1045083"/>
                  <draw:equation draw:name="f5" draw:formula="522541*logheight/1045082"/>
                  <draw:equation draw:name="f6" draw:formula="522542*logwidth/1045083"/>
                  <draw:equation draw:name="f7" draw:formula="0*logheight/1045082"/>
                  <draw:equation draw:name="f8" draw:formula="1045083*logwidth/1045083"/>
                  <draw:equation draw:name="f9" draw:formula="522542*logheight/1045082"/>
                  <draw:equation draw:name="f10" draw:formula="logwidth"/>
                  <draw:equation draw:name="f11" draw:formula="logheight"/>
                </draw:enhanced-geometry>
              </draw:custom-shape>
              <draw:custom-shape draw:name="Freeform: Shape 253" draw:style-name="gr17" draw:text-style-name="P19" xml:id="id11" draw:id="id11" draw:layer="layout" svg:width="4.111cm" svg:height="1.882cm" svg:x="27.535cm" svg:y="2.359cm">
                <text:p text:style-name="P6"><text:span text:style-name="T6">Reflexion autour du responsive disign</text:span></text:p>
                <draw:enhanced-geometry draw:mirror-horizontal="false" draw:mirror-vertical="false" svg:viewBox="0 0 0 0" draw:glue-points="?f0 ?f1 ?f2 ?f3 ?f4 ?f5 ?f6 ?f7 ?f8 ?f9" drawooo:sub-view-size="690943 690943" draw:text-areas="0 0 ?f10 ?f11" draw:type="ooxml-non-primitive" draw:enhanced-path="M 690943 345472 C 690943 536271 536270 690944 345471 690944 154672 690944 -1 536271 -1 345472 -1 154673 154672 0 345471 0 536270 0 690943 154673 690943 345472 Z N">
                  <draw:equation draw:name="f0" draw:formula="690943*logwidth/690943"/>
                  <draw:equation draw:name="f1" draw:formula="345472*logheight/690943"/>
                  <draw:equation draw:name="f2" draw:formula="345471*logwidth/690943"/>
                  <draw:equation draw:name="f3" draw:formula="690944*logheight/690943"/>
                  <draw:equation draw:name="f4" draw:formula="-1*logwidth/690943"/>
                  <draw:equation draw:name="f5" draw:formula="345472*logheight/690943"/>
                  <draw:equation draw:name="f6" draw:formula="345471*logwidth/690943"/>
                  <draw:equation draw:name="f7" draw:formula="0*logheight/690943"/>
                  <draw:equation draw:name="f8" draw:formula="690943*logwidth/690943"/>
                  <draw:equation draw:name="f9" draw:formula="345472*logheight/690943"/>
                  <draw:equation draw:name="f10" draw:formula="logwidth"/>
                  <draw:equation draw:name="f11" draw:formula="logheight"/>
                </draw:enhanced-geometry>
              </draw:custom-shape>
              <draw:custom-shape draw:name="Freeform: Shape 254" draw:style-name="gr18" draw:text-style-name="P19" xml:id="id12" draw:id="id12" draw:layer="layout" svg:width="6.367cm" svg:height="1.882cm" svg:x="26.646cm" svg:y="5.585cm">
                <text:p text:style-name="P6"><text:span text:style-name="T6">Mise en place du responsive design (tablette, téléphone, ordinateur)</text:span></text:p>
                <draw:enhanced-geometry draw:mirror-horizontal="false" draw:mirror-vertical="false" svg:viewBox="0 0 0 0" draw:glue-points="?f0 ?f1 ?f2 ?f3 ?f4 ?f5 ?f6 ?f7 ?f8 ?f9" drawooo:sub-view-size="690943 690943" draw:text-areas="0 0 ?f10 ?f11" draw:type="ooxml-non-primitive" draw:enhanced-path="M 690943 345472 C 690943 536271 536270 690944 345471 690944 154672 690944 -1 536271 -1 345472 -1 154673 154672 0 345471 0 536270 0 690943 154673 690943 345472 Z N">
                  <draw:equation draw:name="f0" draw:formula="690943*logwidth/690943"/>
                  <draw:equation draw:name="f1" draw:formula="345472*logheight/690943"/>
                  <draw:equation draw:name="f2" draw:formula="345471*logwidth/690943"/>
                  <draw:equation draw:name="f3" draw:formula="690944*logheight/690943"/>
                  <draw:equation draw:name="f4" draw:formula="-1*logwidth/690943"/>
                  <draw:equation draw:name="f5" draw:formula="345472*logheight/690943"/>
                  <draw:equation draw:name="f6" draw:formula="345471*logwidth/690943"/>
                  <draw:equation draw:name="f7" draw:formula="0*logheight/690943"/>
                  <draw:equation draw:name="f8" draw:formula="690943*logwidth/690943"/>
                  <draw:equation draw:name="f9" draw:formula="345472*logheight/690943"/>
                  <draw:equation draw:name="f10" draw:formula="logwidth"/>
                  <draw:equation draw:name="f11" draw:formula="logheight"/>
                </draw:enhanced-geometry>
              </draw:custom-shape>
            </draw:g>
            <draw:g draw:name="Graphic 3" draw:style-name="gr1">
              <draw:custom-shape draw:name="Freeform: Shape 249" draw:style-name="gr19" draw:text-style-name="P20" xml:id="id10" draw:id="id10" draw:layer="layout" svg:width="3.08cm" svg:height="2.847cm" svg:x="23.915cm" svg:y="14.353cm">
                <text:p text:style-name="P6"><text:span text:style-name="T5">Validation des normes et standards</text:span></text:p>
                <draw:enhanced-geometry draw:mirror-horizontal="false" draw:mirror-vertical="false" svg:viewBox="0 0 0 0" draw:glue-points="?f0 ?f1 ?f2 ?f3 ?f4 ?f5 ?f6 ?f7 ?f8 ?f9" drawooo:sub-view-size="1045083 1045083" draw:text-areas="0 0 ?f10 ?f11" draw:type="ooxml-non-primitive" draw:enhanced-path="M 1045083 522541 C 1045083 811133 811133 1045083 522542 1045083 233950 1045083 0 811133 0 522541 0 233950 233950 0 522542 0 811133 0 1045083 233950 1045083 522541 Z N">
                  <draw:equation draw:name="f0" draw:formula="1045083*logwidth/1045083"/>
                  <draw:equation draw:name="f1" draw:formula="522541*logheight/1045083"/>
                  <draw:equation draw:name="f2" draw:formula="522542*logwidth/1045083"/>
                  <draw:equation draw:name="f3" draw:formula="1045083*logheight/1045083"/>
                  <draw:equation draw:name="f4" draw:formula="0*logwidth/1045083"/>
                  <draw:equation draw:name="f5" draw:formula="522541*logheight/1045083"/>
                  <draw:equation draw:name="f6" draw:formula="522542*logwidth/1045083"/>
                  <draw:equation draw:name="f7" draw:formula="0*logheight/1045083"/>
                  <draw:equation draw:name="f8" draw:formula="1045083*logwidth/1045083"/>
                  <draw:equation draw:name="f9" draw:formula="522541*logheight/1045083"/>
                  <draw:equation draw:name="f10" draw:formula="logwidth"/>
                  <draw:equation draw:name="f11" draw:formula="logheight"/>
                </draw:enhanced-geometry>
              </draw:custom-shape>
              <draw:custom-shape draw:name="Freeform: Shape 250" draw:style-name="gr20" draw:text-style-name="P20" xml:id="id13" draw:id="id13" draw:layer="layout" svg:width="4.225cm" svg:height="1.882cm" svg:x="27.27cm" svg:y="12.349cm">
                <text:p text:style-name="P6"><text:span text:style-name="T6">Changement pour être au norme WCAG 2.0 AA</text:span></text:p>
                <draw:enhanced-geometry draw:mirror-horizontal="false" draw:mirror-vertical="false" svg:viewBox="0 0 0 0" draw:glue-points="?f0 ?f1 ?f2 ?f3 ?f4 ?f5 ?f6 ?f7 ?f8 ?f9" drawooo:sub-view-size="690943 690943" draw:text-areas="0 0 ?f10 ?f11" draw:type="ooxml-non-primitive" draw:enhanced-path="M 690943 345472 C 690943 536271 536270 690943 345471 690943 154672 690943 -1 536271 -1 345472 -1 154673 154672 0 345471 0 536270 0 690943 154673 690943 345472 Z N">
                  <draw:equation draw:name="f0" draw:formula="690943*logwidth/690943"/>
                  <draw:equation draw:name="f1" draw:formula="345472*logheight/690943"/>
                  <draw:equation draw:name="f2" draw:formula="345471*logwidth/690943"/>
                  <draw:equation draw:name="f3" draw:formula="690943*logheight/690943"/>
                  <draw:equation draw:name="f4" draw:formula="-1*logwidth/690943"/>
                  <draw:equation draw:name="f5" draw:formula="345472*logheight/690943"/>
                  <draw:equation draw:name="f6" draw:formula="345471*logwidth/690943"/>
                  <draw:equation draw:name="f7" draw:formula="0*logheight/690943"/>
                  <draw:equation draw:name="f8" draw:formula="690943*logwidth/690943"/>
                  <draw:equation draw:name="f9" draw:formula="345472*logheight/690943"/>
                  <draw:equation draw:name="f10" draw:formula="logwidth"/>
                  <draw:equation draw:name="f11" draw:formula="logheight"/>
                </draw:enhanced-geometry>
              </draw:custom-shape>
              <draw:custom-shape draw:name="Freeform: Shape 251" draw:style-name="gr21" draw:text-style-name="P20" xml:id="id14" draw:id="id14" draw:layer="layout" svg:width="4.314cm" svg:height="1.882cm" svg:x="27.681cm" svg:y="16.477cm">
                <text:p text:style-name="P6"><text:span text:style-name="T6">Changement pour être au norme W3C</text:span></text:p>
                <draw:enhanced-geometry draw:mirror-horizontal="false" draw:mirror-vertical="false" svg:viewBox="0 0 0 0" draw:glue-points="?f0 ?f1 ?f2 ?f3 ?f4 ?f5 ?f6 ?f7 ?f8 ?f9" drawooo:sub-view-size="690943 690943" draw:text-areas="0 0 ?f10 ?f11" draw:type="ooxml-non-primitive" draw:enhanced-path="M 690944 345471 C 690944 536270 536270 690943 345472 690943 154673 690943 0 536270 0 345471 0 154673 154673 0 345472 0 536270 0 690944 154673 690944 345471 Z N">
                  <draw:equation draw:name="f0" draw:formula="690944*logwidth/690943"/>
                  <draw:equation draw:name="f1" draw:formula="345471*logheight/690943"/>
                  <draw:equation draw:name="f2" draw:formula="345472*logwidth/690943"/>
                  <draw:equation draw:name="f3" draw:formula="690943*logheight/690943"/>
                  <draw:equation draw:name="f4" draw:formula="0*logwidth/690943"/>
                  <draw:equation draw:name="f5" draw:formula="345471*logheight/690943"/>
                  <draw:equation draw:name="f6" draw:formula="345472*logwidth/690943"/>
                  <draw:equation draw:name="f7" draw:formula="0*logheight/690943"/>
                  <draw:equation draw:name="f8" draw:formula="690944*logwidth/690943"/>
                  <draw:equation draw:name="f9" draw:formula="345471*logheight/690943"/>
                  <draw:equation draw:name="f10" draw:formula="logwidth"/>
                  <draw:equation draw:name="f11" draw:formula="logheight"/>
                </draw:enhanced-geometry>
              </draw:custom-shape>
              <draw:custom-shape draw:name="Freeform: Shape 11" draw:style-name="gr22" draw:text-style-name="P21" draw:layer="layout" svg:width="4cm" svg:height="2.847cm" svg:x="23.633cm" svg:y="8.012cm">
                <text:p text:style-name="P6"><text:span text:style-name="T5">Déploiement sur Github Pages</text:span></text:p>
                <draw:enhanced-geometry draw:mirror-horizontal="false" draw:mirror-vertical="false" svg:viewBox="0 0 0 0" draw:glue-points="?f0 ?f1 ?f2 ?f3 ?f4 ?f5 ?f6 ?f7 ?f8 ?f9" drawooo:sub-view-size="1045083 1045083" draw:text-areas="0 0 ?f10 ?f11" draw:type="ooxml-non-primitive" draw:enhanced-path="M 1045083 522541 C 1045083 811133 811133 1045083 522542 1045083 233950 1045083 0 811133 0 522541 0 233950 233950 0 522542 0 811133 0 1045083 233950 1045083 522541 Z N">
                  <draw:equation draw:name="f0" draw:formula="1045083*logwidth/1045083"/>
                  <draw:equation draw:name="f1" draw:formula="522541*logheight/1045083"/>
                  <draw:equation draw:name="f2" draw:formula="522542*logwidth/1045083"/>
                  <draw:equation draw:name="f3" draw:formula="1045083*logheight/1045083"/>
                  <draw:equation draw:name="f4" draw:formula="0*logwidth/1045083"/>
                  <draw:equation draw:name="f5" draw:formula="522541*logheight/1045083"/>
                  <draw:equation draw:name="f6" draw:formula="522542*logwidth/1045083"/>
                  <draw:equation draw:name="f7" draw:formula="0*logheight/1045083"/>
                  <draw:equation draw:name="f8" draw:formula="1045083*logwidth/1045083"/>
                  <draw:equation draw:name="f9" draw:formula="522541*logheight/1045083"/>
                  <draw:equation draw:name="f10" draw:formula="logwidth"/>
                  <draw:equation draw:name="f11" draw:formula="logheight"/>
                </draw:enhanced-geometry>
              </draw:custom-shape>
              <draw:custom-shape draw:name="Freeform: Shape 12" draw:style-name="gr23" draw:text-style-name="P21" draw:layer="layout" svg:width="5.867cm" svg:height="1.882cm" svg:x="27.633cm" svg:y="9.359cm">
                <text:p text:style-name="P6"><text:span text:style-name="T6">Création du repository Github / Commit régulier / Rédaction du README.md</text:span></text:p>
                <draw:enhanced-geometry draw:mirror-horizontal="false" draw:mirror-vertical="false" svg:viewBox="0 0 0 0" draw:glue-points="?f0 ?f1 ?f2 ?f3 ?f4 ?f5 ?f6 ?f7 ?f8 ?f9" drawooo:sub-view-size="690943 690943" draw:text-areas="0 0 ?f10 ?f11" draw:type="ooxml-non-primitive" draw:enhanced-path="M 690943 345472 C 690943 536271 536270 690943 345471 690943 154672 690943 -1 536271 -1 345472 -1 154673 154672 0 345471 0 536270 0 690943 154673 690943 345472 Z N">
                  <draw:equation draw:name="f0" draw:formula="690943*logwidth/690943"/>
                  <draw:equation draw:name="f1" draw:formula="345472*logheight/690943"/>
                  <draw:equation draw:name="f2" draw:formula="345471*logwidth/690943"/>
                  <draw:equation draw:name="f3" draw:formula="690943*logheight/690943"/>
                  <draw:equation draw:name="f4" draw:formula="-1*logwidth/690943"/>
                  <draw:equation draw:name="f5" draw:formula="345472*logheight/690943"/>
                  <draw:equation draw:name="f6" draw:formula="345471*logwidth/690943"/>
                  <draw:equation draw:name="f7" draw:formula="0*logheight/690943"/>
                  <draw:equation draw:name="f8" draw:formula="690943*logwidth/690943"/>
                  <draw:equation draw:name="f9" draw:formula="345472*logheight/690943"/>
                  <draw:equation draw:name="f10" draw:formula="logwidth"/>
                  <draw:equation draw:name="f11" draw:formula="logheight"/>
                </draw:enhanced-geometry>
              </draw:custom-shape>
            </draw:g>
            <draw:custom-shape draw:name="Freeform: Shape 243" draw:style-name="gr24" draw:text-style-name="P22" draw:layer="layout" svg:width="2.353cm" svg:height="1.529cm" svg:x="24.293cm" svg:y="5.019cm">
              <text:p/>
              <draw:enhanced-geometry draw:mirror-horizontal="false" draw:mirror-vertical="false" svg:viewBox="0 0 0 0" draw:glue-points="?f0 ?f1 ?f2 ?f3 ?f4 ?f5 ?f6 ?f7" drawooo:sub-view-size="863726 561308" draw:text-areas="0 0 ?f8 ?f9" draw:type="ooxml-non-primitive" draw:enhanced-path="M 0 0 L 863727 0 863727 561308 0 561308 Z N">
                <draw:equation draw:name="f0" draw:formula="0*logwidth/863726"/>
                <draw:equation draw:name="f1" draw:formula="0*logheight/561308"/>
                <draw:equation draw:name="f2" draw:formula="863727*logwidth/863726"/>
                <draw:equation draw:name="f3" draw:formula="0*logheight/561308"/>
                <draw:equation draw:name="f4" draw:formula="863727*logwidth/863726"/>
                <draw:equation draw:name="f5" draw:formula="561308*logheight/561308"/>
                <draw:equation draw:name="f6" draw:formula="0*logwidth/863726"/>
                <draw:equation draw:name="f7" draw:formula="561308*logheight/561308"/>
                <draw:equation draw:name="f8" draw:formula="logwidth"/>
                <draw:equation draw:name="f9" draw:formula="logheight"/>
              </draw:enhanced-geometry>
            </draw:custom-shape>
            <draw:custom-shape draw:name="Freeform: Shape 244" draw:style-name="gr24" draw:text-style-name="P22" draw:layer="layout" svg:width="2.353cm" svg:height="1.529cm" svg:x="25.306cm" svg:y="13.95cm">
              <text:p/>
              <draw:enhanced-geometry draw:mirror-horizontal="false" draw:mirror-vertical="false" svg:viewBox="0 0 0 0" draw:glue-points="?f0 ?f1 ?f2 ?f3 ?f4 ?f5 ?f6 ?f7" drawooo:sub-view-size="863726 561308" draw:text-areas="0 0 ?f8 ?f9" draw:type="ooxml-non-primitive" draw:enhanced-path="M 0 0 L 863727 0 863727 561308 0 561308 Z N">
                <draw:equation draw:name="f0" draw:formula="0*logwidth/863726"/>
                <draw:equation draw:name="f1" draw:formula="0*logheight/561308"/>
                <draw:equation draw:name="f2" draw:formula="863727*logwidth/863726"/>
                <draw:equation draw:name="f3" draw:formula="0*logheight/561308"/>
                <draw:equation draw:name="f4" draw:formula="863727*logwidth/863726"/>
                <draw:equation draw:name="f5" draw:formula="561308*logheight/561308"/>
                <draw:equation draw:name="f6" draw:formula="0*logwidth/863726"/>
                <draw:equation draw:name="f7" draw:formula="561308*logheight/561308"/>
                <draw:equation draw:name="f8" draw:formula="logwidth"/>
                <draw:equation draw:name="f9" draw:formula="logheight"/>
              </draw:enhanced-geometry>
            </draw:custom-shape>
            <draw:custom-shape draw:name="Freeform: Shape 245" draw:style-name="gr24" draw:text-style-name="P22" draw:layer="layout" svg:width="2.353cm" svg:height="1.529cm" svg:x="5.149cm" svg:y="13.926cm">
              <text:p/>
              <draw:enhanced-geometry draw:mirror-horizontal="false" draw:mirror-vertical="false" svg:viewBox="0 0 0 0" draw:glue-points="?f0 ?f1 ?f2 ?f3 ?f4 ?f5 ?f6 ?f7" drawooo:sub-view-size="863727 561308" draw:text-areas="0 0 ?f8 ?f9" draw:type="ooxml-non-primitive" draw:enhanced-path="M 0 0 L 863727 0 863727 561308 0 561308 Z N">
                <draw:equation draw:name="f0" draw:formula="0*logwidth/863727"/>
                <draw:equation draw:name="f1" draw:formula="0*logheight/561308"/>
                <draw:equation draw:name="f2" draw:formula="863727*logwidth/863727"/>
                <draw:equation draw:name="f3" draw:formula="0*logheight/561308"/>
                <draw:equation draw:name="f4" draw:formula="863727*logwidth/863727"/>
                <draw:equation draw:name="f5" draw:formula="561308*logheight/561308"/>
                <draw:equation draw:name="f6" draw:formula="0*logwidth/863727"/>
                <draw:equation draw:name="f7" draw:formula="561308*logheight/561308"/>
                <draw:equation draw:name="f8" draw:formula="logwidth"/>
                <draw:equation draw:name="f9" draw:formula="logheight"/>
              </draw:enhanced-geometry>
            </draw:custom-shape>
            <draw:custom-shape draw:name="Freeform: Shape 246" draw:style-name="gr24" draw:text-style-name="P22" draw:layer="layout" svg:width="1.592cm" svg:height="1.529cm" svg:x="28.964cm" svg:y="15.495cm">
              <text:p/>
              <draw:enhanced-geometry draw:mirror-horizontal="false" draw:mirror-vertical="false" svg:viewBox="0 0 0 0" draw:glue-points="?f0 ?f1 ?f2 ?f3 ?f4 ?f5 ?f6 ?f7" drawooo:sub-view-size="584549 561308" draw:text-areas="0 0 ?f8 ?f9" draw:type="ooxml-non-primitive" draw:enhanced-path="M 0 0 L 584550 0 584550 561308 0 561308 Z N">
                <draw:equation draw:name="f0" draw:formula="0*logwidth/584549"/>
                <draw:equation draw:name="f1" draw:formula="0*logheight/561308"/>
                <draw:equation draw:name="f2" draw:formula="584550*logwidth/584549"/>
                <draw:equation draw:name="f3" draw:formula="0*logheight/561308"/>
                <draw:equation draw:name="f4" draw:formula="584550*logwidth/584549"/>
                <draw:equation draw:name="f5" draw:formula="561308*logheight/561308"/>
                <draw:equation draw:name="f6" draw:formula="0*logwidth/584549"/>
                <draw:equation draw:name="f7" draw:formula="561308*logheight/561308"/>
                <draw:equation draw:name="f8" draw:formula="logwidth"/>
                <draw:equation draw:name="f9" draw:formula="logheight"/>
              </draw:enhanced-geometry>
            </draw:custom-shape>
            <draw:custom-shape draw:name="Freeform: Shape 247" draw:style-name="gr25" draw:text-style-name="P22" draw:layer="layout" svg:width="1.592cm" svg:height="1.529cm" svg:x="28.554cm" svg:y="6.853cm">
              <text:p/>
              <draw:enhanced-geometry draw:mirror-horizontal="false" draw:mirror-vertical="false" svg:viewBox="0 0 0 0" draw:glue-points="?f0 ?f1 ?f2 ?f3 ?f4 ?f5 ?f6 ?f7" drawooo:sub-view-size="584549 561308" draw:text-areas="0 0 ?f8 ?f9" draw:type="ooxml-non-primitive" draw:enhanced-path="M 0 0 L 584549 0 584549 561308 0 561308 Z N">
                <draw:equation draw:name="f0" draw:formula="0*logwidth/584549"/>
                <draw:equation draw:name="f1" draw:formula="0*logheight/561308"/>
                <draw:equation draw:name="f2" draw:formula="584549*logwidth/584549"/>
                <draw:equation draw:name="f3" draw:formula="0*logheight/561308"/>
                <draw:equation draw:name="f4" draw:formula="584549*logwidth/584549"/>
                <draw:equation draw:name="f5" draw:formula="561308*logheight/561308"/>
                <draw:equation draw:name="f6" draw:formula="0*logwidth/584549"/>
                <draw:equation draw:name="f7" draw:formula="561308*logheight/561308"/>
                <draw:equation draw:name="f8" draw:formula="logwidth"/>
                <draw:equation draw:name="f9" draw:formula="logheight"/>
              </draw:enhanced-geometry>
            </draw:custom-shape>
            <draw:custom-shape draw:name="Freeform: Shape 248" draw:style-name="gr24" draw:text-style-name="P22" draw:layer="layout" svg:width="1.592cm" svg:height="1.529cm" svg:x="3.4cm" svg:y="11.367cm">
              <text:p/>
              <draw:enhanced-geometry draw:mirror-horizontal="false" draw:mirror-vertical="false" svg:viewBox="0 0 0 0" draw:glue-points="?f0 ?f1 ?f2 ?f3 ?f4 ?f5 ?f6 ?f7" drawooo:sub-view-size="584549 561308" draw:text-areas="0 0 ?f8 ?f9" draw:type="ooxml-non-primitive" draw:enhanced-path="M 0 0 L 584549 0 584549 561308 0 561308 Z N">
                <draw:equation draw:name="f0" draw:formula="0*logwidth/584549"/>
                <draw:equation draw:name="f1" draw:formula="0*logheight/561308"/>
                <draw:equation draw:name="f2" draw:formula="584549*logwidth/584549"/>
                <draw:equation draw:name="f3" draw:formula="0*logheight/561308"/>
                <draw:equation draw:name="f4" draw:formula="584549*logwidth/584549"/>
                <draw:equation draw:name="f5" draw:formula="561308*logheight/561308"/>
                <draw:equation draw:name="f6" draw:formula="0*logwidth/584549"/>
                <draw:equation draw:name="f7" draw:formula="561308*logheight/561308"/>
                <draw:equation draw:name="f8" draw:formula="logwidth"/>
                <draw:equation draw:name="f9" draw:formula="logheight"/>
              </draw:enhanced-geometry>
            </draw:custom-shape>
            <draw:g draw:name="Graphic 1" draw:style-name="gr1">
              <draw:custom-shape draw:name="Freeform: Shape 2" draw:style-name="gr26" draw:text-style-name="P23" draw:layer="layout" svg:width="3.282cm" svg:height="3.282cm" svg:x="19.886cm" svg:y="8.077cm">
                <text:p/>
                <draw:enhanced-geometry draw:mirror-horizontal="false" draw:mirror-vertical="false" svg:viewBox="0 0 0 0" draw:glue-points="?f0 ?f1 ?f2 ?f3 ?f4 ?f5 ?f6 ?f7 ?f8 ?f9" drawooo:sub-view-size="1204531 1204531" draw:text-areas="0 0 ?f10 ?f11" draw:type="ooxml-non-primitive" draw:enhanced-path="M 1204532 602266 C 1204532 934888 934888 1204531 602266 1204531 269644 1204531 1 934888 1 602266 1 269643 269644 0 602266 0 934888 0 1204532 269643 1204532 602266 Z N">
                  <draw:equation draw:name="f0" draw:formula="1204532*logwidth/1204531"/>
                  <draw:equation draw:name="f1" draw:formula="602266*logheight/1204531"/>
                  <draw:equation draw:name="f2" draw:formula="602266*logwidth/1204531"/>
                  <draw:equation draw:name="f3" draw:formula="1204531*logheight/1204531"/>
                  <draw:equation draw:name="f4" draw:formula="1*logwidth/1204531"/>
                  <draw:equation draw:name="f5" draw:formula="602266*logheight/1204531"/>
                  <draw:equation draw:name="f6" draw:formula="602266*logwidth/1204531"/>
                  <draw:equation draw:name="f7" draw:formula="0*logheight/1204531"/>
                  <draw:equation draw:name="f8" draw:formula="1204532*logwidth/1204531"/>
                  <draw:equation draw:name="f9" draw:formula="602266*logheight/1204531"/>
                  <draw:equation draw:name="f10" draw:formula="logwidth"/>
                  <draw:equation draw:name="f11" draw:formula="logheight"/>
                </draw:enhanced-geometry>
              </draw:custom-shape>
              <draw:g draw:name="Graphic 2" draw:style-name="gr1">
                <draw:custom-shape draw:name="Freeform: Shape 3" draw:style-name="gr27" draw:text-style-name="P10" draw:layer="layout" svg:width="0.905cm" svg:height="0.905cm" svg:x="21.481cm" svg:y="9.45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drawooo:sub-view-size="332367 332336" draw:text-areas="0 0 ?f216 ?f217" draw:type="ooxml-non-primitive" draw:enhanced-path="M 23462 100975 C 20509 100403 17366 101070 14794 102784 12222 104499 10508 107166 9936 110119 L 221 160982 C -1018 167269 3079 173269 9365 174413 L 28986 178127 C 29939 188890 32130 199463 35559 209750 L 18985 220990 C 16413 222704 14699 225371 14127 228324 13556 231372 14223 234420 15937 236992 L 45084 279854 C 46798 282331 49465 284140 52418 284712 55371 285283 58514 284617 61086 282902 L 77659 271663 C 85946 278616 94995 284617 104615 289379 L 100900 309001 C 99662 315192 103757 321288 110044 322431 L 160907 332147 C 161670 332242 162336 332337 163099 332337 168528 332337 173385 328527 174433 323002 L 178148 303381 C 188911 302428 199484 300238 209771 296809 L 221010 313382 C 222725 315954 225392 317668 228345 318240 231297 318811 234441 318145 237013 316430 L 279875 287284 C 285114 283664 286542 276521 282923 271282 L 271683 254708 C 278637 246422 284638 237373 289400 227752 L 309022 231467 C 315213 232610 321309 228514 322452 222323 L 332167 171460 C 332739 168507 332072 165364 330358 162792 328643 160220 325976 158506 323023 157934 L 303402 154219 C 302449 143456 300258 132883 296829 122597 L 313403 111357 C 318641 107738 320070 100594 316451 95355 L 287304 52492 C 285590 49921 282923 48206 279970 47635 277017 47063 273874 47730 271302 49444 L 254729 60684 C 246442 53731 237394 47730 227773 42967 L 231488 23346 C 232631 17059 228535 11059 222344 9916 L 171481 200 C 168528 -371 165385 296 162813 2010 160241 3724 158526 6391 157955 9344 L 154240 28966 C 143477 29918 132904 32109 122617 35538 L 111378 18964 C 109664 16393 106996 14678 104044 14107 100995 13535 97947 14202 95376 15916 L 52514 45063 C 50037 46777 48227 49444 47656 52397 47084 55350 47751 58493 49465 61065 L 60705 77639 C 53751 85925 47751 94974 42989 104594 L 23462 100975 Z M 60514 122120 C 65944 108976 73849 97069 83755 86782 87565 82877 88042 76781 84994 72305 L 75182 57826 98995 41634 108901 56112 C 111949 60589 117760 62398 122807 60303 136047 54874 150049 51921 164242 51730 169671 51635 174338 47730 175386 42396 L 178624 25251 206913 30680 203675 47921 C 202627 53255 205485 58589 210533 60684 223677 66113 235584 74019 245871 83925 249776 87735 255872 88211 260349 85163 L 274827 75352 291019 99165 276541 109071 C 272065 112119 270255 117929 272350 122977 277779 136217 280732 150219 280923 164411 281018 169840 284923 174508 290257 175556 L 307497 178794 302068 207083 284828 203845 C 279494 202797 274160 205655 272065 210703 266635 223847 258729 235753 248824 246040 245013 249946 244537 256042 247585 260518 L 257396 274997 233583 291189 223677 276711 C 220629 272234 214819 270424 209771 272520 196531 277949 182529 280902 168337 281188 162908 281283 158241 285188 157193 290522 L 153954 307763 125665 302333 128904 285093 C 129951 279759 127094 274425 122046 272330 108901 266900 96995 258994 86708 249089 82803 245278 76707 244802 72230 247850 L 57752 257756 41560 233944 56038 224133 C 60514 221085 62324 215275 60229 210226 54799 196987 51847 182985 51561 168793 51465 163364 47560 158696 42226 157648 L 24986 154410 30415 126121 47656 129359 C 53085 130121 58419 127168 60514 122120 Z N">
                    <draw:equation draw:name="f0" draw:formula="23462*logwidth/332367"/>
                    <draw:equation draw:name="f1" draw:formula="100975*logheight/332336"/>
                    <draw:equation draw:name="f2" draw:formula="14794*logwidth/332367"/>
                    <draw:equation draw:name="f3" draw:formula="102784*logheight/332336"/>
                    <draw:equation draw:name="f4" draw:formula="9936*logwidth/332367"/>
                    <draw:equation draw:name="f5" draw:formula="110119*logheight/332336"/>
                    <draw:equation draw:name="f6" draw:formula="221*logwidth/332367"/>
                    <draw:equation draw:name="f7" draw:formula="160982*logheight/332336"/>
                    <draw:equation draw:name="f8" draw:formula="9365*logwidth/332367"/>
                    <draw:equation draw:name="f9" draw:formula="174413*logheight/332336"/>
                    <draw:equation draw:name="f10" draw:formula="28986*logwidth/332367"/>
                    <draw:equation draw:name="f11" draw:formula="178127*logheight/332336"/>
                    <draw:equation draw:name="f12" draw:formula="35559*logwidth/332367"/>
                    <draw:equation draw:name="f13" draw:formula="209750*logheight/332336"/>
                    <draw:equation draw:name="f14" draw:formula="18985*logwidth/332367"/>
                    <draw:equation draw:name="f15" draw:formula="220990*logheight/332336"/>
                    <draw:equation draw:name="f16" draw:formula="14127*logwidth/332367"/>
                    <draw:equation draw:name="f17" draw:formula="228324*logheight/332336"/>
                    <draw:equation draw:name="f18" draw:formula="15937*logwidth/332367"/>
                    <draw:equation draw:name="f19" draw:formula="236992*logheight/332336"/>
                    <draw:equation draw:name="f20" draw:formula="45084*logwidth/332367"/>
                    <draw:equation draw:name="f21" draw:formula="279854*logheight/332336"/>
                    <draw:equation draw:name="f22" draw:formula="52418*logwidth/332367"/>
                    <draw:equation draw:name="f23" draw:formula="284712*logheight/332336"/>
                    <draw:equation draw:name="f24" draw:formula="61086*logwidth/332367"/>
                    <draw:equation draw:name="f25" draw:formula="282902*logheight/332336"/>
                    <draw:equation draw:name="f26" draw:formula="77659*logwidth/332367"/>
                    <draw:equation draw:name="f27" draw:formula="271663*logheight/332336"/>
                    <draw:equation draw:name="f28" draw:formula="104615*logwidth/332367"/>
                    <draw:equation draw:name="f29" draw:formula="289379*logheight/332336"/>
                    <draw:equation draw:name="f30" draw:formula="100900*logwidth/332367"/>
                    <draw:equation draw:name="f31" draw:formula="309001*logheight/332336"/>
                    <draw:equation draw:name="f32" draw:formula="110044*logwidth/332367"/>
                    <draw:equation draw:name="f33" draw:formula="322431*logheight/332336"/>
                    <draw:equation draw:name="f34" draw:formula="160907*logwidth/332367"/>
                    <draw:equation draw:name="f35" draw:formula="332147*logheight/332336"/>
                    <draw:equation draw:name="f36" draw:formula="163099*logwidth/332367"/>
                    <draw:equation draw:name="f37" draw:formula="332337*logheight/332336"/>
                    <draw:equation draw:name="f38" draw:formula="174433*logwidth/332367"/>
                    <draw:equation draw:name="f39" draw:formula="323002*logheight/332336"/>
                    <draw:equation draw:name="f40" draw:formula="178148*logwidth/332367"/>
                    <draw:equation draw:name="f41" draw:formula="303381*logheight/332336"/>
                    <draw:equation draw:name="f42" draw:formula="209771*logwidth/332367"/>
                    <draw:equation draw:name="f43" draw:formula="296809*logheight/332336"/>
                    <draw:equation draw:name="f44" draw:formula="221010*logwidth/332367"/>
                    <draw:equation draw:name="f45" draw:formula="313382*logheight/332336"/>
                    <draw:equation draw:name="f46" draw:formula="228345*logwidth/332367"/>
                    <draw:equation draw:name="f47" draw:formula="318240*logheight/332336"/>
                    <draw:equation draw:name="f48" draw:formula="237013*logwidth/332367"/>
                    <draw:equation draw:name="f49" draw:formula="316430*logheight/332336"/>
                    <draw:equation draw:name="f50" draw:formula="279875*logwidth/332367"/>
                    <draw:equation draw:name="f51" draw:formula="287284*logheight/332336"/>
                    <draw:equation draw:name="f52" draw:formula="282923*logwidth/332367"/>
                    <draw:equation draw:name="f53" draw:formula="271282*logheight/332336"/>
                    <draw:equation draw:name="f54" draw:formula="271683*logwidth/332367"/>
                    <draw:equation draw:name="f55" draw:formula="254708*logheight/332336"/>
                    <draw:equation draw:name="f56" draw:formula="289400*logwidth/332367"/>
                    <draw:equation draw:name="f57" draw:formula="227752*logheight/332336"/>
                    <draw:equation draw:name="f58" draw:formula="309022*logwidth/332367"/>
                    <draw:equation draw:name="f59" draw:formula="231467*logheight/332336"/>
                    <draw:equation draw:name="f60" draw:formula="322452*logwidth/332367"/>
                    <draw:equation draw:name="f61" draw:formula="222323*logheight/332336"/>
                    <draw:equation draw:name="f62" draw:formula="332167*logwidth/332367"/>
                    <draw:equation draw:name="f63" draw:formula="171460*logheight/332336"/>
                    <draw:equation draw:name="f64" draw:formula="330358*logwidth/332367"/>
                    <draw:equation draw:name="f65" draw:formula="162792*logheight/332336"/>
                    <draw:equation draw:name="f66" draw:formula="323023*logwidth/332367"/>
                    <draw:equation draw:name="f67" draw:formula="157934*logheight/332336"/>
                    <draw:equation draw:name="f68" draw:formula="303402*logwidth/332367"/>
                    <draw:equation draw:name="f69" draw:formula="154219*logheight/332336"/>
                    <draw:equation draw:name="f70" draw:formula="296829*logwidth/332367"/>
                    <draw:equation draw:name="f71" draw:formula="122597*logheight/332336"/>
                    <draw:equation draw:name="f72" draw:formula="313403*logwidth/332367"/>
                    <draw:equation draw:name="f73" draw:formula="111357*logheight/332336"/>
                    <draw:equation draw:name="f74" draw:formula="316451*logwidth/332367"/>
                    <draw:equation draw:name="f75" draw:formula="95355*logheight/332336"/>
                    <draw:equation draw:name="f76" draw:formula="287304*logwidth/332367"/>
                    <draw:equation draw:name="f77" draw:formula="52492*logheight/332336"/>
                    <draw:equation draw:name="f78" draw:formula="279970*logwidth/332367"/>
                    <draw:equation draw:name="f79" draw:formula="47635*logheight/332336"/>
                    <draw:equation draw:name="f80" draw:formula="271302*logwidth/332367"/>
                    <draw:equation draw:name="f81" draw:formula="49444*logheight/332336"/>
                    <draw:equation draw:name="f82" draw:formula="254729*logwidth/332367"/>
                    <draw:equation draw:name="f83" draw:formula="60684*logheight/332336"/>
                    <draw:equation draw:name="f84" draw:formula="227773*logwidth/332367"/>
                    <draw:equation draw:name="f85" draw:formula="42967*logheight/332336"/>
                    <draw:equation draw:name="f86" draw:formula="231488*logwidth/332367"/>
                    <draw:equation draw:name="f87" draw:formula="23346*logheight/332336"/>
                    <draw:equation draw:name="f88" draw:formula="222344*logwidth/332367"/>
                    <draw:equation draw:name="f89" draw:formula="9916*logheight/332336"/>
                    <draw:equation draw:name="f90" draw:formula="171481*logwidth/332367"/>
                    <draw:equation draw:name="f91" draw:formula="200*logheight/332336"/>
                    <draw:equation draw:name="f92" draw:formula="162813*logwidth/332367"/>
                    <draw:equation draw:name="f93" draw:formula="2010*logheight/332336"/>
                    <draw:equation draw:name="f94" draw:formula="157955*logwidth/332367"/>
                    <draw:equation draw:name="f95" draw:formula="9344*logheight/332336"/>
                    <draw:equation draw:name="f96" draw:formula="154240*logwidth/332367"/>
                    <draw:equation draw:name="f97" draw:formula="28966*logheight/332336"/>
                    <draw:equation draw:name="f98" draw:formula="122617*logwidth/332367"/>
                    <draw:equation draw:name="f99" draw:formula="35538*logheight/332336"/>
                    <draw:equation draw:name="f100" draw:formula="111378*logwidth/332367"/>
                    <draw:equation draw:name="f101" draw:formula="18964*logheight/332336"/>
                    <draw:equation draw:name="f102" draw:formula="104044*logwidth/332367"/>
                    <draw:equation draw:name="f103" draw:formula="14107*logheight/332336"/>
                    <draw:equation draw:name="f104" draw:formula="95376*logwidth/332367"/>
                    <draw:equation draw:name="f105" draw:formula="15916*logheight/332336"/>
                    <draw:equation draw:name="f106" draw:formula="52514*logwidth/332367"/>
                    <draw:equation draw:name="f107" draw:formula="45063*logheight/332336"/>
                    <draw:equation draw:name="f108" draw:formula="47656*logwidth/332367"/>
                    <draw:equation draw:name="f109" draw:formula="52397*logheight/332336"/>
                    <draw:equation draw:name="f110" draw:formula="49465*logwidth/332367"/>
                    <draw:equation draw:name="f111" draw:formula="61065*logheight/332336"/>
                    <draw:equation draw:name="f112" draw:formula="60705*logwidth/332367"/>
                    <draw:equation draw:name="f113" draw:formula="77639*logheight/332336"/>
                    <draw:equation draw:name="f114" draw:formula="42989*logwidth/332367"/>
                    <draw:equation draw:name="f115" draw:formula="104594*logheight/332336"/>
                    <draw:equation draw:name="f116" draw:formula="23462*logwidth/332367"/>
                    <draw:equation draw:name="f117" draw:formula="100975*logheight/332336"/>
                    <draw:equation draw:name="f118" draw:formula="60514*logwidth/332367"/>
                    <draw:equation draw:name="f119" draw:formula="122120*logheight/332336"/>
                    <draw:equation draw:name="f120" draw:formula="83755*logwidth/332367"/>
                    <draw:equation draw:name="f121" draw:formula="86782*logheight/332336"/>
                    <draw:equation draw:name="f122" draw:formula="84994*logwidth/332367"/>
                    <draw:equation draw:name="f123" draw:formula="72305*logheight/332336"/>
                    <draw:equation draw:name="f124" draw:formula="75182*logwidth/332367"/>
                    <draw:equation draw:name="f125" draw:formula="57826*logheight/332336"/>
                    <draw:equation draw:name="f126" draw:formula="98995*logwidth/332367"/>
                    <draw:equation draw:name="f127" draw:formula="41634*logheight/332336"/>
                    <draw:equation draw:name="f128" draw:formula="108901*logwidth/332367"/>
                    <draw:equation draw:name="f129" draw:formula="56112*logheight/332336"/>
                    <draw:equation draw:name="f130" draw:formula="122807*logwidth/332367"/>
                    <draw:equation draw:name="f131" draw:formula="60303*logheight/332336"/>
                    <draw:equation draw:name="f132" draw:formula="164242*logwidth/332367"/>
                    <draw:equation draw:name="f133" draw:formula="51730*logheight/332336"/>
                    <draw:equation draw:name="f134" draw:formula="175386*logwidth/332367"/>
                    <draw:equation draw:name="f135" draw:formula="42396*logheight/332336"/>
                    <draw:equation draw:name="f136" draw:formula="178624*logwidth/332367"/>
                    <draw:equation draw:name="f137" draw:formula="25251*logheight/332336"/>
                    <draw:equation draw:name="f138" draw:formula="206913*logwidth/332367"/>
                    <draw:equation draw:name="f139" draw:formula="30680*logheight/332336"/>
                    <draw:equation draw:name="f140" draw:formula="203675*logwidth/332367"/>
                    <draw:equation draw:name="f141" draw:formula="47921*logheight/332336"/>
                    <draw:equation draw:name="f142" draw:formula="210533*logwidth/332367"/>
                    <draw:equation draw:name="f143" draw:formula="60684*logheight/332336"/>
                    <draw:equation draw:name="f144" draw:formula="245871*logwidth/332367"/>
                    <draw:equation draw:name="f145" draw:formula="83925*logheight/332336"/>
                    <draw:equation draw:name="f146" draw:formula="260349*logwidth/332367"/>
                    <draw:equation draw:name="f147" draw:formula="85163*logheight/332336"/>
                    <draw:equation draw:name="f148" draw:formula="274827*logwidth/332367"/>
                    <draw:equation draw:name="f149" draw:formula="75352*logheight/332336"/>
                    <draw:equation draw:name="f150" draw:formula="291019*logwidth/332367"/>
                    <draw:equation draw:name="f151" draw:formula="99165*logheight/332336"/>
                    <draw:equation draw:name="f152" draw:formula="276541*logwidth/332367"/>
                    <draw:equation draw:name="f153" draw:formula="109071*logheight/332336"/>
                    <draw:equation draw:name="f154" draw:formula="272350*logwidth/332367"/>
                    <draw:equation draw:name="f155" draw:formula="122977*logheight/332336"/>
                    <draw:equation draw:name="f156" draw:formula="280923*logwidth/332367"/>
                    <draw:equation draw:name="f157" draw:formula="164411*logheight/332336"/>
                    <draw:equation draw:name="f158" draw:formula="290257*logwidth/332367"/>
                    <draw:equation draw:name="f159" draw:formula="175556*logheight/332336"/>
                    <draw:equation draw:name="f160" draw:formula="307497*logwidth/332367"/>
                    <draw:equation draw:name="f161" draw:formula="178794*logheight/332336"/>
                    <draw:equation draw:name="f162" draw:formula="302068*logwidth/332367"/>
                    <draw:equation draw:name="f163" draw:formula="207083*logheight/332336"/>
                    <draw:equation draw:name="f164" draw:formula="284828*logwidth/332367"/>
                    <draw:equation draw:name="f165" draw:formula="203845*logheight/332336"/>
                    <draw:equation draw:name="f166" draw:formula="272065*logwidth/332367"/>
                    <draw:equation draw:name="f167" draw:formula="210703*logheight/332336"/>
                    <draw:equation draw:name="f168" draw:formula="248824*logwidth/332367"/>
                    <draw:equation draw:name="f169" draw:formula="246040*logheight/332336"/>
                    <draw:equation draw:name="f170" draw:formula="247585*logwidth/332367"/>
                    <draw:equation draw:name="f171" draw:formula="260518*logheight/332336"/>
                    <draw:equation draw:name="f172" draw:formula="257396*logwidth/332367"/>
                    <draw:equation draw:name="f173" draw:formula="274997*logheight/332336"/>
                    <draw:equation draw:name="f174" draw:formula="233583*logwidth/332367"/>
                    <draw:equation draw:name="f175" draw:formula="291189*logheight/332336"/>
                    <draw:equation draw:name="f176" draw:formula="223677*logwidth/332367"/>
                    <draw:equation draw:name="f177" draw:formula="276711*logheight/332336"/>
                    <draw:equation draw:name="f178" draw:formula="209771*logwidth/332367"/>
                    <draw:equation draw:name="f179" draw:formula="272520*logheight/332336"/>
                    <draw:equation draw:name="f180" draw:formula="168337*logwidth/332367"/>
                    <draw:equation draw:name="f181" draw:formula="281188*logheight/332336"/>
                    <draw:equation draw:name="f182" draw:formula="157193*logwidth/332367"/>
                    <draw:equation draw:name="f183" draw:formula="290522*logheight/332336"/>
                    <draw:equation draw:name="f184" draw:formula="153954*logwidth/332367"/>
                    <draw:equation draw:name="f185" draw:formula="307763*logheight/332336"/>
                    <draw:equation draw:name="f186" draw:formula="125665*logwidth/332367"/>
                    <draw:equation draw:name="f187" draw:formula="302333*logheight/332336"/>
                    <draw:equation draw:name="f188" draw:formula="128904*logwidth/332367"/>
                    <draw:equation draw:name="f189" draw:formula="285093*logheight/332336"/>
                    <draw:equation draw:name="f190" draw:formula="122046*logwidth/332367"/>
                    <draw:equation draw:name="f191" draw:formula="272330*logheight/332336"/>
                    <draw:equation draw:name="f192" draw:formula="86708*logwidth/332367"/>
                    <draw:equation draw:name="f193" draw:formula="249089*logheight/332336"/>
                    <draw:equation draw:name="f194" draw:formula="72230*logwidth/332367"/>
                    <draw:equation draw:name="f195" draw:formula="247850*logheight/332336"/>
                    <draw:equation draw:name="f196" draw:formula="57752*logwidth/332367"/>
                    <draw:equation draw:name="f197" draw:formula="257756*logheight/332336"/>
                    <draw:equation draw:name="f198" draw:formula="41560*logwidth/332367"/>
                    <draw:equation draw:name="f199" draw:formula="233944*logheight/332336"/>
                    <draw:equation draw:name="f200" draw:formula="56038*logwidth/332367"/>
                    <draw:equation draw:name="f201" draw:formula="224133*logheight/332336"/>
                    <draw:equation draw:name="f202" draw:formula="60229*logwidth/332367"/>
                    <draw:equation draw:name="f203" draw:formula="210226*logheight/332336"/>
                    <draw:equation draw:name="f204" draw:formula="51561*logwidth/332367"/>
                    <draw:equation draw:name="f205" draw:formula="168793*logheight/332336"/>
                    <draw:equation draw:name="f206" draw:formula="42226*logwidth/332367"/>
                    <draw:equation draw:name="f207" draw:formula="157648*logheight/332336"/>
                    <draw:equation draw:name="f208" draw:formula="24986*logwidth/332367"/>
                    <draw:equation draw:name="f209" draw:formula="154410*logheight/332336"/>
                    <draw:equation draw:name="f210" draw:formula="30415*logwidth/332367"/>
                    <draw:equation draw:name="f211" draw:formula="126121*logheight/332336"/>
                    <draw:equation draw:name="f212" draw:formula="47656*logwidth/332367"/>
                    <draw:equation draw:name="f213" draw:formula="129359*logheight/332336"/>
                    <draw:equation draw:name="f214" draw:formula="60514*logwidth/332367"/>
                    <draw:equation draw:name="f215" draw:formula="122120*logheight/332336"/>
                    <draw:equation draw:name="f216" draw:formula="logwidth"/>
                    <draw:equation draw:name="f217" draw:formula="logheight"/>
                  </draw:enhanced-geometry>
                </draw:custom-shape>
                <draw:custom-shape draw:name="Freeform: Shape 4" draw:style-name="gr28" draw:text-style-name="P10" draw:layer="layout" svg:width="0.45cm" svg:height="0.45cm" svg:x="21.708cm" svg:y="9.682cm">
                  <text:p/>
                  <draw:enhanced-geometry draw:mirror-horizontal="false" draw:mirror-vertical="false" svg:viewBox="0 0 0 0" draw:glue-points="?f0 ?f1 ?f2 ?f3 ?f4 ?f5 ?f6 ?f7 ?f8 ?f9 ?f10 ?f11 ?f12 ?f13 ?f14 ?f15 ?f16 ?f17 ?f18 ?f19 ?f20 ?f21 ?f22 ?f23 ?f24 ?f25 ?f26 ?f27 ?f28 ?f29 ?f30 ?f31 ?f32 ?f33 ?f34 ?f35 ?f36 ?f37" drawooo:sub-view-size="165548 165535" draw:text-areas="0 0 ?f38 ?f39" draw:type="ooxml-non-primitive" draw:enhanced-path="M 67294 164012 L 67294 164012 C 72532 164964 77676 165536 82819 165536 121681 165536 156543 137913 164067 98289 172640 53426 143112 10088 98250 1515 76533 -2676 54530 1896 36242 14374 17954 26756 5571 45616 1476 67333 -2620 89050 1856 111053 14335 129341 26812 147533 45576 159916 67294 164012 Z M 24145 71524 C 27098 55808 36051 42282 49196 33329 59197 26566 70818 22947 82629 22947 86344 22947 90153 23327 93963 23994 126348 30185 147589 61523 141398 93813 138445 109529 129492 123054 116347 132008 103202 140961 87296 144295 71579 141247 L 71579 141247 C 55959 138294 42338 129341 33385 116196 24431 103147 21192 87240 24145 71524 Z N">
                    <draw:equation draw:name="f0" draw:formula="67294*logwidth/165548"/>
                    <draw:equation draw:name="f1" draw:formula="164012*logheight/165535"/>
                    <draw:equation draw:name="f2" draw:formula="67294*logwidth/165548"/>
                    <draw:equation draw:name="f3" draw:formula="164012*logheight/165535"/>
                    <draw:equation draw:name="f4" draw:formula="82819*logwidth/165548"/>
                    <draw:equation draw:name="f5" draw:formula="165536*logheight/165535"/>
                    <draw:equation draw:name="f6" draw:formula="164067*logwidth/165548"/>
                    <draw:equation draw:name="f7" draw:formula="98289*logheight/165535"/>
                    <draw:equation draw:name="f8" draw:formula="98250*logwidth/165548"/>
                    <draw:equation draw:name="f9" draw:formula="1515*logheight/165535"/>
                    <draw:equation draw:name="f10" draw:formula="36242*logwidth/165548"/>
                    <draw:equation draw:name="f11" draw:formula="14374*logheight/165535"/>
                    <draw:equation draw:name="f12" draw:formula="1476*logwidth/165548"/>
                    <draw:equation draw:name="f13" draw:formula="67333*logheight/165535"/>
                    <draw:equation draw:name="f14" draw:formula="14335*logwidth/165548"/>
                    <draw:equation draw:name="f15" draw:formula="129341*logheight/165535"/>
                    <draw:equation draw:name="f16" draw:formula="67294*logwidth/165548"/>
                    <draw:equation draw:name="f17" draw:formula="164012*logheight/165535"/>
                    <draw:equation draw:name="f18" draw:formula="24145*logwidth/165548"/>
                    <draw:equation draw:name="f19" draw:formula="71524*logheight/165535"/>
                    <draw:equation draw:name="f20" draw:formula="49196*logwidth/165548"/>
                    <draw:equation draw:name="f21" draw:formula="33329*logheight/165535"/>
                    <draw:equation draw:name="f22" draw:formula="82629*logwidth/165548"/>
                    <draw:equation draw:name="f23" draw:formula="22947*logheight/165535"/>
                    <draw:equation draw:name="f24" draw:formula="93963*logwidth/165548"/>
                    <draw:equation draw:name="f25" draw:formula="23994*logheight/165535"/>
                    <draw:equation draw:name="f26" draw:formula="141398*logwidth/165548"/>
                    <draw:equation draw:name="f27" draw:formula="93813*logheight/165535"/>
                    <draw:equation draw:name="f28" draw:formula="116347*logwidth/165548"/>
                    <draw:equation draw:name="f29" draw:formula="132008*logheight/165535"/>
                    <draw:equation draw:name="f30" draw:formula="71579*logwidth/165548"/>
                    <draw:equation draw:name="f31" draw:formula="141247*logheight/165535"/>
                    <draw:equation draw:name="f32" draw:formula="71579*logwidth/165548"/>
                    <draw:equation draw:name="f33" draw:formula="141247*logheight/165535"/>
                    <draw:equation draw:name="f34" draw:formula="33385*logwidth/165548"/>
                    <draw:equation draw:name="f35" draw:formula="116196*logheight/165535"/>
                    <draw:equation draw:name="f36" draw:formula="24145*logwidth/165548"/>
                    <draw:equation draw:name="f37" draw:formula="71524*logheight/165535"/>
                    <draw:equation draw:name="f38" draw:formula="logwidth"/>
                    <draw:equation draw:name="f39" draw:formula="logheight"/>
                  </draw:enhanced-geometry>
                </draw:custom-shape>
                <draw:custom-shape draw:name="Freeform: Shape 5" draw:style-name="gr29" draw:text-style-name="P10" draw:layer="layout" svg:width="0.905cm" svg:height="0.904cm" svg:x="20.69cm" svg:y="8.90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drawooo:sub-view-size="332267 332171" draw:text-areas="0 0 ?f218 ?f219" draw:type="ooxml-non-primitive" draw:enhanced-path="M 7464 214824 C 8417 221110 14227 225492 20513 224634 L 40326 221777 C 44707 231588 50231 240922 56804 249495 L 44802 265497 C 42992 267973 42230 271021 42612 274069 43088 277117 44611 279784 47088 281689 L 88522 312741 C 93570 316551 100809 315503 104619 310455 L 116620 294453 C 126717 298358 137195 301025 147863 302454 L 150720 322266 C 151196 325314 152720 327981 155197 329886 157197 331410 159674 332172 162150 332172 162722 332172 163198 332172 163769 332076 L 215014 324742 C 221301 323885 225682 317979 224825 311693 L 221967 291881 C 231873 287500 241112 281975 249685 275403 L 265687 287404 C 270830 291214 277974 290167 281784 285118 L 312836 243684 C 316645 238636 315598 231397 310550 227587 L 294547 215586 C 298453 205489 301120 195012 302549 184344 L 322361 181486 C 325409 181010 328075 179391 329981 177009 331790 174533 332553 171485 332171 168437 L 324837 117192 C 323980 110906 318074 106525 311788 107477 L 291976 110334 C 287594 100428 282070 91189 275497 82617 L 287499 66615 C 289309 64138 290071 61090 289690 58042 289213 54994 287690 52327 285213 50422 L 243779 19371 C 241303 17561 238255 16799 235207 17180 232159 17656 229492 19275 227587 21657 L 215585 37659 C 205489 33753 195012 31086 184344 29658 L 181486 9846 C 180533 3559 174819 -822 168436 130 L 117192 7465 C 114144 7941 111477 9560 109667 11941 107858 14418 107001 17466 107477 20514 L 110334 40326 C 100428 44707 91189 50232 82616 56804 L 66614 44802 C 64138 42993 61090 42231 58042 42612 54994 43088 52327 44707 50422 47088 L 19370 88522 C 17561 90999 16799 94047 17179 97095 17656 100143 19180 102810 21656 104715 L 37658 116716 C 33753 126813 31086 137290 29657 147958 L 9845 150816 C 6797 151292 4130 152911 2320 155292 511 157769 -346 160817 130 163865 L 7464 214824 Z M 75949 80331 C 80330 83569 86426 83379 90427 79759 101190 70234 113478 62995 126812 58137 131956 56233 135099 51089 134242 45660 L 131765 28324 160245 24228 162722 41564 C 163484 46993 167960 51089 173390 51375 187582 52232 201393 55851 214442 61852 219395 64138 225301 62709 228539 58328 L 239017 44326 262067 61566 251590 75568 C 248351 79950 248542 85950 252162 90046 261687 100809 268926 113097 273783 126432 275688 131575 280832 134623 286261 133861 L 303596 131385 307692 159865 290357 162341 C 284928 163103 280832 167580 280450 173009 279594 187201 275974 201012 269973 214062 267687 219015 269116 224920 273497 228159 L 287499 238636 270259 261687 256257 251209 C 251875 247971 245779 248161 241779 251781 231016 261306 218729 268545 205393 273402 200250 275308 197107 280451 197964 285880 L 200441 303216 171961 307311 169485 289976 C 168722 284547 164245 280451 158816 280070 144624 279213 130813 275593 117763 269592 116240 268830 114525 268545 112906 268545 109382 268545 105952 270164 103667 273117 L 93189 287118 70138 269878 80616 255876 C 83854 251495 83664 245494 80045 241399 70520 230635 63281 218348 58423 205013 56518 199869 51374 196726 45945 197583 L 28609 200060 24514 171580 41849 169104 C 47279 168342 51374 163865 51660 158436 52517 144243 56137 130432 62138 117383 64424 112430 62995 106525 58613 103286 L 44611 92808 61852 69758 75949 80331 Z N">
                    <draw:equation draw:name="f0" draw:formula="7464*logwidth/332267"/>
                    <draw:equation draw:name="f1" draw:formula="214824*logheight/332171"/>
                    <draw:equation draw:name="f2" draw:formula="20513*logwidth/332267"/>
                    <draw:equation draw:name="f3" draw:formula="224634*logheight/332171"/>
                    <draw:equation draw:name="f4" draw:formula="40326*logwidth/332267"/>
                    <draw:equation draw:name="f5" draw:formula="221777*logheight/332171"/>
                    <draw:equation draw:name="f6" draw:formula="56804*logwidth/332267"/>
                    <draw:equation draw:name="f7" draw:formula="249495*logheight/332171"/>
                    <draw:equation draw:name="f8" draw:formula="44802*logwidth/332267"/>
                    <draw:equation draw:name="f9" draw:formula="265497*logheight/332171"/>
                    <draw:equation draw:name="f10" draw:formula="42612*logwidth/332267"/>
                    <draw:equation draw:name="f11" draw:formula="274069*logheight/332171"/>
                    <draw:equation draw:name="f12" draw:formula="47088*logwidth/332267"/>
                    <draw:equation draw:name="f13" draw:formula="281689*logheight/332171"/>
                    <draw:equation draw:name="f14" draw:formula="88522*logwidth/332267"/>
                    <draw:equation draw:name="f15" draw:formula="312741*logheight/332171"/>
                    <draw:equation draw:name="f16" draw:formula="104619*logwidth/332267"/>
                    <draw:equation draw:name="f17" draw:formula="310455*logheight/332171"/>
                    <draw:equation draw:name="f18" draw:formula="116620*logwidth/332267"/>
                    <draw:equation draw:name="f19" draw:formula="294453*logheight/332171"/>
                    <draw:equation draw:name="f20" draw:formula="147863*logwidth/332267"/>
                    <draw:equation draw:name="f21" draw:formula="302454*logheight/332171"/>
                    <draw:equation draw:name="f22" draw:formula="150720*logwidth/332267"/>
                    <draw:equation draw:name="f23" draw:formula="322266*logheight/332171"/>
                    <draw:equation draw:name="f24" draw:formula="155197*logwidth/332267"/>
                    <draw:equation draw:name="f25" draw:formula="329886*logheight/332171"/>
                    <draw:equation draw:name="f26" draw:formula="162150*logwidth/332267"/>
                    <draw:equation draw:name="f27" draw:formula="332172*logheight/332171"/>
                    <draw:equation draw:name="f28" draw:formula="163769*logwidth/332267"/>
                    <draw:equation draw:name="f29" draw:formula="332076*logheight/332171"/>
                    <draw:equation draw:name="f30" draw:formula="215014*logwidth/332267"/>
                    <draw:equation draw:name="f31" draw:formula="324742*logheight/332171"/>
                    <draw:equation draw:name="f32" draw:formula="224825*logwidth/332267"/>
                    <draw:equation draw:name="f33" draw:formula="311693*logheight/332171"/>
                    <draw:equation draw:name="f34" draw:formula="221967*logwidth/332267"/>
                    <draw:equation draw:name="f35" draw:formula="291881*logheight/332171"/>
                    <draw:equation draw:name="f36" draw:formula="249685*logwidth/332267"/>
                    <draw:equation draw:name="f37" draw:formula="275403*logheight/332171"/>
                    <draw:equation draw:name="f38" draw:formula="265687*logwidth/332267"/>
                    <draw:equation draw:name="f39" draw:formula="287404*logheight/332171"/>
                    <draw:equation draw:name="f40" draw:formula="281784*logwidth/332267"/>
                    <draw:equation draw:name="f41" draw:formula="285118*logheight/332171"/>
                    <draw:equation draw:name="f42" draw:formula="312836*logwidth/332267"/>
                    <draw:equation draw:name="f43" draw:formula="243684*logheight/332171"/>
                    <draw:equation draw:name="f44" draw:formula="310550*logwidth/332267"/>
                    <draw:equation draw:name="f45" draw:formula="227587*logheight/332171"/>
                    <draw:equation draw:name="f46" draw:formula="294547*logwidth/332267"/>
                    <draw:equation draw:name="f47" draw:formula="215586*logheight/332171"/>
                    <draw:equation draw:name="f48" draw:formula="302549*logwidth/332267"/>
                    <draw:equation draw:name="f49" draw:formula="184344*logheight/332171"/>
                    <draw:equation draw:name="f50" draw:formula="322361*logwidth/332267"/>
                    <draw:equation draw:name="f51" draw:formula="181486*logheight/332171"/>
                    <draw:equation draw:name="f52" draw:formula="329981*logwidth/332267"/>
                    <draw:equation draw:name="f53" draw:formula="177009*logheight/332171"/>
                    <draw:equation draw:name="f54" draw:formula="332171*logwidth/332267"/>
                    <draw:equation draw:name="f55" draw:formula="168437*logheight/332171"/>
                    <draw:equation draw:name="f56" draw:formula="324837*logwidth/332267"/>
                    <draw:equation draw:name="f57" draw:formula="117192*logheight/332171"/>
                    <draw:equation draw:name="f58" draw:formula="311788*logwidth/332267"/>
                    <draw:equation draw:name="f59" draw:formula="107477*logheight/332171"/>
                    <draw:equation draw:name="f60" draw:formula="291976*logwidth/332267"/>
                    <draw:equation draw:name="f61" draw:formula="110334*logheight/332171"/>
                    <draw:equation draw:name="f62" draw:formula="275497*logwidth/332267"/>
                    <draw:equation draw:name="f63" draw:formula="82617*logheight/332171"/>
                    <draw:equation draw:name="f64" draw:formula="287499*logwidth/332267"/>
                    <draw:equation draw:name="f65" draw:formula="66615*logheight/332171"/>
                    <draw:equation draw:name="f66" draw:formula="289690*logwidth/332267"/>
                    <draw:equation draw:name="f67" draw:formula="58042*logheight/332171"/>
                    <draw:equation draw:name="f68" draw:formula="285213*logwidth/332267"/>
                    <draw:equation draw:name="f69" draw:formula="50422*logheight/332171"/>
                    <draw:equation draw:name="f70" draw:formula="243779*logwidth/332267"/>
                    <draw:equation draw:name="f71" draw:formula="19371*logheight/332171"/>
                    <draw:equation draw:name="f72" draw:formula="235207*logwidth/332267"/>
                    <draw:equation draw:name="f73" draw:formula="17180*logheight/332171"/>
                    <draw:equation draw:name="f74" draw:formula="227587*logwidth/332267"/>
                    <draw:equation draw:name="f75" draw:formula="21657*logheight/332171"/>
                    <draw:equation draw:name="f76" draw:formula="215585*logwidth/332267"/>
                    <draw:equation draw:name="f77" draw:formula="37659*logheight/332171"/>
                    <draw:equation draw:name="f78" draw:formula="184344*logwidth/332267"/>
                    <draw:equation draw:name="f79" draw:formula="29658*logheight/332171"/>
                    <draw:equation draw:name="f80" draw:formula="181486*logwidth/332267"/>
                    <draw:equation draw:name="f81" draw:formula="9846*logheight/332171"/>
                    <draw:equation draw:name="f82" draw:formula="168436*logwidth/332267"/>
                    <draw:equation draw:name="f83" draw:formula="130*logheight/332171"/>
                    <draw:equation draw:name="f84" draw:formula="117192*logwidth/332267"/>
                    <draw:equation draw:name="f85" draw:formula="7465*logheight/332171"/>
                    <draw:equation draw:name="f86" draw:formula="109667*logwidth/332267"/>
                    <draw:equation draw:name="f87" draw:formula="11941*logheight/332171"/>
                    <draw:equation draw:name="f88" draw:formula="107477*logwidth/332267"/>
                    <draw:equation draw:name="f89" draw:formula="20514*logheight/332171"/>
                    <draw:equation draw:name="f90" draw:formula="110334*logwidth/332267"/>
                    <draw:equation draw:name="f91" draw:formula="40326*logheight/332171"/>
                    <draw:equation draw:name="f92" draw:formula="82616*logwidth/332267"/>
                    <draw:equation draw:name="f93" draw:formula="56804*logheight/332171"/>
                    <draw:equation draw:name="f94" draw:formula="66614*logwidth/332267"/>
                    <draw:equation draw:name="f95" draw:formula="44802*logheight/332171"/>
                    <draw:equation draw:name="f96" draw:formula="58042*logwidth/332267"/>
                    <draw:equation draw:name="f97" draw:formula="42612*logheight/332171"/>
                    <draw:equation draw:name="f98" draw:formula="50422*logwidth/332267"/>
                    <draw:equation draw:name="f99" draw:formula="47088*logheight/332171"/>
                    <draw:equation draw:name="f100" draw:formula="19370*logwidth/332267"/>
                    <draw:equation draw:name="f101" draw:formula="88522*logheight/332171"/>
                    <draw:equation draw:name="f102" draw:formula="17179*logwidth/332267"/>
                    <draw:equation draw:name="f103" draw:formula="97095*logheight/332171"/>
                    <draw:equation draw:name="f104" draw:formula="21656*logwidth/332267"/>
                    <draw:equation draw:name="f105" draw:formula="104715*logheight/332171"/>
                    <draw:equation draw:name="f106" draw:formula="37658*logwidth/332267"/>
                    <draw:equation draw:name="f107" draw:formula="116716*logheight/332171"/>
                    <draw:equation draw:name="f108" draw:formula="29657*logwidth/332267"/>
                    <draw:equation draw:name="f109" draw:formula="147958*logheight/332171"/>
                    <draw:equation draw:name="f110" draw:formula="9845*logwidth/332267"/>
                    <draw:equation draw:name="f111" draw:formula="150816*logheight/332171"/>
                    <draw:equation draw:name="f112" draw:formula="2320*logwidth/332267"/>
                    <draw:equation draw:name="f113" draw:formula="155292*logheight/332171"/>
                    <draw:equation draw:name="f114" draw:formula="130*logwidth/332267"/>
                    <draw:equation draw:name="f115" draw:formula="163865*logheight/332171"/>
                    <draw:equation draw:name="f116" draw:formula="7464*logwidth/332267"/>
                    <draw:equation draw:name="f117" draw:formula="214824*logheight/332171"/>
                    <draw:equation draw:name="f118" draw:formula="75949*logwidth/332267"/>
                    <draw:equation draw:name="f119" draw:formula="80331*logheight/332171"/>
                    <draw:equation draw:name="f120" draw:formula="90427*logwidth/332267"/>
                    <draw:equation draw:name="f121" draw:formula="79759*logheight/332171"/>
                    <draw:equation draw:name="f122" draw:formula="126812*logwidth/332267"/>
                    <draw:equation draw:name="f123" draw:formula="58137*logheight/332171"/>
                    <draw:equation draw:name="f124" draw:formula="134242*logwidth/332267"/>
                    <draw:equation draw:name="f125" draw:formula="45660*logheight/332171"/>
                    <draw:equation draw:name="f126" draw:formula="131765*logwidth/332267"/>
                    <draw:equation draw:name="f127" draw:formula="28324*logheight/332171"/>
                    <draw:equation draw:name="f128" draw:formula="160245*logwidth/332267"/>
                    <draw:equation draw:name="f129" draw:formula="24228*logheight/332171"/>
                    <draw:equation draw:name="f130" draw:formula="162722*logwidth/332267"/>
                    <draw:equation draw:name="f131" draw:formula="41564*logheight/332171"/>
                    <draw:equation draw:name="f132" draw:formula="173390*logwidth/332267"/>
                    <draw:equation draw:name="f133" draw:formula="51375*logheight/332171"/>
                    <draw:equation draw:name="f134" draw:formula="214442*logwidth/332267"/>
                    <draw:equation draw:name="f135" draw:formula="61852*logheight/332171"/>
                    <draw:equation draw:name="f136" draw:formula="228539*logwidth/332267"/>
                    <draw:equation draw:name="f137" draw:formula="58328*logheight/332171"/>
                    <draw:equation draw:name="f138" draw:formula="239017*logwidth/332267"/>
                    <draw:equation draw:name="f139" draw:formula="44326*logheight/332171"/>
                    <draw:equation draw:name="f140" draw:formula="262067*logwidth/332267"/>
                    <draw:equation draw:name="f141" draw:formula="61566*logheight/332171"/>
                    <draw:equation draw:name="f142" draw:formula="251590*logwidth/332267"/>
                    <draw:equation draw:name="f143" draw:formula="75568*logheight/332171"/>
                    <draw:equation draw:name="f144" draw:formula="252162*logwidth/332267"/>
                    <draw:equation draw:name="f145" draw:formula="90046*logheight/332171"/>
                    <draw:equation draw:name="f146" draw:formula="273783*logwidth/332267"/>
                    <draw:equation draw:name="f147" draw:formula="126432*logheight/332171"/>
                    <draw:equation draw:name="f148" draw:formula="286261*logwidth/332267"/>
                    <draw:equation draw:name="f149" draw:formula="133861*logheight/332171"/>
                    <draw:equation draw:name="f150" draw:formula="303596*logwidth/332267"/>
                    <draw:equation draw:name="f151" draw:formula="131385*logheight/332171"/>
                    <draw:equation draw:name="f152" draw:formula="307692*logwidth/332267"/>
                    <draw:equation draw:name="f153" draw:formula="159865*logheight/332171"/>
                    <draw:equation draw:name="f154" draw:formula="290357*logwidth/332267"/>
                    <draw:equation draw:name="f155" draw:formula="162341*logheight/332171"/>
                    <draw:equation draw:name="f156" draw:formula="280450*logwidth/332267"/>
                    <draw:equation draw:name="f157" draw:formula="173009*logheight/332171"/>
                    <draw:equation draw:name="f158" draw:formula="269973*logwidth/332267"/>
                    <draw:equation draw:name="f159" draw:formula="214062*logheight/332171"/>
                    <draw:equation draw:name="f160" draw:formula="273497*logwidth/332267"/>
                    <draw:equation draw:name="f161" draw:formula="228159*logheight/332171"/>
                    <draw:equation draw:name="f162" draw:formula="287499*logwidth/332267"/>
                    <draw:equation draw:name="f163" draw:formula="238636*logheight/332171"/>
                    <draw:equation draw:name="f164" draw:formula="270259*logwidth/332267"/>
                    <draw:equation draw:name="f165" draw:formula="261687*logheight/332171"/>
                    <draw:equation draw:name="f166" draw:formula="256257*logwidth/332267"/>
                    <draw:equation draw:name="f167" draw:formula="251209*logheight/332171"/>
                    <draw:equation draw:name="f168" draw:formula="241779*logwidth/332267"/>
                    <draw:equation draw:name="f169" draw:formula="251781*logheight/332171"/>
                    <draw:equation draw:name="f170" draw:formula="205393*logwidth/332267"/>
                    <draw:equation draw:name="f171" draw:formula="273402*logheight/332171"/>
                    <draw:equation draw:name="f172" draw:formula="197964*logwidth/332267"/>
                    <draw:equation draw:name="f173" draw:formula="285880*logheight/332171"/>
                    <draw:equation draw:name="f174" draw:formula="200441*logwidth/332267"/>
                    <draw:equation draw:name="f175" draw:formula="303216*logheight/332171"/>
                    <draw:equation draw:name="f176" draw:formula="171961*logwidth/332267"/>
                    <draw:equation draw:name="f177" draw:formula="307311*logheight/332171"/>
                    <draw:equation draw:name="f178" draw:formula="169485*logwidth/332267"/>
                    <draw:equation draw:name="f179" draw:formula="289976*logheight/332171"/>
                    <draw:equation draw:name="f180" draw:formula="158816*logwidth/332267"/>
                    <draw:equation draw:name="f181" draw:formula="280070*logheight/332171"/>
                    <draw:equation draw:name="f182" draw:formula="117763*logwidth/332267"/>
                    <draw:equation draw:name="f183" draw:formula="269592*logheight/332171"/>
                    <draw:equation draw:name="f184" draw:formula="112906*logwidth/332267"/>
                    <draw:equation draw:name="f185" draw:formula="268545*logheight/332171"/>
                    <draw:equation draw:name="f186" draw:formula="103667*logwidth/332267"/>
                    <draw:equation draw:name="f187" draw:formula="273117*logheight/332171"/>
                    <draw:equation draw:name="f188" draw:formula="93189*logwidth/332267"/>
                    <draw:equation draw:name="f189" draw:formula="287118*logheight/332171"/>
                    <draw:equation draw:name="f190" draw:formula="70138*logwidth/332267"/>
                    <draw:equation draw:name="f191" draw:formula="269878*logheight/332171"/>
                    <draw:equation draw:name="f192" draw:formula="80616*logwidth/332267"/>
                    <draw:equation draw:name="f193" draw:formula="255876*logheight/332171"/>
                    <draw:equation draw:name="f194" draw:formula="80045*logwidth/332267"/>
                    <draw:equation draw:name="f195" draw:formula="241399*logheight/332171"/>
                    <draw:equation draw:name="f196" draw:formula="58423*logwidth/332267"/>
                    <draw:equation draw:name="f197" draw:formula="205013*logheight/332171"/>
                    <draw:equation draw:name="f198" draw:formula="45945*logwidth/332267"/>
                    <draw:equation draw:name="f199" draw:formula="197583*logheight/332171"/>
                    <draw:equation draw:name="f200" draw:formula="28609*logwidth/332267"/>
                    <draw:equation draw:name="f201" draw:formula="200060*logheight/332171"/>
                    <draw:equation draw:name="f202" draw:formula="24514*logwidth/332267"/>
                    <draw:equation draw:name="f203" draw:formula="171580*logheight/332171"/>
                    <draw:equation draw:name="f204" draw:formula="41849*logwidth/332267"/>
                    <draw:equation draw:name="f205" draw:formula="169104*logheight/332171"/>
                    <draw:equation draw:name="f206" draw:formula="51660*logwidth/332267"/>
                    <draw:equation draw:name="f207" draw:formula="158436*logheight/332171"/>
                    <draw:equation draw:name="f208" draw:formula="62138*logwidth/332267"/>
                    <draw:equation draw:name="f209" draw:formula="117383*logheight/332171"/>
                    <draw:equation draw:name="f210" draw:formula="58613*logwidth/332267"/>
                    <draw:equation draw:name="f211" draw:formula="103286*logheight/332171"/>
                    <draw:equation draw:name="f212" draw:formula="44611*logwidth/332267"/>
                    <draw:equation draw:name="f213" draw:formula="92808*logheight/332171"/>
                    <draw:equation draw:name="f214" draw:formula="61852*logwidth/332267"/>
                    <draw:equation draw:name="f215" draw:formula="69758*logheight/332171"/>
                    <draw:equation draw:name="f216" draw:formula="75949*logwidth/332267"/>
                    <draw:equation draw:name="f217" draw:formula="80331*logheight/332171"/>
                    <draw:equation draw:name="f218" draw:formula="logwidth"/>
                    <draw:equation draw:name="f219" draw:formula="logheight"/>
                  </draw:enhanced-geometry>
                </draw:custom-shape>
                <draw:custom-shape draw:name="Freeform: Shape 6" draw:style-name="gr28" draw:text-style-name="P10" draw:layer="layout" svg:width="0.45cm" svg:height="0.45cm" svg:x="20.917cm" svg:y="9.13cm">
                  <text:p/>
                  <draw:enhanced-geometry draw:mirror-horizontal="false" draw:mirror-vertical="false" svg:viewBox="0 0 0 0" draw:glue-points="?f0 ?f1 ?f2 ?f3 ?f4 ?f5 ?f6 ?f7 ?f8 ?f9 ?f10 ?f11 ?f12 ?f13 ?f14 ?f15 ?f16 ?f17 ?f18 ?f19 ?f20 ?f21 ?f22 ?f23" drawooo:sub-view-size="165612 165625" draw:text-areas="0 0 ?f24 ?f25" draw:type="ooxml-non-primitive" draw:enhanced-path="M 82758 165626 C 86664 165626 90569 165340 94569 164769 139718 158292 171246 116287 164769 71043 158292 25894 116287 -5633 71043 844 25894 7321 -5633 49326 844 94570 6844 135813 42277 165626 82758 165626 Z M 141909 74377 C 146576 106952 123906 137337 91236 142004 58565 146671 28276 124002 23609 91331 18941 58755 41610 28371 74282 23704 77139 23322 79996 23132 82854 23132 112000 23132 137622 44659 141909 74377 Z N">
                    <draw:equation draw:name="f0" draw:formula="82758*logwidth/165612"/>
                    <draw:equation draw:name="f1" draw:formula="165626*logheight/165625"/>
                    <draw:equation draw:name="f2" draw:formula="94569*logwidth/165612"/>
                    <draw:equation draw:name="f3" draw:formula="164769*logheight/165625"/>
                    <draw:equation draw:name="f4" draw:formula="164769*logwidth/165612"/>
                    <draw:equation draw:name="f5" draw:formula="71043*logheight/165625"/>
                    <draw:equation draw:name="f6" draw:formula="71043*logwidth/165612"/>
                    <draw:equation draw:name="f7" draw:formula="844*logheight/165625"/>
                    <draw:equation draw:name="f8" draw:formula="844*logwidth/165612"/>
                    <draw:equation draw:name="f9" draw:formula="94570*logheight/165625"/>
                    <draw:equation draw:name="f10" draw:formula="82758*logwidth/165612"/>
                    <draw:equation draw:name="f11" draw:formula="165626*logheight/165625"/>
                    <draw:equation draw:name="f12" draw:formula="141909*logwidth/165612"/>
                    <draw:equation draw:name="f13" draw:formula="74377*logheight/165625"/>
                    <draw:equation draw:name="f14" draw:formula="91236*logwidth/165612"/>
                    <draw:equation draw:name="f15" draw:formula="142004*logheight/165625"/>
                    <draw:equation draw:name="f16" draw:formula="23609*logwidth/165612"/>
                    <draw:equation draw:name="f17" draw:formula="91331*logheight/165625"/>
                    <draw:equation draw:name="f18" draw:formula="74282*logwidth/165612"/>
                    <draw:equation draw:name="f19" draw:formula="23704*logheight/165625"/>
                    <draw:equation draw:name="f20" draw:formula="82854*logwidth/165612"/>
                    <draw:equation draw:name="f21" draw:formula="23132*logheight/165625"/>
                    <draw:equation draw:name="f22" draw:formula="141909*logwidth/165612"/>
                    <draw:equation draw:name="f23" draw:formula="74377*logheight/165625"/>
                    <draw:equation draw:name="f24" draw:formula="logwidth"/>
                    <draw:equation draw:name="f25" draw:formula="logheight"/>
                  </draw:enhanced-geometry>
                </draw:custom-shape>
              </draw:g>
            </draw:g>
            <draw:custom-shape draw:name="Freeform: Shape 9" draw:style-name="gr30" draw:text-style-name="P22" draw:layer="layout" svg:width="2.353cm" svg:height="1.529cm" svg:x="25.306cm" svg:y="13.95cm">
              <text:p/>
              <draw:enhanced-geometry draw:mirror-horizontal="false" draw:mirror-vertical="false" svg:viewBox="0 0 0 0" draw:glue-points="?f0 ?f1 ?f2 ?f3 ?f4 ?f5 ?f6 ?f7" drawooo:sub-view-size="863726 561308" draw:text-areas="0 0 ?f8 ?f9" draw:type="ooxml-non-primitive" draw:enhanced-path="M 0 0 L 863727 0 863727 561308 0 561308 Z N">
                <draw:equation draw:name="f0" draw:formula="0*logwidth/863726"/>
                <draw:equation draw:name="f1" draw:formula="0*logheight/561308"/>
                <draw:equation draw:name="f2" draw:formula="863727*logwidth/863726"/>
                <draw:equation draw:name="f3" draw:formula="0*logheight/561308"/>
                <draw:equation draw:name="f4" draw:formula="863727*logwidth/863726"/>
                <draw:equation draw:name="f5" draw:formula="561308*logheight/561308"/>
                <draw:equation draw:name="f6" draw:formula="0*logwidth/863726"/>
                <draw:equation draw:name="f7" draw:formula="561308*logheight/561308"/>
                <draw:equation draw:name="f8" draw:formula="logwidth"/>
                <draw:equation draw:name="f9" draw:formula="logheight"/>
              </draw:enhanced-geometry>
            </draw:custom-shape>
            <draw:custom-shape draw:name="Freeform: Shape 10" draw:style-name="gr25" draw:text-style-name="P22" draw:layer="layout" svg:width="1.592cm" svg:height="1.529cm" svg:x="28.964cm" svg:y="15.495cm">
              <text:p/>
              <draw:enhanced-geometry draw:mirror-horizontal="false" draw:mirror-vertical="false" svg:viewBox="0 0 0 0" draw:glue-points="?f0 ?f1 ?f2 ?f3 ?f4 ?f5 ?f6 ?f7" drawooo:sub-view-size="584549 561308" draw:text-areas="0 0 ?f8 ?f9" draw:type="ooxml-non-primitive" draw:enhanced-path="M 0 0 L 584550 0 584550 561308 0 561308 Z N">
                <draw:equation draw:name="f0" draw:formula="0*logwidth/584549"/>
                <draw:equation draw:name="f1" draw:formula="0*logheight/561308"/>
                <draw:equation draw:name="f2" draw:formula="584550*logwidth/584549"/>
                <draw:equation draw:name="f3" draw:formula="0*logheight/561308"/>
                <draw:equation draw:name="f4" draw:formula="584550*logwidth/584549"/>
                <draw:equation draw:name="f5" draw:formula="561308*logheight/561308"/>
                <draw:equation draw:name="f6" draw:formula="0*logwidth/584549"/>
                <draw:equation draw:name="f7" draw:formula="561308*logheight/561308"/>
                <draw:equation draw:name="f8" draw:formula="logwidth"/>
                <draw:equation draw:name="f9" draw:formula="logheight"/>
              </draw:enhanced-geometry>
            </draw:custom-shape>
          </draw:g>
          <draw:connector draw:name="Straight Connector 218" draw:style-name="gr31" draw:text-style-name="P24" draw:layer="layout" draw:type="line" svg:x1="16.887cm" svg:y1="12.681cm" svg:x2="12.645cm" svg:y2="14.718cm" draw:start-shape="id1" draw:start-glue-point="5" draw:end-shape="id2" draw:end-glue-point="4" svg:d="M16887 12681l-4242 2037" svg:viewBox="0 0 4243 2038">
            <text:p/>
          </draw:connector>
          <draw:connector draw:name="Straight Connector 219" draw:style-name="gr31" draw:text-style-name="P24" draw:layer="layout" draw:type="line" svg:x1="9.363cm" svg:y1="14.718cm" svg:x2="8.744cm" svg:y2="15.432cm" draw:start-shape="id2" draw:start-glue-point="6" draw:end-shape="id3" draw:end-glue-point="4" svg:d="M9363 14718l-619 714" svg:viewBox="0 0 620 715">
            <text:p/>
          </draw:connector>
          <draw:connector draw:name="Straight Connector 220" draw:style-name="gr31" draw:text-style-name="P24" xml:id="id18" draw:id="id18" draw:layer="layout" draw:type="line" svg:x1="5.897cm" svg:y1="15.432cm" svg:x2="5.34cm" svg:y2="16.855cm" draw:start-shape="id3" draw:start-glue-point="6" draw:end-shape="id4" draw:end-glue-point="4" svg:d="M5897 15432l-557 1423" svg:viewBox="0 0 558 1424">
            <text:p/>
          </draw:connector>
          <draw:connector draw:name="Straight Connector 221" draw:style-name="gr31" draw:text-style-name="P24" draw:layer="layout" draw:type="line" svg:x1="7.321cm" svg:y1="14.008cm" svg:x2="6.137cm" svg:y2="12.8cm" draw:start-shape="id3" draw:start-glue-point="7" draw:end-shape="id5" draw:end-glue-point="4" svg:d="M7321 14008l-1184-1208" svg:viewBox="0 0 1185 1209">
            <text:p/>
          </draw:connector>
          <draw:connector draw:name="Straight Connector 222" draw:style-name="gr31" draw:text-style-name="P24" draw:layer="layout" draw:type="line" svg:x1="14.542cm" svg:y1="10.337cm" svg:x2="13.774cm" svg:y2="8.359cm" draw:start-shape="id1" draw:start-glue-point="6" draw:end-shape="id6" draw:end-glue-point="5" svg:d="M14542 10337l-768-1978" svg:viewBox="0 0 769 1979">
            <text:p/>
          </draw:connector>
          <draw:connector draw:name="Straight Connector 223" draw:style-name="gr31" draw:text-style-name="P24" draw:layer="layout" draw:type="line" svg:x1="16.887cm" svg:y1="7.992cm" svg:x2="18.351cm" svg:y2="5.938cm" draw:start-shape="id1" draw:start-glue-point="7" draw:end-shape="id7" draw:end-glue-point="6" svg:d="M16887 7992l1464-2054" svg:viewBox="0 0 1465 2055">
            <text:p/>
          </draw:connector>
          <draw:connector draw:name="Straight Connector 224" draw:style-name="gr31" draw:text-style-name="P24" draw:layer="layout" draw:type="line" svg:x1="20.133cm" svg:y1="14.15cm" svg:x2="19.231cm" svg:y2="10.337cm" draw:start-shape="id8" draw:start-glue-point="6" draw:end-shape="id1" draw:end-glue-point="4" svg:d="M20133 14150l-902-3813" svg:viewBox="0 0 903 3814">
            <text:p/>
          </draw:connector>
          <draw:connector draw:name="Straight Connector 225" draw:style-name="gr31" draw:text-style-name="P24" draw:layer="layout" draw:type="line" svg:x1="22.633cm" svg:y1="5.891cm" svg:x2="21.633cm" svg:y2="5.938cm" draw:start-shape="id9" draw:start-glue-point="6" draw:end-shape="id7" draw:end-glue-point="4" svg:d="M22633 5891l-1000 47" svg:viewBox="0 0 1001 48">
            <text:p/>
          </draw:connector>
          <draw:connector draw:name="Straight Connector 226" draw:style-name="gr31" draw:text-style-name="P24" draw:layer="layout" draw:type="line" svg:x1="23.915cm" svg:y1="15.776cm" svg:x2="23.415cm" svg:y2="14.15cm" draw:start-shape="id10" draw:start-glue-point="6" draw:end-shape="id8" draw:end-glue-point="4" svg:d="M23915 15776l-500-1626" svg:viewBox="0 0 501 1627">
            <text:p/>
          </draw:connector>
          <draw:connector draw:name="Straight Connector 227" draw:style-name="gr31" draw:text-style-name="P24" draw:layer="layout" draw:type="line" svg:x1="27.535cm" svg:y1="3.3cm" svg:x2="24.39cm" svg:y2="4.467cm" draw:start-shape="id11" draw:start-glue-point="6" draw:end-shape="id9" draw:end-glue-point="7" svg:d="M27535 3300l-3145 1167" svg:viewBox="0 0 3146 1168">
            <text:p/>
          </draw:connector>
          <draw:connector draw:name="Straight Connector 228" draw:style-name="gr31" draw:text-style-name="P24" draw:layer="layout" draw:type="line" svg:x1="26.646cm" svg:y1="6.526cm" svg:x2="26.146cm" svg:y2="5.891cm" draw:start-shape="id12" draw:start-glue-point="6" draw:end-shape="id9" draw:end-glue-point="4" svg:d="M26646 6526l-500-635" svg:viewBox="0 0 501 636">
            <text:p/>
          </draw:connector>
          <draw:connector draw:name="Straight Connector 229" draw:style-name="gr31" draw:text-style-name="P24" draw:layer="layout" draw:type="line" svg:x1="27.27cm" svg:y1="13.29cm" svg:x2="25.455cm" svg:y2="14.353cm" draw:start-shape="id13" draw:start-glue-point="6" draw:end-shape="id10" draw:end-glue-point="7" svg:d="M27270 13290l-1815 1063" svg:viewBox="0 0 1816 1064">
            <text:p/>
          </draw:connector>
          <draw:connector draw:name="Straight Connector 230" draw:style-name="gr31" draw:text-style-name="P24" draw:layer="layout" draw:type="line" svg:x1="26.995cm" svg:y1="15.776cm" svg:x2="27.681cm" svg:y2="17.418cm" draw:start-shape="id10" draw:start-glue-point="4" draw:end-shape="id14" draw:end-glue-point="6" svg:d="M26995 15776l686 1642" svg:viewBox="0 0 687 1643">
            <text:p/>
          </draw:connector>
          <draw:connector draw:name="Straight Connector 231" draw:style-name="gr31" draw:text-style-name="P24" draw:layer="layout" draw:type="line" svg:x1="12.133cm" svg:y1="6.718cm" svg:x2="11.133cm" svg:y2="5.961cm" draw:start-shape="id6" draw:start-glue-point="6" draw:end-shape="id15" draw:end-glue-point="4" svg:d="M12133 6718l-1000-757" svg:viewBox="0 0 1001 758">
            <text:p/>
          </draw:connector>
          <draw:connector draw:name="Straight Connector 232" draw:style-name="gr31" draw:text-style-name="P24" draw:layer="layout" draw:type="line" svg:x1="8.286cm" svg:y1="5.961cm" svg:x2="7.15cm" svg:y2="7.402cm" draw:start-shape="id15" draw:start-glue-point="6" draw:end-shape="id16" draw:end-glue-point="4" svg:d="M8286 5961l-1136 1441" svg:viewBox="0 0 1137 1442">
            <text:p/>
          </draw:connector>
          <draw:connector draw:name="Straight Connector 233" draw:style-name="gr31" draw:text-style-name="P24" draw:layer="layout" draw:type="line" svg:x1="9.71cm" svg:y1="4.537cm" svg:x2="7.15cm" svg:y2="3.757cm" draw:start-shape="id15" draw:start-glue-point="7" draw:end-shape="id17" draw:end-glue-point="4" svg:d="M9710 4537l-2560-780" svg:viewBox="0 0 2561 781">
            <text:p/>
          </draw:connector>
          <draw:connector draw:name="Straight Connector 1" draw:style-name="gr31" draw:text-style-name="P24" draw:layer="layout" draw:type="line" svg:x1="5.618cm" svg:y1="16.143cm" svg:x2="4.467cm" svg:y2="14.495cm" draw:start-shape="id18" draw:start-glue-point="0" svg:d="M5618 16143l-1151-1648" svg:viewBox="0 0 1152 1649">
            <text:p/>
          </draw:connector>
          <draw:connector draw:name="Straight Connector 2" draw:style-name="gr31" draw:text-style-name="P24" draw:layer="layout" draw:type="line" svg:x1="16.981cm" svg:y1="2.359cm" svg:x2="16.981cm" svg:y2="2.359cm" draw:start-shape="id19" draw:end-shape="id19" svg:d="M16981 2359z" svg:viewBox="0 0 1 1">
            <text:p/>
          </draw:connector>
          <draw:connector draw:name="Straight Connector 3" draw:style-name="gr31" draw:text-style-name="P24" draw:layer="layout" draw:type="line" svg:x1="20.146cm" svg:y1="10.443cm" svg:x2="19.231cm" svg:y2="10.338cm" svg:d="M20146 10443l-915-105" svg:viewBox="0 0 916 106">
            <text:p/>
          </draw:connector>
          <draw:connector draw:name="Straight Connector 4" draw:style-name="gr31" draw:text-style-name="P24" draw:layer="layout" draw:type="line" svg:x1="23.168cm" svg:y1="9.986cm" svg:x2="23.796cm" svg:y2="9.859cm" svg:d="M23168 9986l628-127" svg:viewBox="0 0 629 128">
            <text:p/>
          </draw:connector>
          <draw:connector draw:name="Straight Connector 5" draw:style-name="gr31" draw:text-style-name="P24" draw:layer="layout" draw:type="line" svg:x1="27.261cm" svg:y1="10.359cm" svg:x2="27.633cm" svg:y2="10.414cm" svg:d="M27261 10359l372 55" svg:viewBox="0 0 373 56">
            <text:p/>
          </draw:connector>
        </draw:g>
        <presentation:notes draw:style-name="dp2">
          <draw:page-thumbnail draw:style-name="gr32" draw:layer="layout" svg:width="19.798cm" svg:height="11.136cm" svg:x="0.6cm" svg:y="2.257cm" draw:page-number="1" presentation:class="page"/>
          <draw:frame presentation:style-name="pr3"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ntent" style:display-name="Two Content"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with_20_Caption" style:display-name="Content with Caption"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1">
      <loext:theme loext:name="Office Theme">
        <loext:theme-colors loext:name="Custom 10">
          <loext:color loext:name="dark1" loext:color="#000000"/>
          <loext:color loext:name="light1" loext:color="#ffffff"/>
          <loext:color loext:name="dark2" loext:color="#44546a"/>
          <loext:color loext:name="light2" loext:color="#e7e6e6"/>
          <loext:color loext:name="accent1" loext:color="#cd3333"/>
          <loext:color loext:name="accent2" loext:color="#fe6d4b"/>
          <loext:color loext:name="accent3" loext:color="#a5a5a5"/>
          <loext:color loext:name="accent4" loext:color="#eeba4a"/>
          <loext:color loext:name="accent5" loext:color="#4abdec"/>
          <loext:color loext:name="accent6" loext:color="#90c149"/>
          <loext:color loext:name="hyperlink" loext:color="#7358b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Mind Map</dc:title>
    <meta:initial-creator>Iryna Siletska</meta:initial-creator>
    <meta:editing-cycles>11</meta:editing-cycles>
    <meta:creation-date>2020-09-01T15:21:32</meta:creation-date>
    <dc:date>2025-12-08T22:00:33.781911100</dc:date>
    <meta:editing-duration>PT56M12S</meta:editing-duration>
    <meta:generator>LibreOffice/25.2.7.2$Windows_X86_64 LibreOffice_project/5cbfd1ab6520636bb5f7b99185aa69bd7456825d</meta:generator>
    <meta:document-statistic meta:object-count="221"/>
    <meta:user-defined meta:name="AppVersion">16.0000</meta:user-defined>
    <meta:user-defined meta:name="PresentationFormat">Grand écran</meta:user-defined>
    <meta:user-defined meta:name="Slides" meta:value-type="float">2</meta:user-defined>
  </office:meta>
</office:document-meta>
</file>